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16.04pt"/>
    </style:style>
    <style:style style:name="co2" style:family="table-column">
      <style:table-column-properties fo:break-before="auto" style:column-width="104.46pt"/>
    </style:style>
    <style:style style:name="co3" style:family="table-column">
      <style:table-column-properties fo:break-before="auto" style:column-width="220.25pt"/>
    </style:style>
    <style:style style:name="co4" style:family="table-column">
      <style:table-column-properties fo:break-before="auto" style:column-width="72.54pt"/>
    </style:style>
    <style:style style:name="co5" style:family="table-column">
      <style:table-column-properties fo:break-before="auto" style:column-width="28.54pt"/>
    </style:style>
    <style:style style:name="co6" style:family="table-column">
      <style:table-column-properties fo:break-before="auto" style:column-width="187.54pt"/>
    </style:style>
    <style:style style:name="co7" style:family="table-column">
      <style:table-column-properties fo:break-before="auto" style:column-width="189.1pt"/>
    </style:style>
    <style:style style:name="co8" style:family="table-column">
      <style:table-column-properties fo:break-before="auto" style:column-width="157.89pt"/>
    </style:style>
    <style:style style:name="co9" style:family="table-column">
      <style:table-column-properties fo:break-before="auto" style:column-width="35.49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ext-properties fo:color="#800000"/>
    </style:style>
    <style:style style:name="ce3" style:family="table-cell" style:parent-style-name="Default">
      <style:table-cell-properties fo:background-color="#ffff00"/>
      <style:text-properties fo:color="#800000"/>
    </style:style>
    <style:style style:name="ce4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cluster_log_info_bftpd_bftp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5" table:default-cell-style-name="Default"/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dg_node</text:p>
          </table:table-cell>
          <table:table-cell office:value-type="string" calcext:value-type="string">
            <text:p>neighbor_node</text:p>
          </table:table-cell>
          <table:table-cell office:value-type="string" calcext:value-type="string">
            <text:p>context_list</text:p>
          </table:table-cell>
          <table:table-cell office:value-type="string" calcext:value-type="string">
            <text:p>ddg_list</text:p>
          </table:table-cell>
          <table:table-cell office:value-type="string" calcext:value-type="string">
            <text:p>static_list</text:p>
          </table:table-cell>
          <table:table-cell office:value-type="string" calcext:value-type="string">
            <text:p>cluster_index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bftpd_log ( "Changed directory to '..'.\n" )</text:p>
          </table:table-cell>
          <table:table-cell table:style-name="ce1" office:value-type="string" calcext:value-type="string">
            <text:p>1367:1:40635:40676</text:p>
          </table:table-cell>
          <table:table-cell table:style-name="ce1" office:value-type="string" calcext:value-type="string">
            <text:p>/data/download/bftpd/bftpd/commands.c</text:p>
          </table:table-cell>
          <table:table-cell table:style-name="ce1" office:value-type="string" calcext:value-type="string">
            <text:p>[]</text:p>
          </table:table-cell>
          <table:table-cell table:style-name="ce1" office:value-type="string" calcext:value-type="string">
            <text:p>[["", [7678, "True", "char * params", "Parameter"]], ["", [7706, "True", "ENTRY", "CFGEntryNode"]]]</text:p>
          </table:table-cell>
          <table:table-cell table:style-name="ce1" office:value-type="string" calcext:value-type="string">
            <text:p>[[["char *"]], [["ENTRY"]]]</text:p>
          </table:table-cell>
          <table:table-cell table:style-name="ce1" office:value-type="string" calcext:value-type="string">
            <text:p>[]</text:p>
          </table:table-cell>
          <table:table-cell table:style-name="ce1" office:value-type="string" calcext:value-type="string">
            <text:p>["\"Changed directory to '..'.\\n\""]</text:p>
          </table:table-cell>
          <table:table-cell table:style-name="ce1" office:value-type="float" office:value="147" calcext:value-type="float">
            <text:p>147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control_printf ( SL_SUCCESS , "215 UNIX Type: L8" )</text:p>
          </table:table-cell>
          <table:table-cell office:value-type="string" calcext:value-type="string">
            <text:p>1332:1:39645:39692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"", [7436, "True", "char * params", "Parameter"]], ["", [7450, "True", "ENTRY", "CFGEntryNode"]]]</text:p>
          </table:table-cell>
          <table:table-cell office:value-type="string" calcext:value-type="string">
            <text:p>[[["char *"]], [["ENTRY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215 UNIX Type: L8\""]</text:p>
          </table:table-cell>
          <table:table-cell office:value-type="float" office:value="147" calcext:value-type="float">
            <text:p>14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SUCCESS , "200 OK" )</text:p>
          </table:table-cell>
          <table:table-cell office:value-type="string" calcext:value-type="string">
            <text:p>1473:1:43989:44025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"", [8209, "True", "char * params", "Parameter"]], ["", [8223, "True", "ENTRY", "CFGEntryNode"]]]</text:p>
          </table:table-cell>
          <table:table-cell office:value-type="string" calcext:value-type="string">
            <text:p>[[["char *"]], [["ENTRY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200 OK\""]</text:p>
          </table:table-cell>
          <table:table-cell office:value-type="float" office:value="147" calcext:value-type="float">
            <text:p>14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SUCCESS , "221 %s" , config_getoption ( "QUIT_MSG" ) )</text:p>
          </table:table-cell>
          <table:table-cell office:value-type="string" calcext:value-type="string">
            <text:p>1538:1:45611:45677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"", [8630, "True", "char * params", "Parameter"]], ["", [8663, "True", "ENTRY", "CFGEntryNode"]]]</text:p>
          </table:table-cell>
          <table:table-cell office:value-type="string" calcext:value-type="string">
            <text:p>[[["char *"]], [["ENTRY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221 %s\"", "\"QUIT_MSG\""]</text:p>
          </table:table-cell>
          <table:table-cell office:value-type="float" office:value="147" calcext:value-type="float">
            <text:p>14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ontrol_printf ( SL_FAILURE , "550 Not implemented yet\r\n" )</text:p>
          </table:table-cell>
          <table:table-cell table:style-name="ce2" office:value-type="string" calcext:value-type="string">
            <text:p>1717:4:50555:50612</text:p>
          </table:table-cell>
          <table:table-cell table:style-name="ce2" office:value-type="string" calcext:value-type="string">
            <text:p>/data/download/bftpd/bftpd/commands.c</text:p>
          </table:table-cell>
          <table:table-cell table:style-name="ce2" office:value-type="string" calcext:value-type="string">
            <text:p>[]</text:p>
          </table:table-cell>
          <table:table-cell table:style-name="ce2" office:value-type="string" calcext:value-type="string">
            <text:p>[["", [9698, "True", "char * type", "Parameter"]], ["", [9712, "True", "ENTRY", "CFGEntryNode"]]]</text:p>
          </table:table-cell>
          <table:table-cell table:style-name="ce2" office:value-type="string" calcext:value-type="string">
            <text:p>[[["char *"]], [["ENTRY"]]]</text:p>
          </table:table-cell>
          <table:table-cell table:style-name="ce2" office:value-type="string" calcext:value-type="string">
            <text:p>[]</text:p>
          </table:table-cell>
          <table:table-cell table:style-name="ce2" office:value-type="string" calcext:value-type="string">
            <text:p>["\"550 Not implemented yet\\r\\n\""]</text:p>
          </table:table-cell>
          <table:table-cell table:style-name="ce2" office:value-type="float" office:value="147" calcext:value-type="float">
            <text:p>147</text:p>
          </table:table-cell>
          <table:table-cell table:style-name="ce2" table:number-columns-repeated="1015"/>
        </table:table-row>
        <table:table-row table:style-name="ro1">
          <table:table-cell table:style-name="ce2" office:value-type="string" calcext:value-type="string">
            <text:p>control_printf ( SL_FAILURE , "500 Not implemented yet." )</text:p>
          </table:table-cell>
          <table:table-cell table:style-name="ce2" office:value-type="string" calcext:value-type="string">
            <text:p>62:4:1435:1489</text:p>
          </table:table-cell>
          <table:table-cell table:style-name="ce2" office:value-type="string" calcext:value-type="string">
            <text:p>/data/download/bftpd/bftpd/commands_admin.c</text:p>
          </table:table-cell>
          <table:table-cell table:style-name="ce2" office:value-type="string" calcext:value-type="string">
            <text:p>[]</text:p>
          </table:table-cell>
          <table:table-cell table:style-name="ce2" office:value-type="string" calcext:value-type="string">
            <text:p>[["", [10948, "True", "char * params", "Parameter"]], ["", [10962, "True", "ENTRY", "CFGEntryNode"]]]</text:p>
          </table:table-cell>
          <table:table-cell table:style-name="ce2" office:value-type="string" calcext:value-type="string">
            <text:p>[[["char *"]], [["ENTRY"]]]</text:p>
          </table:table-cell>
          <table:table-cell table:style-name="ce2" office:value-type="string" calcext:value-type="string">
            <text:p>[]</text:p>
          </table:table-cell>
          <table:table-cell table:style-name="ce2" office:value-type="string" calcext:value-type="string">
            <text:p>["\"500 Not implemented yet.\""]</text:p>
          </table:table-cell>
          <table:table-cell table:style-name="ce2" office:value-type="float" office:value="147" calcext:value-type="float">
            <text:p>147</text:p>
          </table:table-cell>
          <table:table-cell table:style-name="ce2" table:number-columns-repeated="1015"/>
        </table:table-row>
        <table:table-row table:style-name="ro1">
          <table:table-cell office:value-type="string" calcext:value-type="string">
            <text:p>control_printf ( SL_SUCCESS , "221 See you later..." )</text:p>
          </table:table-cell>
          <table:table-cell office:value-type="string" calcext:value-type="string">
            <text:p>134:4:3611:3661</text:p>
          </table:table-cell>
          <table:table-cell office:value-type="string" calcext:value-type="string">
            <text:p>/data/download/bftpd/bftpd/commands_admin.c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"", [11430, "True", "char * params", "Parameter"]], ["", [11451, "True", "ENTRY", "CFGEntryNode"]]]</text:p>
          </table:table-cell>
          <table:table-cell office:value-type="string" calcext:value-type="string">
            <text:p>[[["char *"]], [["ENTRY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221 See you later...\""]</text:p>
          </table:table-cell>
          <table:table-cell office:value-type="float" office:value="147" calcext:value-type="float">
            <text:p>147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control_printf ( SL_FAILURE , "550 Unknown command: 'SITE %s'." , str )</text:p>
          </table:table-cell>
          <table:table-cell table:style-name="ce1" office:value-type="string" calcext:value-type="string">
            <text:p>1712:1:50448:50514</text:p>
          </table:table-cell>
          <table:table-cell table:style-name="ce1" office:value-type="string" calcext:value-type="string">
            <text:p>/data/download/bftpd/bftpd/commands.c</text:p>
          </table:table-cell>
          <table:table-cell table:style-name="ce1" office:value-type="string" calcext:value-type="string">
            <text:p>[["False", [9534, "True", "! strcasecmp ( str , \"help\" )", "Condition"]], ["False", [9608, "True", "subcmds [ i ] . name", "Condition"]], ["False", [9579, "True", "! strncasecmp ( str , subcmds [ i ] . name , strlen ( subcmds [ i ] . name ) )", "Condition"]], ["False", [9630, "True", "! strcasecmp ( config_getoption ( \"ENABLE_SITE\" ) , \"no\" )", "Condition"]], ["True", [9608, "True", "subcmds [ i ] . name", "Condition"]]]</text:p>
          </table:table-cell>
          <table:table-cell table:style-name="ce1" office:value-type="string" calcext:value-type="string">
            <text:p>[]</text:p>
          </table:table-cell>
          <table:table-cell table:style-name="ce1" office:value-type="string" calcext:value-type="string">
            <text:p>[[["!", "strcasecmp", "char *", "\"help\""]], [["const struct command [ ]", "int", "name"]], [["!", "strncasecmp", "char *", "const struct command [ ]", "int", "name", "strlen", "const struct command [ ]", "int", "name"]], [["!", "strcasecmp", "config_getoption", "\"ENABLE_SITE\"", "\"no\""]], [["const struct command [ ]", "int", "name"]]]</text:p>
          </table:table-cell>
          <table:table-cell table:style-name="ce1" office:value-type="string" calcext:value-type="string">
            <text:p>[[["char *"], "char *"]]</text:p>
          </table:table-cell>
          <table:table-cell table:style-name="ce1" office:value-type="string" calcext:value-type="string">
            <text:p>["\"550 Unknown command: 'SITE %s'.\""]</text:p>
          </table:table-cell>
          <table:table-cell table:style-name="ce1" office:value-type="float" office:value="146" calcext:value-type="float">
            <text:p>146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control_printf ( SL_SUCCESS , "211 site md5 &lt;filename&gt;" )</text:p>
          </table:table-cell>
          <table:table-cell office:value-type="string" calcext:value-type="string">
            <text:p>1709:12:50362:50415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True", [9534, "True", "! strcasecmp ( str , \"help\" )", "Condition"]], ["False", [9608, "True", "subcmds [ i ] . name", "Condition"]], ["False", [9579, "True", "! strncasecmp ( str , subcmds [ i ] . name , strlen ( subcmds [ i ] . name ) )", "Condition"]], ["False", [9630, "True", "! strcasecmp ( config_getoption ( \"ENABLE_SITE\" ) , \"no\" )", "Condition"]], ["True", [9608, "True", "subcmds [ i ] . name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!", "strcasecmp", "char *", "\"help\""]], [["const struct command [ ]", "int", "name"]], [["!", "strncasecmp", "char *", "const struct command [ ]", "int", "name", "strlen", "const struct command [ ]", "int", "name"]], [["!", "strcasecmp", "config_getoption", "\"ENABLE_SITE\"", "\"no\""]], [["const struct command [ ]", "int", "name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211 site md5 &lt;filename&gt;\""]</text:p>
          </table:table-cell>
          <table:table-cell office:value-type="float" office:value="146" calcext:value-type="float">
            <text:p>14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SUCCESS , "211-site chown &lt;owner&gt; &lt;filename&gt;" )</text:p>
          </table:table-cell>
          <table:table-cell office:value-type="string" calcext:value-type="string">
            <text:p>1708:12:50285:50348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True", [9534, "True", "! strcasecmp ( str , \"help\" )", "Condition"]], ["False", [9608, "True", "subcmds [ i ] . name", "Condition"]], ["False", [9579, "True", "! strncasecmp ( str , subcmds [ i ] . name , strlen ( subcmds [ i ] . name ) )", "Condition"]], ["False", [9630, "True", "! strcasecmp ( config_getoption ( \"ENABLE_SITE\" ) , \"no\" )", "Condition"]], ["True", [9608, "True", "subcmds [ i ] . name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!", "strcasecmp", "char *", "\"help\""]], [["const struct command [ ]", "int", "name"]], [["!", "strncasecmp", "char *", "const struct command [ ]", "int", "name", "strlen", "const struct command [ ]", "int", "name"]], [["!", "strcasecmp", "config_getoption", "\"ENABLE_SITE\"", "\"no\""]], [["const struct command [ ]", "int", "name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211-site chown &lt;owner&gt; &lt;filename&gt;\""]</text:p>
          </table:table-cell>
          <table:table-cell office:value-type="float" office:value="146" calcext:value-type="float">
            <text:p>14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SUCCESS , "211-site chmod &lt;mask&gt; &lt;filename&gt;" )</text:p>
          </table:table-cell>
          <table:table-cell office:value-type="string" calcext:value-type="string">
            <text:p>1707:12:50209:50271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True", [9534, "True", "! strcasecmp ( str , \"help\" )", "Condition"]], ["False", [9608, "True", "subcmds [ i ] . name", "Condition"]], ["False", [9579, "True", "! strncasecmp ( str , subcmds [ i ] . name , strlen ( subcmds [ i ] . name ) )", "Condition"]], ["False", [9630, "True", "! strcasecmp ( config_getoption ( \"ENABLE_SITE\" ) , \"no\" )", "Condition"]], ["True", [9608, "True", "subcmds [ i ] . name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!", "strcasecmp", "char *", "\"help\""]], [["const struct command [ ]", "int", "name"]], [["!", "strncasecmp", "char *", "const struct command [ ]", "int", "name", "strlen", "const struct command [ ]", "int", "name"]], [["!", "strcasecmp", "config_getoption", "\"ENABLE_SITE\"", "\"no\""]], [["const struct command [ ]", "int", "name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211-site chmod &lt;mask&gt; &lt;filename&gt;\""]</text:p>
          </table:table-cell>
          <table:table-cell office:value-type="float" office:value="146" calcext:value-type="float">
            <text:p>14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SUCCESS , "211-Possible usages for SITE command:" )</text:p>
          </table:table-cell>
          <table:table-cell office:value-type="string" calcext:value-type="string">
            <text:p>1706:12:50128:50195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True", [9534, "True", "! strcasecmp ( str , \"help\" )", "Condition"]], ["False", [9608, "True", "subcmds [ i ] . name", "Condition"]], ["False", [9579, "True", "! strncasecmp ( str , subcmds [ i ] . name , strlen ( subcmds [ i ] . name ) )", "Condition"]], ["False", [9630, "True", "! strcasecmp ( config_getoption ( \"ENABLE_SITE\" ) , \"no\" )", "Condition"]], ["True", [9608, "True", "subcmds [ i ] . name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!", "strcasecmp", "char *", "\"help\""]], [["const struct command [ ]", "int", "name"]], [["!", "strncasecmp", "char *", "const struct command [ ]", "int", "name", "strlen", "const struct command [ ]", "int", "name"]], [["!", "strcasecmp", "config_getoption", "\"ENABLE_SITE\"", "\"no\""]], [["const struct command [ ]", "int", "name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211-Possible usages for SITE command:\""]</text:p>
          </table:table-cell>
          <table:table-cell office:value-type="float" office:value="146" calcext:value-type="float">
            <text:p>146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control_printf ( SL_FAILURE , "550 Error while determining the modification time: %s" , strerror ( errno ) )</text:p>
          </table:table-cell>
          <table:table-cell table:style-name="ce1" office:value-type="string" calcext:value-type="string">
            <text:p>1347:2:40142:40246</text:p>
          </table:table-cell>
          <table:table-cell table:style-name="ce1" office:value-type="string" calcext:value-type="string">
            <text:p>/data/download/bftpd/bftpd/commands.c</text:p>
          </table:table-cell>
          <table:table-cell table:style-name="ce1" office:value-type="string" calcext:value-type="string">
            <text:p>[["False", [7541, "True", "! stat ( fullfilename , ( struct stat * ) &amp; statbuf )", "Condition"]]]</text:p>
          </table:table-cell>
          <table:table-cell table:style-name="ce1" office:value-type="string" calcext:value-type="string">
            <text:p>[]</text:p>
          </table:table-cell>
          <table:table-cell table:style-name="ce1" office:value-type="string" calcext:value-type="string">
            <text:p>[[["!", "stat", "char *", "&amp;", "statbuf"]]]</text:p>
          </table:table-cell>
          <table:table-cell table:style-name="ce1" office:value-type="string" calcext:value-type="string">
            <text:p>[]</text:p>
          </table:table-cell>
          <table:table-cell table:style-name="ce1" office:value-type="string" calcext:value-type="string">
            <text:p>["\"550 Error while determining the modification time: %s\""]</text:p>
          </table:table-cell>
          <table:table-cell table:style-name="ce3" office:value-type="float" office:value="145" calcext:value-type="float">
            <text:p>145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control_printf ( SL_SUCCESS , "213 %04i%02i%02i%02i%02i%02i" , filetime -&gt; tm_year + 1900 , filetime -&gt; tm_mon + 1 , filetime -&gt; tm_mday , filetime -&gt; tm_hour , filetime -&gt; tm_min , filetime -&gt; tm_sec )</text:p>
          </table:table-cell>
          <table:table-cell office:value-type="string" calcext:value-type="string">
            <text:p>1342:2:39936:40128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True", [7541, "True", "! stat ( fullfilename , ( struct stat * ) &amp; statbuf )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!", "stat", "char *", "&amp;", "statbuf"]]]</text:p>
          </table:table-cell>
          <table:table-cell office:value-type="string" calcext:value-type="string">
            <text:p>[[["struct tm *", "gmtime", "&amp;", "struct stat", "st_mtime", "="], "struct tm *"]]</text:p>
          </table:table-cell>
          <table:table-cell office:value-type="string" calcext:value-type="string">
            <text:p>["\"213 %04i%02i%02i%02i%02i%02i\"", "1900", "1"]</text:p>
          </table:table-cell>
          <table:table-cell table:style-name="ce2" office:value-type="float" office:value="145" calcext:value-type="float">
            <text:p>14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FAILURE , "550 Error: %s." , strerror ( errno ) )</text:p>
          </table:table-cell>
          <table:table-cell office:value-type="string" calcext:value-type="string">
            <text:p>1531:2:45492:45553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False", [8585, "True", "! stat ( mapped , &amp; statbuf )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!", "stat", "char *", "&amp;", "statbuf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550 Error: %s.\""]</text:p>
          </table:table-cell>
          <table:table-cell table:style-name="ce2" office:value-type="float" office:value="145" calcext:value-type="float">
            <text:p>14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SUCCESS , "213 %i" , ( int ) statbuf . st_size )</text:p>
          </table:table-cell>
          <table:table-cell office:value-type="string" calcext:value-type="string">
            <text:p>1529:2:45419:45478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True", [8585, "True", "! stat ( mapped , &amp; statbuf )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!", "stat", "char *", "&amp;", "statbuf"]]]</text:p>
          </table:table-cell>
          <table:table-cell office:value-type="string" calcext:value-type="string">
            <text:p>[[["struct stat"], "struct stat"]]</text:p>
          </table:table-cell>
          <table:table-cell office:value-type="string" calcext:value-type="string">
            <text:p>["\"213 %i\""]</text:p>
          </table:table-cell>
          <table:table-cell table:style-name="ce2" office:value-type="float" office:value="145" calcext:value-type="float">
            <text:p>145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bftpd_log ( "Incoming connection from %s.\n" , remotehostname )</text:p>
          </table:table-cell>
          <table:table-cell table:style-name="ce1" office:value-type="string" calcext:value-type="string">
            <text:p>407:1:10867:10926</text:p>
          </table:table-cell>
          <table:table-cell table:style-name="ce1" office:value-type="string" calcext:value-type="string">
            <text:p>/data/download/bftpd/bftpd/main.c</text:p>
          </table:table-cell>
          <table:table-cell table:style-name="ce1" office:value-type="string" calcext:value-type="string">
            <text:p>[["True", [18836, "True", "getpeername ( fileno ( stderr ) , ( struct sockaddr * ) &amp; remotename , &amp; my_length )", "Condition"]], ["True", [19571, "True", "fork ( )", "Condition"]], ["True", [19594, "True", "daemonmode == 1", "Condition"]], ["True", [19604, "True", "daemonmode", "Condition"]], ["True", [19594, "True", "daemonmode == 1", "Condition"]], ["True", [19604, "True", "daemonmode", "Condition"]], ["False", [19668, "True", "( ( retval = getopt ( argc , argv , \"c:hdDin\" ) ) ) &gt; - 1", "Condition"]], ["True", [19604, "True", "daemonmode", "Condition"]], ["False", [19668, "True", "( ( retval = getopt ( argc , argv , \"c:hdDin\" ) ) ) &gt; - 1", "Condition"]], ["True", [19666, "True", "retval", "Condition"]]]</text:p>
          </table:table-cell>
          <table:table-cell table:style-name="ce1" office:value-type="string" calcext:value-type="string">
            <text:p>[]</text:p>
          </table:table-cell>
          <table:table-cell table:style-name="ce1" office:value-type="string" calcext:value-type="string">
            <text:p>[[["getpeername", "fileno", "stderr", "&amp;", "remotename", "&amp;", "my_length"]], [["fork"]], [["daemonmode", "1", "=="]], [["daemonmode"]], [["daemonmode", "1", "=="]], [["daemonmode"]], [["retval", "getopt", "int", "char * *", "\"c:hdDin\"", "=", "-", "1", "&gt;"]], [["daemonmode"]], [["retval", "getopt", "int", "char * *", "\"c:hdDin\"", "=", "-", "1", "&gt;"]], [["int"]]]</text:p>
          </table:table-cell>
          <table:table-cell table:style-name="ce1" office:value-type="string" calcext:value-type="string">
            <text:p>[[["remotehostname", "strdup", "char *", "="], "remotehostname"], [["remotehostname", "\"\"", "="], "remotehostname"], [["remotehostname", "\"\"", "="], "remotehostname"], [["remotehostname", "\"\"", "="], "remotehostname"], [["remotehostname", "strdup", "char *", "="], "remotehostname"], [["remotehostname", "strdup", "struct hostent *", "h_name", "="], "remotehostname"]]</text:p>
          </table:table-cell>
          <table:table-cell table:style-name="ce1" office:value-type="string" calcext:value-type="string">
            <text:p>["\"Incoming connection from %s.\\n\""]</text:p>
          </table:table-cell>
          <table:table-cell table:style-name="ce1" office:value-type="float" office:value="144" calcext:value-type="float">
            <text:p>144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control_printf ( SL_SUCCESS , "220 %s" , str )</text:p>
          </table:table-cell>
          <table:table-cell office:value-type="string" calcext:value-type="string">
            <text:p>422:1:11597:11638</text:p>
          </table:table-cell>
          <table:table-cell office:value-type="string" calcext:value-type="string">
            <text:p>/data/download/bftpd/bftpd/main.c</text:p>
          </table:table-cell>
          <table:table-cell office:value-type="string" calcext:value-type="string">
            <text:p>[["True", [18836, "True", "getpeername ( fileno ( stderr ) , ( struct sockaddr * ) &amp; remotename , &amp; my_length )", "Condition"]], ["True", [19571, "True", "fork ( )", "Condition"]], ["True", [19594, "True", "daemonmode == 1", "Condition"]], ["True", [19604, "True", "daemonmode", "Condition"]], ["True", [19594, "True", "daemonmode == 1", "Condition"]], ["True", [19604, "True", "daemonmode", "Condition"]], ["False", [19668, "True", "( ( retval = getopt ( argc , argv , \"c:hdDin\" ) ) ) &gt; - 1", "Condition"]], ["True", [19604, "True", "daemonmode", "Condition"]], ["False", [19668, "True", "( ( retval = getopt ( argc , argv , \"c:hdDin\" ) ) ) &gt; - 1", "Condition"]], ["True", [19666, "True", "retval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getpeername", "fileno", "stderr", "&amp;", "remotename", "&amp;", "my_length"]], [["fork"]], [["daemonmode", "1", "=="]], [["daemonmode"]], [["daemonmode", "1", "=="]], [["daemonmode"]], [["retval", "getopt", "int", "char * *", "\"c:hdDin\"", "=", "-", "1", "&gt;"]], [["daemonmode"]], [["retval", "getopt", "int", "char * *", "\"c:hdDin\"", "=", "-", "1", "&gt;"]], [["int"]]]</text:p>
          </table:table-cell>
          <table:table-cell office:value-type="string" calcext:value-type="string">
            <text:p>[[["char [ MAX_STRING_LENGTH + 1 ]", "MAX_STRING_LENGTH", "1", "+"], "char [ MAX_STRING_LENGTH + 1 ]"]]</text:p>
          </table:table-cell>
          <table:table-cell office:value-type="string" calcext:value-type="string">
            <text:p>["\"220 %s\""]</text:p>
          </table:table-cell>
          <table:table-cell office:value-type="float" office:value="144" calcext:value-type="float">
            <text:p>14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FAILURE , "421-Could not get peer IP address.\r\n421 %s." , strerror ( errno ) )</text:p>
          </table:table-cell>
          <table:table-cell office:value-type="string" calcext:value-type="string">
            <text:p>370:2:9500:9609</text:p>
          </table:table-cell>
          <table:table-cell office:value-type="string" calcext:value-type="string">
            <text:p>/data/download/bftpd/bftpd/main.c</text:p>
          </table:table-cell>
          <table:table-cell office:value-type="string" calcext:value-type="string">
            <text:p>[["True", [18836, "True", "getpeername ( fileno ( stderr ) , ( struct sockaddr * ) &amp; remotename , &amp; my_length )", "Condition"]], ["True", [19571, "True", "fork ( )", "Condition"]], ["True", [19594, "True", "daemonmode == 1", "Condition"]], ["True", [19604, "True", "daemonmode", "Condition"]], ["True", [19594, "True", "daemonmode == 1", "Condition"]], ["True", [19604, "True", "daemonmode", "Condition"]], ["False", [19668, "True", "( ( retval = getopt ( argc , argv , \"c:hdDin\" ) ) ) &gt; - 1", "Condition"]], ["True", [19604, "True", "daemonmode", "Condition"]], ["False", [19668, "True", "( ( retval = getopt ( argc , argv , \"c:hdDin\" ) ) ) &gt; - 1", "Condition"]], ["True", [19666, "True", "retval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getpeername", "fileno", "stderr", "&amp;", "remotename", "&amp;", "my_length"]], [["fork"]], [["daemonmode", "1", "=="]], [["daemonmode"]], [["daemonmode", "1", "=="]], [["daemonmode"]], [["retval", "getopt", "int", "char * *", "\"c:hdDin\"", "=", "-", "1", "&gt;"]], [["daemonmode"]], [["retval", "getopt", "int", "char * *", "\"c:hdDin\"", "=", "-", "1", "&gt;"]], [["int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421-Could not get peer IP address.\\r\\n421 %s.\""]</text:p>
          </table:table-cell>
          <table:table-cell office:value-type="float" office:value="144" calcext:value-type="float">
            <text:p>14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ftpd_statuslog ( 1 , 0 , "connect %s" , remotehostname )</text:p>
          </table:table-cell>
          <table:table-cell office:value-type="string" calcext:value-type="string">
            <text:p>408:8:10936:10987</text:p>
          </table:table-cell>
          <table:table-cell office:value-type="string" calcext:value-type="string">
            <text:p>/data/download/bftpd/bftpd/main.c</text:p>
          </table:table-cell>
          <table:table-cell office:value-type="string" calcext:value-type="string">
            <text:p>[["True", [18836, "True", "getpeername ( fileno ( stderr ) , ( struct sockaddr * ) &amp; remotename , &amp; my_length )", "Condition"]], ["True", [19571, "True", "fork ( )", "Condition"]], ["True", [19594, "True", "daemonmode == 1", "Condition"]], ["True", [19604, "True", "daemonmode", "Condition"]], ["True", [19594, "True", "daemonmode == 1", "Condition"]], ["True", [19604, "True", "daemonmode", "Condition"]], ["False", [19668, "True", "( ( retval = getopt ( argc , argv , \"c:hdDin\" ) ) ) &gt; - 1", "Condition"]], ["True", [19604, "True", "daemonmode", "Condition"]], ["False", [19668, "True", "( ( retval = getopt ( argc , argv , \"c:hdDin\" ) ) ) &gt; - 1", "Condition"]], ["True", [19666, "True", "retval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getpeername", "fileno", "stderr", "&amp;", "remotename", "&amp;", "my_length"]], [["fork"]], [["daemonmode", "1", "=="]], [["daemonmode"]], [["daemonmode", "1", "=="]], [["daemonmode"]], [["retval", "getopt", "int", "char * *", "\"c:hdDin\"", "=", "-", "1", "&gt;"]], [["daemonmode"]], [["retval", "getopt", "int", "char * *", "\"c:hdDin\"", "=", "-", "1", "&gt;"]], [["int"]]]</text:p>
          </table:table-cell>
          <table:table-cell office:value-type="string" calcext:value-type="string">
            <text:p>[[["remotehostname", "strdup", "char *", "="], "remotehostname"], [["remotehostname", "\"\"", "="], "remotehostname"], [["remotehostname", "\"\"", "="], "remotehostname"], [["remotehostname", "\"\"", "="], "remotehostname"], [["remotehostname", "strdup", "char *", "="], "remotehostname"], [["remotehostname", "strdup", "struct hostent *", "h_name", "="], "remotehostname"]]</text:p>
          </table:table-cell>
          <table:table-cell office:value-type="string" calcext:value-type="string">
            <text:p>["1", "0", "\"connect %s\""]</text:p>
          </table:table-cell>
          <table:table-cell office:value-type="float" office:value="144" calcext:value-type="float">
            <text:p>144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bftpd_log ( "Kicked from the server due to control connection timeout.\n" )</text:p>
          </table:table-cell>
          <table:table-cell table:style-name="ce1" office:value-type="string" calcext:value-type="string">
            <text:p>177:8:3883:3955</text:p>
          </table:table-cell>
          <table:table-cell table:style-name="ce1" office:value-type="string" calcext:value-type="string">
            <text:p>/data/download/bftpd/bftpd/main.c</text:p>
          </table:table-cell>
          <table:table-cell table:style-name="ce1" office:value-type="string" calcext:value-type="string">
            <text:p>[["False", [18291, "True", "alarm_type", "Condition"]]]</text:p>
          </table:table-cell>
          <table:table-cell table:style-name="ce1" office:value-type="string" calcext:value-type="string">
            <text:p>[]</text:p>
          </table:table-cell>
          <table:table-cell table:style-name="ce1" office:value-type="string" calcext:value-type="string">
            <text:p>[[["alarm_type"]]]</text:p>
          </table:table-cell>
          <table:table-cell table:style-name="ce1" office:value-type="string" calcext:value-type="string">
            <text:p>[]</text:p>
          </table:table-cell>
          <table:table-cell table:style-name="ce1" office:value-type="string" calcext:value-type="string">
            <text:p>["\"Kicked from the server due to control connection timeout.\\n\""]</text:p>
          </table:table-cell>
          <table:table-cell table:style-name="ce1" office:value-type="float" office:value="143" calcext:value-type="float">
            <text:p>143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bftpd_log ( "Kicked from the server due to data connection timeout.\n" )</text:p>
          </table:table-cell>
          <table:table-cell office:value-type="string" calcext:value-type="string">
            <text:p>173:8:3676:3745</text:p>
          </table:table-cell>
          <table:table-cell office:value-type="string" calcext:value-type="string">
            <text:p>/data/download/bftpd/bftpd/main.c</text:p>
          </table:table-cell>
          <table:table-cell office:value-type="string" calcext:value-type="string">
            <text:p>[["True", [18291, "True", "alarm_type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alarm_type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Kicked from the server due to data connection timeout.\\n\""]</text:p>
          </table:table-cell>
          <table:table-cell office:value-type="float" office:value="143" calcext:value-type="float">
            <text:p>14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FAILURE , "421 Kicked from the server due to control connection timeout." )</text:p>
          </table:table-cell>
          <table:table-cell office:value-type="string" calcext:value-type="string">
            <text:p>178:8:3965:4056</text:p>
          </table:table-cell>
          <table:table-cell office:value-type="string" calcext:value-type="string">
            <text:p>/data/download/bftpd/bftpd/main.c</text:p>
          </table:table-cell>
          <table:table-cell office:value-type="string" calcext:value-type="string">
            <text:p>[["False", [18291, "True", "alarm_type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alarm_type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421 Kicked from the server due to control connection timeout.\""]</text:p>
          </table:table-cell>
          <table:table-cell office:value-type="float" office:value="143" calcext:value-type="float">
            <text:p>14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FAILURE , "421 Kicked from the server due to data connection timeout." )</text:p>
          </table:table-cell>
          <table:table-cell office:value-type="string" calcext:value-type="string">
            <text:p>174:8:3755:3843</text:p>
          </table:table-cell>
          <table:table-cell office:value-type="string" calcext:value-type="string">
            <text:p>/data/download/bftpd/bftpd/main.c</text:p>
          </table:table-cell>
          <table:table-cell office:value-type="string" calcext:value-type="string">
            <text:p>[["True", [18291, "True", "alarm_type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alarm_type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421 Kicked from the server due to data connection timeout.\""]</text:p>
          </table:table-cell>
          <table:table-cell office:value-type="float" office:value="143" calcext:value-type="float">
            <text:p>143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bftpd_log ( "Login as user '%s' failed. Already logged in %d times." , maxusers )</text:p>
          </table:table-cell>
          <table:table-cell table:style-name="ce1" office:value-type="string" calcext:value-type="string">
            <text:p>272:16:6828:6905</text:p>
          </table:table-cell>
          <table:table-cell table:style-name="ce1" office:value-type="string" calcext:value-type="string">
            <text:p>/data/download/bftpd/bftpd/login.c</text:p>
          </table:table-cell>
          <table:table-cell table:style-name="ce1" office:value-type="string" calcext:value-type="string">
            <text:p>[["True", [16393, "True", "( maxusers ) &amp;&amp; ( maxusers == bftpdutmp_usercount ( user ) )", "Condition"]], ["True", [16641, "True", "! home_directory", "Condition"]], ["True", [16630, "True", "! strcasecmp ( anonymous , \"yes\" )", "Condition"]], ["True", [16703, "True", "! strcasecmp ( anonymous , \"yes\" )", "Condition"]], ["True", [16685, "True", "! getpwnam ( user )", "Condition"]], ["False", [16723, "True", "! file_auth [ 0 ]", "Condition"]], ["True", [16641, "True", "! home_directory", "Condition"]], ["True", [16723, "True", "! file_auth [ 0 ]", "Condition"]], ["False", [16703, "True", "! strcasecmp ( anonymous , \"yes\" )", "Condition"]], ["False", [16723, "True", "! file_auth [ 0 ]", "Condition"]], ["True", [16723, "True", "! file_auth [ 0 ]", "Condition"]]]</text:p>
          </table:table-cell>
          <table:table-cell table:style-name="ce1" office:value-type="string" calcext:value-type="string">
            <text:p>[]</text:p>
          </table:table-cell>
          <table:table-cell table:style-name="ce1" office:value-type="string" calcext:value-type="string">
            <text:p>[[["int"]], [["int", "bftpdutmp_usercount", "user", "=="]], [["!", "char *"]], [["!", "strcasecmp", "char *", "\"yes\""]], [["!", "strcasecmp", "char *", "\"yes\""]], [["!", "getpwnam", "user"]], [["!", "char *", "0"]], [["!", "char *"]], [["!", "char *", "0"]], [["!", "strcasecmp", "char *", "\"yes\""]], [["!", "char *", "0"]], [["!", "char *", "0"]]]</text:p>
          </table:table-cell>
          <table:table-cell table:style-name="ce1" office:value-type="string" calcext:value-type="string">
            <text:p>[[["int", "unsigned long", "="], "int"], [["int", "0", "="], "int"]]</text:p>
          </table:table-cell>
          <table:table-cell table:style-name="ce1" office:value-type="string" calcext:value-type="string">
            <text:p>["\"Login as user '%s' failed. Already logged in %d times.\""]</text:p>
          </table:table-cell>
          <table:table-cell table:style-name="ce1" office:value-type="float" office:value="142" calcext:value-type="float">
            <text:p>142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bftpd_log ( "Login as user '%s' failed. Too many users on server.\n" , user )</text:p>
          </table:table-cell>
          <table:table-cell office:value-type="string" calcext:value-type="string">
            <text:p>259:16:6277:6350</text:p>
          </table:table-cell>
          <table:table-cell office:value-type="string" calcext:value-type="string">
            <text:p>/data/download/bftpd/bftpd/login.c</text:p>
          </table:table-cell>
          <table:table-cell office:value-type="string" calcext:value-type="string">
            <text:p>[["True", [16475, "True", "( maxusers ) &amp;&amp; ( maxusers == bftpdutmp_usercount ( \"*\" ) )", "Condition"]], ["True", [16641, "True", "! home_directory", "Condition"]], ["True", [16630, "True", "! strcasecmp ( anonymous , \"yes\" )", "Condition"]], ["True", [16703, "True", "! strcasecmp ( anonymous , \"yes\" )", "Condition"]], ["True", [16685, "True", "! getpwnam ( user )", "Condition"]], ["False", [16723, "True", "! file_auth [ 0 ]", "Condition"]], ["True", [16641, "True", "! home_directory", "Condition"]], ["True", [16723, "True", "! file_auth [ 0 ]", "Condition"]], ["False", [16703, "True", "! strcasecmp ( anonymous , \"yes\" )", "Condition"]], ["False", [16723, "True", "! file_auth [ 0 ]", "Condition"]], ["True", [16723, "True", "! file_auth [ 0 ]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int"]], [["int", "bftpdutmp_usercount", "\"*\"", "=="]], [["!", "char *"]], [["!", "strcasecmp", "char *", "\"yes\""]], [["!", "strcasecmp", "char *", "\"yes\""]], [["!", "getpwnam", "user"]], [["!", "char *", "0"]], [["!", "char *"]], [["!", "char *", "0"]], [["!", "strcasecmp", "char *", "\"yes\""]], [["!", "char *", "0"]], [["!", "char *", "0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Login as user '%s' failed. Too many users on server.\\n\""]</text:p>
          </table:table-cell>
          <table:table-cell office:value-type="float" office:value="142" calcext:value-type="float">
            <text:p>14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FAILURE , "421 User %s is already logged in %i times." , user , maxusers )</text:p>
          </table:table-cell>
          <table:table-cell office:value-type="string" calcext:value-type="string">
            <text:p>271:2:6722:6810</text:p>
          </table:table-cell>
          <table:table-cell office:value-type="string" calcext:value-type="string">
            <text:p>/data/download/bftpd/bftpd/login.c</text:p>
          </table:table-cell>
          <table:table-cell office:value-type="string" calcext:value-type="string">
            <text:p>[["True", [16393, "True", "( maxusers ) &amp;&amp; ( maxusers == bftpdutmp_usercount ( user ) )", "Condition"]], ["True", [16641, "True", "! home_directory", "Condition"]], ["True", [16630, "True", "! strcasecmp ( anonymous , \"yes\" )", "Condition"]], ["True", [16703, "True", "! strcasecmp ( anonymous , \"yes\" )", "Condition"]], ["True", [16685, "True", "! getpwnam ( user )", "Condition"]], ["False", [16723, "True", "! file_auth [ 0 ]", "Condition"]], ["True", [16641, "True", "! home_directory", "Condition"]], ["True", [16723, "True", "! file_auth [ 0 ]", "Condition"]], ["False", [16703, "True", "! strcasecmp ( anonymous , \"yes\" )", "Condition"]], ["False", [16723, "True", "! file_auth [ 0 ]", "Condition"]], ["True", [16723, "True", "! file_auth [ 0 ]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int"]], [["int", "bftpdutmp_usercount", "user", "=="]], [["!", "char *"]], [["!", "strcasecmp", "char *", "\"yes\""]], [["!", "strcasecmp", "char *", "\"yes\""]], [["!", "getpwnam", "user"]], [["!", "char *", "0"]], [["!", "char *"]], [["!", "char *", "0"]], [["!", "strcasecmp", "char *", "\"yes\""]], [["!", "char *", "0"]], [["!", "char *", "0"]]]</text:p>
          </table:table-cell>
          <table:table-cell office:value-type="string" calcext:value-type="string">
            <text:p>[[["int", "unsigned long", "="], "int"], [["int", "0", "="], "int"]]</text:p>
          </table:table-cell>
          <table:table-cell office:value-type="string" calcext:value-type="string">
            <text:p>["\"421 User %s is already logged in %i times.\""]</text:p>
          </table:table-cell>
          <table:table-cell office:value-type="float" office:value="142" calcext:value-type="float">
            <text:p>14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FAILURE , "421 There are already %i users logged in." , maxusers )</text:p>
          </table:table-cell>
          <table:table-cell office:value-type="string" calcext:value-type="string">
            <text:p>258:2:6178:6259</text:p>
          </table:table-cell>
          <table:table-cell office:value-type="string" calcext:value-type="string">
            <text:p>/data/download/bftpd/bftpd/login.c</text:p>
          </table:table-cell>
          <table:table-cell office:value-type="string" calcext:value-type="string">
            <text:p>[["True", [16475, "True", "( maxusers ) &amp;&amp; ( maxusers == bftpdutmp_usercount ( \"*\" ) )", "Condition"]], ["True", [16641, "True", "! home_directory", "Condition"]], ["True", [16630, "True", "! strcasecmp ( anonymous , \"yes\" )", "Condition"]], ["True", [16703, "True", "! strcasecmp ( anonymous , \"yes\" )", "Condition"]], ["True", [16685, "True", "! getpwnam ( user )", "Condition"]], ["False", [16723, "True", "! file_auth [ 0 ]", "Condition"]], ["True", [16641, "True", "! home_directory", "Condition"]], ["True", [16723, "True", "! file_auth [ 0 ]", "Condition"]], ["False", [16703, "True", "! strcasecmp ( anonymous , \"yes\" )", "Condition"]], ["False", [16723, "True", "! file_auth [ 0 ]", "Condition"]], ["True", [16723, "True", "! file_auth [ 0 ]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int"]], [["int", "bftpdutmp_usercount", "\"*\"", "=="]], [["!", "char *"]], [["!", "strcasecmp", "char *", "\"yes\""]], [["!", "strcasecmp", "char *", "\"yes\""]], [["!", "getpwnam", "user"]], [["!", "char *", "0"]], [["!", "char *"]], [["!", "char *", "0"]], [["!", "strcasecmp", "char *", "\"yes\""]], [["!", "char *", "0"]], [["!", "char *", "0"]]]</text:p>
          </table:table-cell>
          <table:table-cell office:value-type="string" calcext:value-type="string">
            <text:p>[[["int", "unsigned long", "="], "int"], [["int", "0", "="], "int"]]</text:p>
          </table:table-cell>
          <table:table-cell office:value-type="string" calcext:value-type="string">
            <text:p>["\"421 There are already %i users logged in.\""]</text:p>
          </table:table-cell>
          <table:table-cell office:value-type="float" office:value="142" calcext:value-type="float">
            <text:p>142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bftpd_log ( "Successfully renamed '%s' to '%s'.\n" , philename , bftpd_cwd_mappath ( newname ) )</text:p>
          </table:table-cell>
          <table:table-cell table:style-name="ce1" office:value-type="string" calcext:value-type="string">
            <text:p>1505:2:44831:44919</text:p>
          </table:table-cell>
          <table:table-cell table:style-name="ce1" office:value-type="string" calcext:value-type="string">
            <text:p>/data/download/bftpd/bftpd/commands.c</text:p>
          </table:table-cell>
          <table:table-cell table:style-name="ce1" office:value-type="string" calcext:value-type="string">
            <text:p>[["False", [8447, "True", "rename ( philename , mapped )", "Condition"]]]</text:p>
          </table:table-cell>
          <table:table-cell table:style-name="ce1" office:value-type="string" calcext:value-type="string">
            <text:p>[]</text:p>
          </table:table-cell>
          <table:table-cell table:style-name="ce1" office:value-type="string" calcext:value-type="string">
            <text:p>[[["rename", "philename", "char *"]]]</text:p>
          </table:table-cell>
          <table:table-cell table:style-name="ce1" office:value-type="string" calcext:value-type="string">
            <text:p>[[["char *"], "char *"]]</text:p>
          </table:table-cell>
          <table:table-cell table:style-name="ce1" office:value-type="string" calcext:value-type="string">
            <text:p>["\"Successfully renamed '%s' to '%s'.\\n\""]</text:p>
          </table:table-cell>
          <table:table-cell table:style-name="ce1" office:value-type="float" office:value="141" calcext:value-type="float">
            <text:p>141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bftpd_log ( "Error: '%s' while trying to rename '%s' to '%s'.\n" , strerror ( errno ) , philename , bftpd_cwd_mappath ( newname ) )</text:p>
          </table:table-cell>
          <table:table-cell office:value-type="string" calcext:value-type="string">
            <text:p>1501:2:44627:44752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True", [8447, "True", "rename ( philename , mapped )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rename", "philename", "char *"]]]</text:p>
          </table:table-cell>
          <table:table-cell office:value-type="string" calcext:value-type="string">
            <text:p>[[["char *"], "char *"]]</text:p>
          </table:table-cell>
          <table:table-cell office:value-type="string" calcext:value-type="string">
            <text:p>["\"Error: '%s' while trying to rename '%s' to '%s'.\\n\""]</text:p>
          </table:table-cell>
          <table:table-cell office:value-type="float" office:value="141" calcext:value-type="float">
            <text:p>14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SUCCESS , "250 OK" )</text:p>
          </table:table-cell>
          <table:table-cell office:value-type="string" calcext:value-type="string">
            <text:p>1506:2:44923:44959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False", [8447, "True", "rename ( philename , mapped )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rename", "philename", "char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250 OK\""]</text:p>
          </table:table-cell>
          <table:table-cell office:value-type="float" office:value="141" calcext:value-type="float">
            <text:p>14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FAILURE , "451 Error: %s." , strerror ( errno ) )</text:p>
          </table:table-cell>
          <table:table-cell office:value-type="string" calcext:value-type="string">
            <text:p>1503:2:44756:44817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True", [8447, "True", "rename ( philename , mapped )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rename", "philename", "char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451 Error: %s.\""]</text:p>
          </table:table-cell>
          <table:table-cell office:value-type="float" office:value="141" calcext:value-type="float">
            <text:p>141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bftpd_log ( "Error: '%s' while trying to remove directory '%s'.\n" , strerror ( errno ) , dirname )</text:p>
          </table:table-cell>
          <table:table-cell table:style-name="ce1" office:value-type="string" calcext:value-type="string">
            <text:p>1457:19:43532:43623</text:p>
          </table:table-cell>
          <table:table-cell table:style-name="ce1" office:value-type="string" calcext:value-type="string">
            <text:p>/data/download/bftpd/bftpd/commands.c</text:p>
          </table:table-cell>
          <table:table-cell table:style-name="ce1" office:value-type="string" calcext:value-type="string">
            <text:p>[["False", [8158, "True", "errno == ENOTEMPTY", "Condition"]], ["True", [8162, "True", "rmdir ( mapped )", "Condition"]]]</text:p>
          </table:table-cell>
          <table:table-cell table:style-name="ce1" office:value-type="string" calcext:value-type="string">
            <text:p>[]</text:p>
          </table:table-cell>
          <table:table-cell table:style-name="ce1" office:value-type="string" calcext:value-type="string">
            <text:p>[[["errno", "ENOTEMPTY", "=="]], [["rmdir", "char *"]]]</text:p>
          </table:table-cell>
          <table:table-cell table:style-name="ce1" office:value-type="string" calcext:value-type="string">
            <text:p>[[["char *"], "char *"]]</text:p>
          </table:table-cell>
          <table:table-cell table:style-name="ce1" office:value-type="string" calcext:value-type="string">
            <text:p>["\"Error: '%s' while trying to remove directory '%s'.\\n\""]</text:p>
          </table:table-cell>
          <table:table-cell table:style-name="ce1" office:value-type="float" office:value="140" calcext:value-type="float">
            <text:p>140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bftpd_log ( "Error: '%s' while trying to remove directory '%s': not empty.\n" , strerror ( errno ) , dirname )</text:p>
          </table:table-cell>
          <table:table-cell office:value-type="string" calcext:value-type="string">
            <text:p>1452:19:43268:43370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True", [8158, "True", "errno == ENOTEMPTY", "Condition"]], ["True", [8162, "True", "rmdir ( mapped )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errno", "ENOTEMPTY", "=="]], [["rmdir", "char *"]]]</text:p>
          </table:table-cell>
          <table:table-cell office:value-type="string" calcext:value-type="string">
            <text:p>[[["char *"], "char *"]]</text:p>
          </table:table-cell>
          <table:table-cell office:value-type="string" calcext:value-type="string">
            <text:p>["\"Error: '%s' while trying to remove directory '%s': not empty.\\n\""]</text:p>
          </table:table-cell>
          <table:table-cell office:value-type="float" office:value="140" calcext:value-type="float">
            <text:p>14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FAILURE , "451 Error: %s." , strerror ( errno ) )</text:p>
          </table:table-cell>
          <table:table-cell office:value-type="string" calcext:value-type="string">
            <text:p>1458:18:43643:43704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False", [8158, "True", "errno == ENOTEMPTY", "Condition"]], ["True", [8162, "True", "rmdir ( mapped )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errno", "ENOTEMPTY", "=="]], [["rmdir", "char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451 Error: %s.\""]</text:p>
          </table:table-cell>
          <table:table-cell office:value-type="float" office:value="140" calcext:value-type="float">
            <text:p>14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FAILURE , "550 %s: Directory not empty" , dirname )</text:p>
          </table:table-cell>
          <table:table-cell office:value-type="string" calcext:value-type="string">
            <text:p>1453:19:43391:43457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True", [8158, "True", "errno == ENOTEMPTY", "Condition"]], ["True", [8162, "True", "rmdir ( mapped )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errno", "ENOTEMPTY", "=="]], [["rmdir", "char *"]]]</text:p>
          </table:table-cell>
          <table:table-cell office:value-type="string" calcext:value-type="string">
            <text:p>[[["char *"], "char *"]]</text:p>
          </table:table-cell>
          <table:table-cell office:value-type="string" calcext:value-type="string">
            <text:p>["\"550 %s: Directory not empty\""]</text:p>
          </table:table-cell>
          <table:table-cell office:value-type="float" office:value="140" calcext:value-type="float">
            <text:p>140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bftpd_log ( "Created directory '%s'.\n" , dirname )</text:p>
          </table:table-cell>
          <table:table-cell table:style-name="ce1" office:value-type="string" calcext:value-type="string">
            <text:p>1429:2:42592:42639</text:p>
          </table:table-cell>
          <table:table-cell table:style-name="ce1" office:value-type="string" calcext:value-type="string">
            <text:p>/data/download/bftpd/bftpd/commands.c</text:p>
          </table:table-cell>
          <table:table-cell table:style-name="ce1" office:value-type="string" calcext:value-type="string">
            <text:p>[["False", [8001, "True", "mkdir ( mapped , 0777 )", "Condition"]]]</text:p>
          </table:table-cell>
          <table:table-cell table:style-name="ce1" office:value-type="string" calcext:value-type="string">
            <text:p>[]</text:p>
          </table:table-cell>
          <table:table-cell table:style-name="ce1" office:value-type="string" calcext:value-type="string">
            <text:p>[[["mkdir", "char *", "0777"]]]</text:p>
          </table:table-cell>
          <table:table-cell table:style-name="ce1" office:value-type="string" calcext:value-type="string">
            <text:p>[[["char *"], "char *"]]</text:p>
          </table:table-cell>
          <table:table-cell table:style-name="ce1" office:value-type="string" calcext:value-type="string">
            <text:p>["\"Created directory '%s'.\\n\""]</text:p>
          </table:table-cell>
          <table:table-cell table:style-name="ce1" office:value-type="float" office:value="139" calcext:value-type="float">
            <text:p>139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bftpd_log ( "Error: '%s' while trying to create directory '%s'.\n" , strerror ( errno ) , dirname )</text:p>
          </table:table-cell>
          <table:table-cell office:value-type="string" calcext:value-type="string">
            <text:p>1425:2:42416:42513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True", [8001, "True", "mkdir ( mapped , 0777 )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mkdir", "char *", "0777"]]]</text:p>
          </table:table-cell>
          <table:table-cell office:value-type="string" calcext:value-type="string">
            <text:p>[[["char *"], "char *"]]</text:p>
          </table:table-cell>
          <table:table-cell office:value-type="string" calcext:value-type="string">
            <text:p>["\"Error: '%s' while trying to create directory '%s'.\\n\""]</text:p>
          </table:table-cell>
          <table:table-cell office:value-type="float" office:value="139" calcext:value-type="float">
            <text:p>13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SUCCESS , "257 \"%s\" has been created." , dirname )</text:p>
          </table:table-cell>
          <table:table-cell office:value-type="string" calcext:value-type="string">
            <text:p>1430:2:42643:42710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False", [8001, "True", "mkdir ( mapped , 0777 )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mkdir", "char *", "0777"]]]</text:p>
          </table:table-cell>
          <table:table-cell office:value-type="string" calcext:value-type="string">
            <text:p>[[["char *"], "char *"]]</text:p>
          </table:table-cell>
          <table:table-cell office:value-type="string" calcext:value-type="string">
            <text:p>["\"257 \\\"%s\\\" has been created.\""]</text:p>
          </table:table-cell>
          <table:table-cell office:value-type="float" office:value="139" calcext:value-type="float">
            <text:p>13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FAILURE , "451 Error: %s." , strerror ( errno ) )</text:p>
          </table:table-cell>
          <table:table-cell office:value-type="string" calcext:value-type="string">
            <text:p>1427:2:42517:42578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True", [8001, "True", "mkdir ( mapped , 0777 )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mkdir", "char *", "0777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451 Error: %s.\""]</text:p>
          </table:table-cell>
          <table:table-cell office:value-type="float" office:value="139" calcext:value-type="float">
            <text:p>139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bftpd_log ( "Deleted file '%s'.\n" , filename )</text:p>
          </table:table-cell>
          <table:table-cell table:style-name="ce1" office:value-type="string" calcext:value-type="string">
            <text:p>1405:24:41977:42020</text:p>
          </table:table-cell>
          <table:table-cell table:style-name="ce1" office:value-type="string" calcext:value-type="string">
            <text:p>/data/download/bftpd/bftpd/commands.c</text:p>
          </table:table-cell>
          <table:table-cell table:style-name="ce1" office:value-type="string" calcext:value-type="string">
            <text:p>[["False", [7797, "True", "unlink ( mapped )", "Condition"]], ["False", [7832, "True", "S_ISDIR ( sbuf . st_mode )", "Condition"]], ["False", [7858, "True", "lstat ( mapped , &amp; sbuf ) == - 1", "Condition"]]]</text:p>
          </table:table-cell>
          <table:table-cell table:style-name="ce1" office:value-type="string" calcext:value-type="string">
            <text:p>[]</text:p>
          </table:table-cell>
          <table:table-cell table:style-name="ce1" office:value-type="string" calcext:value-type="string">
            <text:p>[[["unlink", "char *"]], [["S_ISDIR", "struct stat", "st_mode"]], [["lstat", "char *", "&amp;", "sbuf", "-", "1", "=="]]]</text:p>
          </table:table-cell>
          <table:table-cell table:style-name="ce1" office:value-type="string" calcext:value-type="string">
            <text:p>[[["char *"], "char *"]]</text:p>
          </table:table-cell>
          <table:table-cell table:style-name="ce1" office:value-type="string" calcext:value-type="string">
            <text:p>["\"Deleted file '%s'.\\n\""]</text:p>
          </table:table-cell>
          <table:table-cell table:style-name="ce1" office:value-type="float" office:value="138" calcext:value-type="float">
            <text:p>138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bftpd_log ( "Error: '%s' while trying to delete file '%s'.\n" , strerror ( errno ) , filename )</text:p>
          </table:table-cell>
          <table:table-cell office:value-type="string" calcext:value-type="string">
            <text:p>1400:24:41711:41798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True", [7797, "True", "unlink ( mapped )", "Condition"]], ["False", [7832, "True", "S_ISDIR ( sbuf . st_mode )", "Condition"]], ["False", [7858, "True", "lstat ( mapped , &amp; sbuf ) == - 1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unlink", "char *"]], [["S_ISDIR", "struct stat", "st_mode"]], [["lstat", "char *", "&amp;", "sbuf", "-", "1", "=="]]]</text:p>
          </table:table-cell>
          <table:table-cell office:value-type="string" calcext:value-type="string">
            <text:p>[[["char *"], "char *"]]</text:p>
          </table:table-cell>
          <table:table-cell office:value-type="string" calcext:value-type="string">
            <text:p>["\"Error: '%s' while trying to delete file '%s'.\\n\""]</text:p>
          </table:table-cell>
          <table:table-cell office:value-type="float" office:value="138" calcext:value-type="float">
            <text:p>13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SUCCESS , "200 OK" )</text:p>
          </table:table-cell>
          <table:table-cell office:value-type="string" calcext:value-type="string">
            <text:p>1406:24:42046:42082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False", [7797, "True", "unlink ( mapped )", "Condition"]], ["False", [7832, "True", "S_ISDIR ( sbuf . st_mode )", "Condition"]], ["False", [7858, "True", "lstat ( mapped , &amp; sbuf ) == - 1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unlink", "char *"]], [["S_ISDIR", "struct stat", "st_mode"]], [["lstat", "char *", "&amp;", "sbuf", "-", "1", "==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200 OK\""]</text:p>
          </table:table-cell>
          <table:table-cell office:value-type="float" office:value="138" calcext:value-type="float">
            <text:p>13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FAILURE , "451 Error: %s." , strerror ( errno ) )</text:p>
          </table:table-cell>
          <table:table-cell office:value-type="string" calcext:value-type="string">
            <text:p>1401:24:41824:41885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True", [7797, "True", "unlink ( mapped )", "Condition"]], ["False", [7832, "True", "S_ISDIR ( sbuf . st_mode )", "Condition"]], ["False", [7858, "True", "lstat ( mapped , &amp; sbuf ) == - 1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unlink", "char *"]], [["S_ISDIR", "struct stat", "st_mode"]], [["lstat", "char *", "&amp;", "sbuf", "-", "1", "==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451 Error: %s.\""]</text:p>
          </table:table-cell>
          <table:table-cell office:value-type="float" office:value="138" calcext:value-type="float">
            <text:p>138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bftpd_log ( "Changed directory to '%s'.\n" , dir )</text:p>
          </table:table-cell>
          <table:table-cell table:style-name="ce1" office:value-type="string" calcext:value-type="string">
            <text:p>1360:2:40506:40552</text:p>
          </table:table-cell>
          <table:table-cell table:style-name="ce1" office:value-type="string" calcext:value-type="string">
            <text:p>/data/download/bftpd/bftpd/commands.c</text:p>
          </table:table-cell>
          <table:table-cell table:style-name="ce1" office:value-type="string" calcext:value-type="string">
            <text:p>[["False", [7660, "True", "bftpd_cwd_chdir ( dir )", "Condition"]]]</text:p>
          </table:table-cell>
          <table:table-cell table:style-name="ce1" office:value-type="string" calcext:value-type="string">
            <text:p>[]</text:p>
          </table:table-cell>
          <table:table-cell table:style-name="ce1" office:value-type="string" calcext:value-type="string">
            <text:p>[[["bftpd_cwd_chdir", "char *"]]]</text:p>
          </table:table-cell>
          <table:table-cell table:style-name="ce1" office:value-type="string" calcext:value-type="string">
            <text:p>[[["char *"], "char *"]]</text:p>
          </table:table-cell>
          <table:table-cell table:style-name="ce1" office:value-type="string" calcext:value-type="string">
            <text:p>["\"Changed directory to '%s'.\\n\""]</text:p>
          </table:table-cell>
          <table:table-cell table:style-name="ce1" office:value-type="float" office:value="137" calcext:value-type="float">
            <text:p>137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bftpd_log ( "Error: '%s' while changing directory to '%s'.\n" , strerror ( errno ) , dir )</text:p>
          </table:table-cell>
          <table:table-cell office:value-type="string" calcext:value-type="string">
            <text:p>1356:2:40339:40427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True", [7660, "True", "bftpd_cwd_chdir ( dir )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bftpd_cwd_chdir", "char *"]]]</text:p>
          </table:table-cell>
          <table:table-cell office:value-type="string" calcext:value-type="string">
            <text:p>[[["char *"], "char *"]]</text:p>
          </table:table-cell>
          <table:table-cell office:value-type="string" calcext:value-type="string">
            <text:p>["\"Error: '%s' while changing directory to '%s'.\\n\""]</text:p>
          </table:table-cell>
          <table:table-cell office:value-type="float" office:value="137" calcext:value-type="float">
            <text:p>13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SUCCESS , "250 OK" )</text:p>
          </table:table-cell>
          <table:table-cell office:value-type="string" calcext:value-type="string">
            <text:p>1361:2:40556:40592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False", [7660, "True", "bftpd_cwd_chdir ( dir )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bftpd_cwd_chdir", "char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250 OK\""]</text:p>
          </table:table-cell>
          <table:table-cell office:value-type="float" office:value="137" calcext:value-type="float">
            <text:p>13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FAILURE , "451 Error: %s." , strerror ( errno ) )</text:p>
          </table:table-cell>
          <table:table-cell office:value-type="string" calcext:value-type="string">
            <text:p>1358:2:40431:40492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True", [7660, "True", "bftpd_cwd_chdir ( dir )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bftpd_cwd_chdir", "char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451 Error: %s.\""]</text:p>
          </table:table-cell>
          <table:table-cell office:value-type="float" office:value="137" calcext:value-type="float">
            <text:p>137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bftpd_log ( "Memory error in sending file.\n" , 0 )</text:p>
          </table:table-cell>
          <table:table-cell table:style-name="ce1" office:value-type="string" calcext:value-type="string">
            <text:p>895:11:25321:25368</text:p>
          </table:table-cell>
          <table:table-cell table:style-name="ce1" office:value-type="string" calcext:value-type="string">
            <text:p>/data/download/bftpd/bftpd/commands.c</text:p>
          </table:table-cell>
          <table:table-cell table:style-name="ce1" office:value-type="string" calcext:value-type="string">
            <text:p>[["True", [6934, "True", "! mapped", "Condition"]]]</text:p>
          </table:table-cell>
          <table:table-cell table:style-name="ce1" office:value-type="string" calcext:value-type="string">
            <text:p>[]</text:p>
          </table:table-cell>
          <table:table-cell table:style-name="ce1" office:value-type="string" calcext:value-type="string">
            <text:p>[[["!", "char *"]]]</text:p>
          </table:table-cell>
          <table:table-cell table:style-name="ce1" office:value-type="string" calcext:value-type="string">
            <text:p>[]</text:p>
          </table:table-cell>
          <table:table-cell table:style-name="ce1" office:value-type="string" calcext:value-type="string">
            <text:p>["\"Memory error in sending file.\\n\"", "0"]</text:p>
          </table:table-cell>
          <table:table-cell table:style-name="ce1" office:value-type="float" office:value="136" calcext:value-type="float">
            <text:p>136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control_printf ( SL_SUCCESS , "257 \"%s\" is the current working directory." , my_cwd )</text:p>
          </table:table-cell>
          <table:table-cell office:value-type="string" calcext:value-type="string">
            <text:p>251:9:5971:6053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True", [2038, "True", "my_cwd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char *"]]]</text:p>
          </table:table-cell>
          <table:table-cell office:value-type="string" calcext:value-type="string">
            <text:p>[[["char *", "bftpd_cwd_getcwd", "="], "char *"]]</text:p>
          </table:table-cell>
          <table:table-cell office:value-type="string" calcext:value-type="string">
            <text:p>["\"257 \\\"%s\\\" is the current working directory.\""]</text:p>
          </table:table-cell>
          <table:table-cell office:value-type="float" office:value="136" calcext:value-type="float">
            <text:p>1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FAILURE , "553 An unknown error occured on the server." , 9 )</text:p>
          </table:table-cell>
          <table:table-cell office:value-type="string" calcext:value-type="string">
            <text:p>896:11:25381:25457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True", [6934, "True", "! mapped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!", "char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553 An unknown error occured on the server.\"", "9"]</text:p>
          </table:table-cell>
          <table:table-cell office:value-type="float" office:value="136" calcext:value-type="float">
            <text:p>1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FAILURE , "550 File not found." )</text:p>
          </table:table-cell>
          <table:table-cell office:value-type="string" calcext:value-type="string">
            <text:p>1654:7:48705:48754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True", [9428, "True", "! philename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!", "char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550 File not found.\""]</text:p>
          </table:table-cell>
          <table:table-cell office:value-type="float" office:value="136" calcext:value-type="float">
            <text:p>136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bftpd_log ( "Error: '%s' while trying to delete folder '%s' with DELE.\n" , strerror ( errno ) , filename )</text:p>
          </table:table-cell>
          <table:table-cell table:style-name="ce1" office:value-type="string" calcext:value-type="string">
            <text:p>1393:22:41384:41483</text:p>
          </table:table-cell>
          <table:table-cell table:style-name="ce1" office:value-type="string" calcext:value-type="string">
            <text:p>/data/download/bftpd/bftpd/commands.c</text:p>
          </table:table-cell>
          <table:table-cell table:style-name="ce1" office:value-type="string" calcext:value-type="string">
            <text:p>[["True", [7832, "True", "S_ISDIR ( sbuf . st_mode )", "Condition"]], ["False", [7858, "True", "lstat ( mapped , &amp; sbuf ) == - 1", "Condition"]]]</text:p>
          </table:table-cell>
          <table:table-cell table:style-name="ce1" office:value-type="string" calcext:value-type="string">
            <text:p>[]</text:p>
          </table:table-cell>
          <table:table-cell table:style-name="ce1" office:value-type="string" calcext:value-type="string">
            <text:p>[[["S_ISDIR", "struct stat", "st_mode"]], [["lstat", "char *", "&amp;", "sbuf", "-", "1", "=="]]]</text:p>
          </table:table-cell>
          <table:table-cell table:style-name="ce1" office:value-type="string" calcext:value-type="string">
            <text:p>[[["char *"], "char *"]]</text:p>
          </table:table-cell>
          <table:table-cell table:style-name="ce1" office:value-type="string" calcext:value-type="string">
            <text:p>["\"Error: '%s' while trying to delete folder '%s' with DELE.\\n\""]</text:p>
          </table:table-cell>
          <table:table-cell table:style-name="ce1" office:value-type="float" office:value="135" calcext:value-type="float">
            <text:p>135</text:p>
          </table:table-cell>
          <table:table-cell table:style-name="ce1" table:number-columns-repeated="1015"/>
        </table:table-row>
        <table:table-row table:style-name="ro1">
          <table:table-cell table:style-name="ce2" office:value-type="string" calcext:value-type="string">
            <text:p>control_printf ( SL_FAILURE , "550 %s: Is a directory" , filename )</text:p>
          </table:table-cell>
          <table:table-cell table:style-name="ce2" office:value-type="string" calcext:value-type="string">
            <text:p>1394:21:41506:41568</text:p>
          </table:table-cell>
          <table:table-cell table:style-name="ce2" office:value-type="string" calcext:value-type="string">
            <text:p>/data/download/bftpd/bftpd/commands.c</text:p>
          </table:table-cell>
          <table:table-cell table:style-name="ce2" office:value-type="string" calcext:value-type="string">
            <text:p>[["True", [7832, "True", "S_ISDIR ( sbuf . st_mode )", "Condition"]], ["False", [7858, "True", "lstat ( mapped , &amp; sbuf ) == - 1", "Condition"]]]</text:p>
          </table:table-cell>
          <table:table-cell table:style-name="ce2" office:value-type="string" calcext:value-type="string">
            <text:p>[]</text:p>
          </table:table-cell>
          <table:table-cell table:style-name="ce2" office:value-type="string" calcext:value-type="string">
            <text:p>[[["S_ISDIR", "struct stat", "st_mode"]], [["lstat", "char *", "&amp;", "sbuf", "-", "1", "=="]]]</text:p>
          </table:table-cell>
          <table:table-cell table:style-name="ce2" office:value-type="string" calcext:value-type="string">
            <text:p>[[["char *"], "char *"]]</text:p>
          </table:table-cell>
          <table:table-cell table:style-name="ce2" office:value-type="string" calcext:value-type="string">
            <text:p>["\"550 %s: Is a directory\""]</text:p>
          </table:table-cell>
          <table:table-cell table:style-name="ce2" office:value-type="float" office:value="135" calcext:value-type="float">
            <text:p>135</text:p>
          </table:table-cell>
          <table:table-cell table:style-name="ce2" table:number-columns-repeated="1015"/>
        </table:table-row>
        <table:table-row table:style-name="ro1">
          <table:table-cell table:style-name="ce2" office:value-type="string" calcext:value-type="string">
            <text:p>sprintf ( linktarget , " -&gt; %s" , temp )</text:p>
          </table:table-cell>
          <table:table-cell table:style-name="ce2" office:value-type="string" calcext:value-type="string">
            <text:p>118:2:2577:2612</text:p>
          </table:table-cell>
          <table:table-cell table:style-name="ce2" office:value-type="string" calcext:value-type="string">
            <text:p>/data/download/bftpd/bftpd/dirlist.c</text:p>
          </table:table-cell>
          <table:table-cell table:style-name="ce2" office:value-type="string" calcext:value-type="string">
            <text:p>[["True", [12920, "True", "S_ISLNK ( statbuf . st_mode )", "Condition"]], ["False", [12948, "True", "lstat ( name , ( struct stat * ) &amp; statbuf ) == - 1", "Condition"]]]</text:p>
          </table:table-cell>
          <table:table-cell table:style-name="ce2" office:value-type="string" calcext:value-type="string">
            <text:p>[]</text:p>
          </table:table-cell>
          <table:table-cell table:style-name="ce2" office:value-type="string" calcext:value-type="string">
            <text:p>[[["S_ISLNK", "struct stat", "st_mode"]], [["lstat", "char *", "&amp;", "statbuf", "-", "1", "=="]]]</text:p>
          </table:table-cell>
          <table:table-cell table:style-name="ce2" office:value-type="string" calcext:value-type="string">
            <text:p>[[["temp", "MAXCMD", "3", "+", "linktarget", "MAXCMD", "5", "+", "perm", "11", "timestr", "17", "char [ USERLEN + 1 ]", "USERLEN", "1", "+", "gid", "USERLEN", "1", "+"], "temp"], [["temp", "MAXCMD", "3", "+", "linktarget", "MAXCMD", "5", "+", "perm", "11", "timestr", "17", "char [ USERLEN + 1 ]", "USERLEN", "1", "+", "gid", "USERLEN", "1", "+"], "linktarget"]]</text:p>
          </table:table-cell>
          <table:table-cell table:style-name="ce2" office:value-type="string" calcext:value-type="string">
            <text:p>["\" -&gt; %s\""]</text:p>
          </table:table-cell>
          <table:table-cell table:style-name="ce2" office:value-type="float" office:value="135" calcext:value-type="float">
            <text:p>135</text:p>
          </table:table-cell>
          <table:table-cell table:style-name="ce2" table:number-columns-repeated="1015"/>
        </table:table-row>
        <table:table-row table:style-name="ro1">
          <table:table-cell table:style-name="ce1" office:value-type="string" calcext:value-type="string">
            <text:p>fprintf ( statuslog , "%i %i %i %s\n" , ( int ) getpid ( ) , type , type2 , buffer )</text:p>
          </table:table-cell>
          <table:table-cell table:style-name="ce1" office:value-type="string" calcext:value-type="string">
            <text:p>66:8:1641:1729</text:p>
          </table:table-cell>
          <table:table-cell table:style-name="ce1" office:value-type="string" calcext:value-type="string">
            <text:p>/data/download/bftpd/bftpd/logging.c</text:p>
          </table:table-cell>
          <table:table-cell table:style-name="ce1" office:value-type="string" calcext:value-type="string">
            <text:p>[["True", [14147, "True", "statuslog", "Condition"]]]</text:p>
          </table:table-cell>
          <table:table-cell table:style-name="ce1" office:value-type="string" calcext:value-type="string">
            <text:p>[]</text:p>
          </table:table-cell>
          <table:table-cell table:style-name="ce1" office:value-type="string" calcext:value-type="string">
            <text:p>[[["statuslog"]]]</text:p>
          </table:table-cell>
          <table:table-cell table:style-name="ce1" office:value-type="string" calcext:value-type="string">
            <text:p>[[["char"], "char"], [["char"], "char"], [["char [ 1024 ]", "1024"], "char [ 1024 ]"]]</text:p>
          </table:table-cell>
          <table:table-cell table:style-name="ce1" office:value-type="string" calcext:value-type="string">
            <text:p>["\"%i %i %i %s\\n\""]</text:p>
          </table:table-cell>
          <table:table-cell table:style-name="ce1" office:value-type="float" office:value="134" calcext:value-type="float">
            <text:p>134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vsnprintf ( buffer , sizeof ( buffer ) , format , val )</text:p>
          </table:table-cell>
          <table:table-cell office:value-type="string" calcext:value-type="string">
            <text:p>63:8:1525:1571</text:p>
          </table:table-cell>
          <table:table-cell office:value-type="string" calcext:value-type="string">
            <text:p>/data/download/bftpd/bftpd/logging.c</text:p>
          </table:table-cell>
          <table:table-cell office:value-type="string" calcext:value-type="string">
            <text:p>[["True", [14147, "True", "statuslog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statuslog"]]]</text:p>
          </table:table-cell>
          <table:table-cell office:value-type="string" calcext:value-type="string">
            <text:p>[[["char *"], "char *"], [["va_list"], "va_list"], [["char [ 1024 ]", "1024"], "char [ 1024 ]"]]</text:p>
          </table:table-cell>
          <table:table-cell office:value-type="string" calcext:value-type="string">
            <text:p>[]</text:p>
          </table:table-cell>
          <table:table-cell office:value-type="float" office:value="134" calcext:value-type="float">
            <text:p>134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control_printf ( SL_FAILURE , "530 Login incorrect." )</text:p>
          </table:table-cell>
          <table:table-cell table:style-name="ce1" office:value-type="string" calcext:value-type="string">
            <text:p>244:4:5690:5740</text:p>
          </table:table-cell>
          <table:table-cell table:style-name="ce1" office:value-type="string" calcext:value-type="string">
            <text:p>/data/download/bftpd/bftpd/login.c</text:p>
          </table:table-cell>
          <table:table-cell table:style-name="ce1" office:value-type="string" calcext:value-type="string">
            <text:p>[["False", [16570, "True", "strncasecmp ( foo , \"yes\" , 3 )", "Condition"]], ["True", [16581, "True", "foo [ 0 ] != '\\0'", "Condition"]], ["True", [16587, "True", "strncasecmp ( foo = config_getoption ( \"DENY_LOGIN\" ) , \"no\" , 2 )", "Condition"]], ["True", [16641, "True", "! home_directory", "Condition"]], ["True", [16630, "True", "! strcasecmp ( anonymous , \"yes\" )", "Condition"]], ["True", [16703, "True", "! strcasecmp ( anonymous , \"yes\" )", "Condition"]], ["True", [16685, "True", "! getpwnam ( user )", "Condition"]]]</text:p>
          </table:table-cell>
          <table:table-cell table:style-name="ce1" office:value-type="string" calcext:value-type="string">
            <text:p>[]</text:p>
          </table:table-cell>
          <table:table-cell table:style-name="ce1" office:value-type="string" calcext:value-type="string">
            <text:p>[[["strncasecmp", "char *", "\"yes\"", "3"]], [["char *", "0", "'\\0'", "!="]], [["strncasecmp", "foo", "config_getoption", "\"DENY_LOGIN\"", "=", "\"no\"", "2"]], [["!", "char *"]], [["!", "strcasecmp", "char *", "\"yes\""]], [["!", "strcasecmp", "char *", "\"yes\""]], [["!", "getpwnam", "user"]]]</text:p>
          </table:table-cell>
          <table:table-cell table:style-name="ce1" office:value-type="string" calcext:value-type="string">
            <text:p>[]</text:p>
          </table:table-cell>
          <table:table-cell table:style-name="ce1" office:value-type="string" calcext:value-type="string">
            <text:p>["\"530 Login incorrect.\""]</text:p>
          </table:table-cell>
          <table:table-cell table:style-name="ce1" office:value-type="float" office:value="133" calcext:value-type="float">
            <text:p>133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control_printf ( SL_FAILURE , "530-Server disabled.\r\n421 Reason: %s" , foo )</text:p>
          </table:table-cell>
          <table:table-cell office:value-type="string" calcext:value-type="string">
            <text:p>242:4:5603:5676</text:p>
          </table:table-cell>
          <table:table-cell office:value-type="string" calcext:value-type="string">
            <text:p>/data/download/bftpd/bftpd/login.c</text:p>
          </table:table-cell>
          <table:table-cell office:value-type="string" calcext:value-type="string">
            <text:p>[["True", [16570, "True", "strncasecmp ( foo , \"yes\" , 3 )", "Condition"]], ["True", [16581, "True", "foo [ 0 ] != '\\0'", "Condition"]], ["True", [16587, "True", "strncasecmp ( foo = config_getoption ( \"DENY_LOGIN\" ) , \"no\" , 2 )", "Condition"]], ["True", [16641, "True", "! home_directory", "Condition"]], ["True", [16630, "True", "! strcasecmp ( anonymous , \"yes\" )", "Condition"]], ["True", [16703, "True", "! strcasecmp ( anonymous , \"yes\" )", "Condition"]], ["True", [16685, "True", "! getpwnam ( user )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strncasecmp", "char *", "\"yes\"", "3"]], [["char *", "0", "'\\0'", "!="]], [["strncasecmp", "foo", "config_getoption", "\"DENY_LOGIN\"", "=", "\"no\"", "2"]], [["!", "char *"]], [["!", "strcasecmp", "char *", "\"yes\""]], [["!", "strcasecmp", "char *", "\"yes\""]], [["!", "getpwnam", "user"]]]</text:p>
          </table:table-cell>
          <table:table-cell office:value-type="string" calcext:value-type="string">
            <text:p>[[["strncasecmp", "char *", "config_getoption", "\"DENY_LOGIN\"", "=", "\"no\"", "2"], "char *"]]</text:p>
          </table:table-cell>
          <table:table-cell office:value-type="string" calcext:value-type="string">
            <text:p>["\"530-Server disabled.\\r\\n421 Reason: %s\""]</text:p>
          </table:table-cell>
          <table:table-cell office:value-type="float" office:value="133" calcext:value-type="float">
            <text:p>133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control_printf ( SL_FAILURE , "421 Unable to change uid.\r\n" )</text:p>
          </table:table-cell>
          <table:table-cell table:style-name="ce1" office:value-type="string" calcext:value-type="string">
            <text:p>354:3:9478:9537</text:p>
          </table:table-cell>
          <table:table-cell table:style-name="ce1" office:value-type="string" calcext:value-type="string">
            <text:p>/data/download/bftpd/bftpd/login.c</text:p>
          </table:table-cell>
          <table:table-cell table:style-name="ce1" office:value-type="string" calcext:value-type="string">
            <text:p>[["True", [15930, "True", "bftpd_setuid ( userinfo . pw_uid )", "Condition"]], ["False", [16031, "True", "strcasecmp ( config_getoption ( \"DO_CHROOT\" ) , \"no\" )", "Condition"]], ["True", [16167, "True", "( ! file_auth [ 0 ] ) &amp;&amp; ( ! anon_ok )", "Condition"]], ["False", [16224, "True", "checkpass ( password )", "Condition"]], ["False", [16231, "True", "( ! file_auth [ 0 ] ) &amp;&amp; ( ! anon_ok )", "Condition"]]]</text:p>
          </table:table-cell>
          <table:table-cell table:style-name="ce1" office:value-type="string" calcext:value-type="string">
            <text:p>[]</text:p>
          </table:table-cell>
          <table:table-cell table:style-name="ce1" office:value-type="string" calcext:value-type="string">
            <text:p>[[["bftpd_setuid", "userinfo", "pw_uid"]], [["strcasecmp", "config_getoption", "\"DO_CHROOT\"", "\"no\""]], [["!", "char *", "0"]], [["!", "int"]], [["checkpass", "char *"]], [["!", "char *", "0"]], [["!", "int"]]]</text:p>
          </table:table-cell>
          <table:table-cell table:style-name="ce1" office:value-type="string" calcext:value-type="string">
            <text:p>[]</text:p>
          </table:table-cell>
          <table:table-cell table:style-name="ce1" office:value-type="string" calcext:value-type="string">
            <text:p>["\"421 Unable to change uid.\\r\\n\""]</text:p>
          </table:table-cell>
          <table:table-cell table:style-name="ce1" office:value-type="float" office:value="132" calcext:value-type="float">
            <text:p>132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control_printf ( SL_FAILURE , "421 Unable to change uid.\r\n" )</text:p>
          </table:table-cell>
          <table:table-cell office:value-type="string" calcext:value-type="string">
            <text:p>344:3:9209:9268</text:p>
          </table:table-cell>
          <table:table-cell office:value-type="string" calcext:value-type="string">
            <text:p>/data/download/bftpd/bftpd/login.c</text:p>
          </table:table-cell>
          <table:table-cell office:value-type="string" calcext:value-type="string">
            <text:p>[["True", [15990, "True", "bftpd_setuid ( userinfo . pw_uid )", "Condition"]], ["False", [16031, "True", "strcasecmp ( config_getoption ( \"DO_CHROOT\" ) , \"no\" )", "Condition"]], ["True", [16167, "True", "( ! file_auth [ 0 ] ) &amp;&amp; ( ! anon_ok )", "Condition"]], ["False", [16224, "True", "checkpass ( password )", "Condition"]], ["False", [16231, "True", "( ! file_auth [ 0 ] ) &amp;&amp; ( ! anon_ok )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bftpd_setuid", "userinfo", "pw_uid"]], [["strcasecmp", "config_getoption", "\"DO_CHROOT\"", "\"no\""]], [["!", "char *", "0"]], [["!", "int"]], [["checkpass", "char *"]], [["!", "char *", "0"]], [["!", "int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421 Unable to change uid.\\r\\n\""]</text:p>
          </table:table-cell>
          <table:table-cell office:value-type="float" office:value="132" calcext:value-type="float">
            <text:p>132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control_printf ( SL_FAILURE , "421 Unable to change working directory.\r\n" )</text:p>
          </table:table-cell>
          <table:table-cell table:style-name="ce1" office:value-type="string" calcext:value-type="string">
            <text:p>409:20:11405:11478</text:p>
          </table:table-cell>
          <table:table-cell table:style-name="ce1" office:value-type="string" calcext:value-type="string">
            <text:p>/data/download/bftpd/bftpd/login.c</text:p>
          </table:table-cell>
          <table:table-cell table:style-name="ce1" office:value-type="string" calcext:value-type="string">
            <text:p>[["True", [15640, "True", "chdir ( \"/\" )", "Condition"]], ["False", [15672, "True", "! strcasecmp ( config_getoption ( \"DO_CHROOT\" ) , \"yes\" )", "Condition"]], ["True", [15866, "True", "( ! file_auth [ 0 ] ) &amp;&amp; ( anon_ok )", "Condition"]], ["False", [16167, "True", "( ! file_auth [ 0 ] ) &amp;&amp; ( ! anon_ok )", "Condition"]]]</text:p>
          </table:table-cell>
          <table:table-cell table:style-name="ce1" office:value-type="string" calcext:value-type="string">
            <text:p>[]</text:p>
          </table:table-cell>
          <table:table-cell table:style-name="ce1" office:value-type="string" calcext:value-type="string">
            <text:p>[[["chdir", "\"/\""]], [["!", "strcasecmp", "config_getoption", "\"DO_CHROOT\"", "\"yes\""]], [["!", "char *", "0"]], [["int"]], [["!", "char *", "0"]], [["!", "int"]]]</text:p>
          </table:table-cell>
          <table:table-cell table:style-name="ce1" office:value-type="string" calcext:value-type="string">
            <text:p>[]</text:p>
          </table:table-cell>
          <table:table-cell table:style-name="ce1" office:value-type="string" calcext:value-type="string">
            <text:p>["\"421 Unable to change working directory.\\r\\n\""]</text:p>
          </table:table-cell>
          <table:table-cell table:style-name="ce1" office:value-type="float" office:value="131" calcext:value-type="float">
            <text:p>131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control_printf ( SL_FAILURE , "421 Unable to change working directory.\r\n" )</text:p>
          </table:table-cell>
          <table:table-cell office:value-type="string" calcext:value-type="string">
            <text:p>384:17:10482:10555</text:p>
          </table:table-cell>
          <table:table-cell office:value-type="string" calcext:value-type="string">
            <text:p>/data/download/bftpd/bftpd/login.c</text:p>
          </table:table-cell>
          <table:table-cell office:value-type="string" calcext:value-type="string">
            <text:p>[["True", [15765, "True", "chdir ( \"/\" )", "Condition"]], ["False", [15797, "True", "! strcasecmp ( config_getoption ( \"DO_CHROOT\" ) , \"yes\" )", "Condition"]], ["True", [15866, "True", "( ! file_auth [ 0 ] ) &amp;&amp; ( anon_ok )", "Condition"]], ["False", [16167, "True", "( ! file_auth [ 0 ] ) &amp;&amp; ( ! anon_ok )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chdir", "\"/\""]], [["!", "strcasecmp", "config_getoption", "\"DO_CHROOT\"", "\"yes\""]], [["!", "char *", "0"]], [["int"]], [["!", "char *", "0"]], [["!", "int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421 Unable to change working directory.\\r\\n\""]</text:p>
          </table:table-cell>
          <table:table-cell office:value-type="float" office:value="131" calcext:value-type="float">
            <text:p>131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bftpd_log ( "Successfully logged in as user '%s'.\n" , user )</text:p>
          </table:table-cell>
          <table:table-cell table:style-name="ce1" office:value-type="string" calcext:value-type="string">
            <text:p>429:1:12054:12111</text:p>
          </table:table-cell>
          <table:table-cell table:style-name="ce1" office:value-type="string" calcext:value-type="string">
            <text:p>/data/download/bftpd/bftpd/login.c</text:p>
          </table:table-cell>
          <table:table-cell table:style-name="ce1" office:value-type="string" calcext:value-type="string">
            <text:p>[["True", [16224, "True", "checkpass ( password )", "Condition"]], ["True", [16231, "True", "( ! file_auth [ 0 ] ) &amp;&amp; ( ! anon_ok )", "Condition"]], ["True", [16231, "True", "( ! file_auth [ 0 ] ) &amp;&amp; ( ! anon_ok )", "Condition"]], ["False", [16268, "True", "( ! file_auth [ 0 ] ) &amp;&amp; ( ! anon_ok )", "Condition"]], ["False", [16258, "True", "checkuser ( ) || checkshell ( )", "Condition"]], ["False", [16268, "True", "( ! file_auth [ 0 ] ) &amp;&amp; ( ! anon_ok )", "Condition"]], ["False", [16258, "True", "checkuser ( ) || checkshell ( )", "Condition"]], ["False", [16641, "True", "! home_directory", "Condition"]], ["False", [16630, "True", "! strcasecmp ( anonymous , \"yes\" )", "Condition"]], ["False", [16703, "True", "! strcasecmp ( anonymous , \"yes\" )", "Condition"]], ["False", [16685, "True", "! getpwnam ( user )", "Condition"]], ["True", [16268, "True", "( ! file_auth [ 0 ] ) &amp;&amp; ( ! anon_ok )", "Condition"]], ["False", [16641, "True", "! home_directory", "Condition"]], ["False", [16630, "True", "! strcasecmp ( anonymous , \"yes\" )", "Condition"]], ["False", [16703, "True", "! strcasecmp ( anonymous , \"yes\" )", "Condition"]], ["False", [16685, "True", "! getpwnam ( user )", "Condition"]], ["True", [16268, "True", "( ! file_auth [ 0 ] ) &amp;&amp; ( ! anon_ok )", "Condition"]], ["False", [16723, "True", "! file_auth [ 0 ]", "Condition"]], ["True", [16641, "True", "! home_directory", "Condition"]], ["True", [16723, "True", "! file_auth [ 0 ]", "Condition"]], ["False", [16703, "True", "! strcasecmp ( anonymous , \"yes\" )", "Condition"]], ["False", [16641, "True", "! home_directory", "Condition"]], ["False", [16630, "True", "! strcasecmp ( anonymous , \"yes\" )", "Condition"]], ["False", [16703, "True", "! strcasecmp ( anonymous , \"yes\" )", "Condition"]], ["False", [16685, "True", "! getpwnam ( user )", "Condition"]]]</text:p>
          </table:table-cell>
          <table:table-cell table:style-name="ce1" office:value-type="string" calcext:value-type="string">
            <text:p>[]</text:p>
          </table:table-cell>
          <table:table-cell table:style-name="ce1" office:value-type="string" calcext:value-type="string">
            <text:p>[[["checkpass", "char *"]], [["!", "char *", "0"]], [["!", "int"]], [["!", "char *", "0"]], [["!", "int"]], [["!", "char *", "0"]], [["!", "int"]], [["checkuser", "checkshell", "||"]], [["!", "char *", "0"]], [["!", "int"]], [["checkuser", "checkshell", "||"]], [["!", "char *"]], [["!", "strcasecmp", "char *", "\"yes\""]], [["!", "strcasecmp", "char *", "\"yes\""]], [["!", "getpwnam", "user"]], [["!", "char *", "0"]], [["!", "int"]], [["!", "char *"]], [["!", "strcasecmp", "char *", "\"yes\""]], [["!", "strcasecmp", "char *", "\"yes\""]], [["!", "getpwnam", "user"]], [["!", "char *", "0"]], [["!", "int"]], [["!", "char *", "0"]], [["!", "char *"]], [["!", "char *", "0"]], [["!", "strcasecmp", "char *", "\"yes\""]], [["!", "char *"]], [["!", "strcasecmp", "char *", "\"yes\""]], [["!", "strcasecmp", "char *", "\"yes\""]], [["!", "getpwnam", "user"]]]</text:p>
          </table:table-cell>
          <table:table-cell table:style-name="ce1" office:value-type="string" calcext:value-type="string">
            <text:p>[]</text:p>
          </table:table-cell>
          <table:table-cell table:style-name="ce1" office:value-type="string" calcext:value-type="string">
            <text:p>["\"Successfully logged in as user '%s'.\\n\""]</text:p>
          </table:table-cell>
          <table:table-cell table:style-name="ce1" office:value-type="float" office:value="130" calcext:value-type="float">
            <text:p>130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bftpd_logwtmp ( 1 )</text:p>
          </table:table-cell>
          <table:table-cell office:value-type="string" calcext:value-type="string">
            <text:p>426:1:12002:12018</text:p>
          </table:table-cell>
          <table:table-cell office:value-type="string" calcext:value-type="string">
            <text:p>/data/download/bftpd/bftpd/login.c</text:p>
          </table:table-cell>
          <table:table-cell office:value-type="string" calcext:value-type="string">
            <text:p>[["True", [16224, "True", "checkpass ( password )", "Condition"]], ["True", [16231, "True", "( ! file_auth [ 0 ] ) &amp;&amp; ( ! anon_ok )", "Condition"]], ["True", [16231, "True", "( ! file_auth [ 0 ] ) &amp;&amp; ( ! anon_ok )", "Condition"]], ["False", [16268, "True", "( ! file_auth [ 0 ] ) &amp;&amp; ( ! anon_ok )", "Condition"]], ["False", [16258, "True", "checkuser ( ) || checkshell ( )", "Condition"]], ["False", [16268, "True", "( ! file_auth [ 0 ] ) &amp;&amp; ( ! anon_ok )", "Condition"]], ["False", [16258, "True", "checkuser ( ) || checkshell ( )", "Condition"]], ["False", [16641, "True", "! home_directory", "Condition"]], ["False", [16630, "True", "! strcasecmp ( anonymous , \"yes\" )", "Condition"]], ["False", [16703, "True", "! strcasecmp ( anonymous , \"yes\" )", "Condition"]], ["False", [16685, "True", "! getpwnam ( user )", "Condition"]], ["True", [16268, "True", "( ! file_auth [ 0 ] ) &amp;&amp; ( ! anon_ok )", "Condition"]], ["False", [16641, "True", "! home_directory", "Condition"]], ["False", [16630, "True", "! strcasecmp ( anonymous , \"yes\" )", "Condition"]], ["False", [16703, "True", "! strcasecmp ( anonymous , \"yes\" )", "Condition"]], ["False", [16685, "True", "! getpwnam ( user )", "Condition"]], ["True", [16268, "True", "( ! file_auth [ 0 ] ) &amp;&amp; ( ! anon_ok )", "Condition"]], ["False", [16723, "True", "! file_auth [ 0 ]", "Condition"]], ["True", [16641, "True", "! home_directory", "Condition"]], ["True", [16723, "True", "! file_auth [ 0 ]", "Condition"]], ["False", [16703, "True", "! strcasecmp ( anonymous , \"yes\" )", "Condition"]], ["False", [16641, "True", "! home_directory", "Condition"]], ["False", [16630, "True", "! strcasecmp ( anonymous , \"yes\" )", "Condition"]], ["False", [16703, "True", "! strcasecmp ( anonymous , \"yes\" )", "Condition"]], ["False", [16685, "True", "! getpwnam ( user )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checkpass", "char *"]], [["!", "char *", "0"]], [["!", "int"]], [["!", "char *", "0"]], [["!", "int"]], [["!", "char *", "0"]], [["!", "int"]], [["checkuser", "checkshell", "||"]], [["!", "char *", "0"]], [["!", "int"]], [["checkuser", "checkshell", "||"]], [["!", "char *"]], [["!", "strcasecmp", "char *", "\"yes\""]], [["!", "strcasecmp", "char *", "\"yes\""]], [["!", "getpwnam", "user"]], [["!", "char *", "0"]], [["!", "int"]], [["!", "char *"]], [["!", "strcasecmp", "char *", "\"yes\""]], [["!", "strcasecmp", "char *", "\"yes\""]], [["!", "getpwnam", "user"]], [["!", "char *", "0"]], [["!", "int"]], [["!", "char *", "0"]], [["!", "char *"]], [["!", "char *", "0"]], [["!", "strcasecmp", "char *", "\"yes\""]], [["!", "char *"]], [["!", "strcasecmp", "char *", "\"yes\""]], [["!", "strcasecmp", "char *", "\"yes\""]], [["!", "getpwnam", "user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1"]</text:p>
          </table:table-cell>
          <table:table-cell office:value-type="float" office:value="130" calcext:value-type="float">
            <text:p>13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SUCCESS , "230 User logged in." )</text:p>
          </table:table-cell>
          <table:table-cell office:value-type="string" calcext:value-type="string">
            <text:p>424:1:11931:11980</text:p>
          </table:table-cell>
          <table:table-cell office:value-type="string" calcext:value-type="string">
            <text:p>/data/download/bftpd/bftpd/login.c</text:p>
          </table:table-cell>
          <table:table-cell office:value-type="string" calcext:value-type="string">
            <text:p>[["True", [16224, "True", "checkpass ( password )", "Condition"]], ["True", [16231, "True", "( ! file_auth [ 0 ] ) &amp;&amp; ( ! anon_ok )", "Condition"]], ["True", [16231, "True", "( ! file_auth [ 0 ] ) &amp;&amp; ( ! anon_ok )", "Condition"]], ["False", [16268, "True", "( ! file_auth [ 0 ] ) &amp;&amp; ( ! anon_ok )", "Condition"]], ["False", [16258, "True", "checkuser ( ) || checkshell ( )", "Condition"]], ["False", [16268, "True", "( ! file_auth [ 0 ] ) &amp;&amp; ( ! anon_ok )", "Condition"]], ["False", [16258, "True", "checkuser ( ) || checkshell ( )", "Condition"]], ["False", [16641, "True", "! home_directory", "Condition"]], ["False", [16630, "True", "! strcasecmp ( anonymous , \"yes\" )", "Condition"]], ["False", [16703, "True", "! strcasecmp ( anonymous , \"yes\" )", "Condition"]], ["False", [16685, "True", "! getpwnam ( user )", "Condition"]], ["True", [16268, "True", "( ! file_auth [ 0 ] ) &amp;&amp; ( ! anon_ok )", "Condition"]], ["False", [16641, "True", "! home_directory", "Condition"]], ["False", [16630, "True", "! strcasecmp ( anonymous , \"yes\" )", "Condition"]], ["False", [16703, "True", "! strcasecmp ( anonymous , \"yes\" )", "Condition"]], ["False", [16685, "True", "! getpwnam ( user )", "Condition"]], ["True", [16268, "True", "( ! file_auth [ 0 ] ) &amp;&amp; ( ! anon_ok )", "Condition"]], ["False", [16723, "True", "! file_auth [ 0 ]", "Condition"]], ["True", [16641, "True", "! home_directory", "Condition"]], ["True", [16723, "True", "! file_auth [ 0 ]", "Condition"]], ["False", [16703, "True", "! strcasecmp ( anonymous , \"yes\" )", "Condition"]], ["False", [16641, "True", "! home_directory", "Condition"]], ["False", [16630, "True", "! strcasecmp ( anonymous , \"yes\" )", "Condition"]], ["False", [16703, "True", "! strcasecmp ( anonymous , \"yes\" )", "Condition"]], ["False", [16685, "True", "! getpwnam ( user )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checkpass", "char *"]], [["!", "char *", "0"]], [["!", "int"]], [["!", "char *", "0"]], [["!", "int"]], [["!", "char *", "0"]], [["!", "int"]], [["checkuser", "checkshell", "||"]], [["!", "char *", "0"]], [["!", "int"]], [["checkuser", "checkshell", "||"]], [["!", "char *"]], [["!", "strcasecmp", "char *", "\"yes\""]], [["!", "strcasecmp", "char *", "\"yes\""]], [["!", "getpwnam", "user"]], [["!", "char *", "0"]], [["!", "int"]], [["!", "char *"]], [["!", "strcasecmp", "char *", "\"yes\""]], [["!", "strcasecmp", "char *", "\"yes\""]], [["!", "getpwnam", "user"]], [["!", "char *", "0"]], [["!", "int"]], [["!", "char *", "0"]], [["!", "char *"]], [["!", "char *", "0"]], [["!", "strcasecmp", "char *", "\"yes\""]], [["!", "char *"]], [["!", "strcasecmp", "char *", "\"yes\""]], [["!", "strcasecmp", "char *", "\"yes\""]], [["!", "getpwnam", "user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230 User logged in.\""]</text:p>
          </table:table-cell>
          <table:table-cell office:value-type="float" office:value="130" calcext:value-type="float">
            <text:p>130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control_printf ( SL_FAILURE , "200 OK" )</text:p>
          </table:table-cell>
          <table:table-cell table:style-name="ce1" office:value-type="string" calcext:value-type="string">
            <text:p>127:12:3426:3462</text:p>
          </table:table-cell>
          <table:table-cell table:style-name="ce1" office:value-type="string" calcext:value-type="string">
            <text:p>/data/download/bftpd/bftpd/commands_admin.c</text:p>
          </table:table-cell>
          <table:table-cell table:style-name="ce1" office:value-type="string" calcext:value-type="string">
            <text:p>[["False", [11350, "True", "kill ( pid , SIGTERM )", "Condition"]], ["True", [11359, "True", "bftpdutmp_pidexists ( pid )", "Condition"]], ["False", [11375, "True", "! pid", "Condition"]]]</text:p>
          </table:table-cell>
          <table:table-cell table:style-name="ce1" office:value-type="string" calcext:value-type="string">
            <text:p>[]</text:p>
          </table:table-cell>
          <table:table-cell table:style-name="ce1" office:value-type="string" calcext:value-type="string">
            <text:p>[[["kill", "int", "SIGTERM"]], [["bftpdutmp_pidexists", "int"]], [["!", "int"]]]</text:p>
          </table:table-cell>
          <table:table-cell table:style-name="ce1" office:value-type="string" calcext:value-type="string">
            <text:p>[]</text:p>
          </table:table-cell>
          <table:table-cell table:style-name="ce1" office:value-type="string" calcext:value-type="string">
            <text:p>["\"200 OK\""]</text:p>
          </table:table-cell>
          <table:table-cell table:style-name="ce1" office:value-type="float" office:value="129" calcext:value-type="float">
            <text:p>129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control_printf ( SL_FAILURE , "500 Error: %s." , strerror ( errno ) )</text:p>
          </table:table-cell>
          <table:table-cell office:value-type="string" calcext:value-type="string">
            <text:p>125:12:3338:3399</text:p>
          </table:table-cell>
          <table:table-cell office:value-type="string" calcext:value-type="string">
            <text:p>/data/download/bftpd/bftpd/commands_admin.c</text:p>
          </table:table-cell>
          <table:table-cell office:value-type="string" calcext:value-type="string">
            <text:p>[["True", [11350, "True", "kill ( pid , SIGTERM )", "Condition"]], ["True", [11359, "True", "bftpdutmp_pidexists ( pid )", "Condition"]], ["False", [11375, "True", "! pid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kill", "int", "SIGTERM"]], [["bftpdutmp_pidexists", "int"]], [["!", "int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500 Error: %s.\""]</text:p>
          </table:table-cell>
          <table:table-cell office:value-type="float" office:value="129" calcext:value-type="float">
            <text:p>129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control_printf ( SL_FAILURE , "503 RNFR before RNTO expected." )</text:p>
          </table:table-cell>
          <table:table-cell table:style-name="ce1" office:value-type="string" calcext:value-type="string">
            <text:p>1840:6:55753:55813</text:p>
          </table:table-cell>
          <table:table-cell table:style-name="ce1" office:value-type="string" calcext:value-type="string">
            <text:p>/data/download/bftpd/bftpd/commands.c</text:p>
          </table:table-cell>
          <table:table-cell table:style-name="ce1" office:value-type="string" calcext:value-type="string">
            <text:p>[["case STATE_AUTHENTICATED", [10047, "True", "state", "Condition"]], ["False", [10063, "True", "state &gt;= commands [ i ] . state_needed", "Condition"]], ["False", [10155, "True", "! strcasecmp ( config_getoption ( confstr ) , \"no\" )", "Condition"]], ["True", [10186, "True", "! strncasecmp ( str , commands [ i ] . name , strlen ( commands [ i ] . name ) )", "Condition"]]]</text:p>
          </table:table-cell>
          <table:table-cell table:style-name="ce1" office:value-type="string" calcext:value-type="string">
            <text:p>[]</text:p>
          </table:table-cell>
          <table:table-cell table:style-name="ce1" office:value-type="string" calcext:value-type="string">
            <text:p>[[["state", "STATE_AUTHENTICATED", "=="]], [["state", "commands", "int", "state_needed", "&gt;="]], [["!", "strcasecmp", "config_getoption", "char [ 64 ]", "\"no\""]], [["!", "strncasecmp", "char *", "commands", "int", "name", "strlen", "commands", "int", "name"]]]</text:p>
          </table:table-cell>
          <table:table-cell table:style-name="ce1" office:value-type="string" calcext:value-type="string">
            <text:p>[]</text:p>
          </table:table-cell>
          <table:table-cell table:style-name="ce1" office:value-type="string" calcext:value-type="string">
            <text:p>["\"503 RNFR before RNTO expected.\""]</text:p>
          </table:table-cell>
          <table:table-cell table:style-name="ce1" office:value-type="float" office:value="128" calcext:value-type="float">
            <text:p>128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control_printf ( SL_FAILURE , "503 PASS expected." )</text:p>
          </table:table-cell>
          <table:table-cell office:value-type="string" calcext:value-type="string">
            <text:p>1836:6:55641:55689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case STATE_USER", [10047, "True", "state", "Condition"]], ["False", [10063, "True", "state &gt;= commands [ i ] . state_needed", "Condition"]], ["False", [10155, "True", "! strcasecmp ( config_getoption ( confstr ) , \"no\" )", "Condition"]], ["True", [10186, "True", "! strncasecmp ( str , commands [ i ] . name , strlen ( commands [ i ] . name ) )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state", "STATE_USER", "=="]], [["state", "commands", "int", "state_needed", "&gt;="]], [["!", "strcasecmp", "config_getoption", "char [ 64 ]", "\"no\""]], [["!", "strncasecmp", "char *", "commands", "int", "name", "strlen", "commands", "int", "name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503 PASS expected.\""]</text:p>
          </table:table-cell>
          <table:table-cell office:value-type="float" office:value="128" calcext:value-type="float">
            <text:p>12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FAILURE , "503 USER expected." )</text:p>
          </table:table-cell>
          <table:table-cell office:value-type="string" calcext:value-type="string">
            <text:p>1832:6:55538:55586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case STATE_CONNECTED", [10047, "True", "state", "Condition"]], ["False", [10063, "True", "state &gt;= commands [ i ] . state_needed", "Condition"]], ["False", [10155, "True", "! strcasecmp ( config_getoption ( confstr ) , \"no\" )", "Condition"]], ["True", [10186, "True", "! strncasecmp ( str , commands [ i ] . name , strlen ( commands [ i ] . name ) )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state", "STATE_CONNECTED", "=="]], [["state", "commands", "int", "state_needed", "&gt;="]], [["!", "strcasecmp", "config_getoption", "char [ 64 ]", "\"no\""]], [["!", "strncasecmp", "char *", "commands", "int", "name", "strlen", "commands", "int", "name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503 USER expected.\""]</text:p>
          </table:table-cell>
          <table:table-cell office:value-type="float" office:value="128" calcext:value-type="float">
            <text:p>128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control_printf ( SL_SUCCESS , "214 End of help" )</text:p>
          </table:table-cell>
          <table:table-cell table:style-name="ce1" office:value-type="string" calcext:value-type="string">
            <text:p>1794:8:54337:54382</text:p>
          </table:table-cell>
          <table:table-cell table:style-name="ce1" office:value-type="string" calcext:value-type="string">
            <text:p>/data/download/bftpd/bftpd/commands.c</text:p>
          </table:table-cell>
          <table:table-cell table:style-name="ce1" office:value-type="string" calcext:value-type="string">
            <text:p>[["False", [9953, "True", "params [ 0 ] == '\\0'", "Condition"]]]</text:p>
          </table:table-cell>
          <table:table-cell table:style-name="ce1" office:value-type="string" calcext:value-type="string">
            <text:p>[]</text:p>
          </table:table-cell>
          <table:table-cell table:style-name="ce1" office:value-type="string" calcext:value-type="string">
            <text:p>[[["char *", "0", "'\\0'", "=="]]]</text:p>
          </table:table-cell>
          <table:table-cell table:style-name="ce1" office:value-type="string" calcext:value-type="string">
            <text:p>[]</text:p>
          </table:table-cell>
          <table:table-cell table:style-name="ce1" office:value-type="string" calcext:value-type="string">
            <text:p>["\"214 End of help\""]</text:p>
          </table:table-cell>
          <table:table-cell table:style-name="ce1" office:value-type="float" office:value="127" calcext:value-type="float">
            <text:p>127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control_printf ( SL_SUCCESS , "214-The following commands are recognized." )</text:p>
          </table:table-cell>
          <table:table-cell office:value-type="string" calcext:value-type="string">
            <text:p>1791:2:54159:54231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True", [9953, "True", "params [ 0 ] == '\\0'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char *", "0", "'\\0'", "==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214-The following commands are recognized.\""]</text:p>
          </table:table-cell>
          <table:table-cell office:value-type="float" office:value="127" calcext:value-type="float">
            <text:p>127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control_printf ( SL_SUCCESS , "550 %s not implemented" , params )</text:p>
          </table:table-cell>
          <table:table-cell table:style-name="ce1" office:value-type="string" calcext:value-type="string">
            <text:p>1783:7:54023:54083</text:p>
          </table:table-cell>
          <table:table-cell table:style-name="ce1" office:value-type="string" calcext:value-type="string">
            <text:p>/data/download/bftpd/bftpd/commands.c</text:p>
          </table:table-cell>
          <table:table-cell table:style-name="ce1" office:value-type="string" calcext:value-type="string">
            <text:p>[["False", [9833, "True", "! strcasecmp ( params , \"utf8 on\" )", "Condition"]]]</text:p>
          </table:table-cell>
          <table:table-cell table:style-name="ce1" office:value-type="string" calcext:value-type="string">
            <text:p>[]</text:p>
          </table:table-cell>
          <table:table-cell table:style-name="ce1" office:value-type="string" calcext:value-type="string">
            <text:p>[[["!", "strcasecmp", "char *", "\"utf8 on\""]]]</text:p>
          </table:table-cell>
          <table:table-cell table:style-name="ce1" office:value-type="string" calcext:value-type="string">
            <text:p>[[["char *"], "char *"]]</text:p>
          </table:table-cell>
          <table:table-cell table:style-name="ce1" office:value-type="string" calcext:value-type="string">
            <text:p>["\"550 %s not implemented\""]</text:p>
          </table:table-cell>
          <table:table-cell table:style-name="ce1" office:value-type="float" office:value="126" calcext:value-type="float">
            <text:p>126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control_printf ( SL_SUCCESS , "200 UTF8 ON" )</text:p>
          </table:table-cell>
          <table:table-cell office:value-type="string" calcext:value-type="string">
            <text:p>1781:7:53964:54005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True", [9833, "True", "! strcasecmp ( params , \"utf8 on\" )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!", "strcasecmp", "char *", "\"utf8 on\"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200 UTF8 ON\""]</text:p>
          </table:table-cell>
          <table:table-cell office:value-type="float" office:value="126" calcext:value-type="float">
            <text:p>126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control_printf ( SL_SUCCESS , "200 MD5 finger print: %s." , output_string )</text:p>
          </table:table-cell>
          <table:table-cell table:style-name="ce1" office:value-type="string" calcext:value-type="string">
            <text:p>1676:4:49322:49392</text:p>
          </table:table-cell>
          <table:table-cell table:style-name="ce1" office:value-type="string" calcext:value-type="string">
            <text:p>/data/download/bftpd/bftpd/commands.c</text:p>
          </table:table-cell>
          <table:table-cell table:style-name="ce1" office:value-type="string" calcext:value-type="string">
            <text:p>[["False", [9397, "True", "! myphile", "Condition"]], ["False", [9428, "True", "! philename", "Condition"]]]</text:p>
          </table:table-cell>
          <table:table-cell table:style-name="ce1" office:value-type="string" calcext:value-type="string">
            <text:p>[]</text:p>
          </table:table-cell>
          <table:table-cell table:style-name="ce1" office:value-type="string" calcext:value-type="string">
            <text:p>[[["!", "FILE *"]], [["!", "char *"]]]</text:p>
          </table:table-cell>
          <table:table-cell table:style-name="ce1" office:value-type="string" calcext:value-type="string">
            <text:p>[[["char [ 64 ]", "64"], "char [ 64 ]"]]</text:p>
          </table:table-cell>
          <table:table-cell table:style-name="ce1" office:value-type="string" calcext:value-type="string">
            <text:p>["\"200 MD5 finger print: %s.\""]</text:p>
          </table:table-cell>
          <table:table-cell table:style-name="ce1" office:value-type="float" office:value="125" calcext:value-type="float">
            <text:p>125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control_printf ( SL_FAILURE , "550 Unable to open file `%s'." , philename )</text:p>
          </table:table-cell>
          <table:table-cell office:value-type="string" calcext:value-type="string">
            <text:p>1662:8:48865:48935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True", [9397, "True", "! myphile", "Condition"]], ["False", [9428, "True", "! philename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!", "FILE *"]], [["!", "char *"]]]</text:p>
          </table:table-cell>
          <table:table-cell office:value-type="string" calcext:value-type="string">
            <text:p>[[["char *"], "char *"]]</text:p>
          </table:table-cell>
          <table:table-cell office:value-type="string" calcext:value-type="string">
            <text:p>["\"550 Unable to open file `%s'.\""]</text:p>
          </table:table-cell>
          <table:table-cell office:value-type="float" office:value="125" calcext:value-type="float">
            <text:p>125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bftpd_log ( "Changed owner of '%s' to UID %i GID %i.\n" , filename , uid , gid )</text:p>
          </table:table-cell>
          <table:table-cell table:style-name="ce1" office:value-type="string" calcext:value-type="string">
            <text:p>1627:2:48196:48276</text:p>
          </table:table-cell>
          <table:table-cell table:style-name="ce1" office:value-type="string" calcext:value-type="string">
            <text:p>/data/download/bftpd/bftpd/commands.c</text:p>
          </table:table-cell>
          <table:table-cell table:style-name="ce1" office:value-type="string" calcext:value-type="string">
            <text:p>[["False", [9016, "True", "chown ( mapped , uid , gid )", "Condition"]], ["False", [9076, "True", "! sscanf ( group , \"%i\" , &amp; gid )", "Condition"]], ["False", [9063, "True", "( ( gid = mygetpwnam ( group , groupfile ) ) ) &lt; 0", "Condition"]], ["False", [9119, "True", "! sscanf ( owner , \"%i\" , &amp; uid )", "Condition"]], ["False", [9106, "True", "( ( uid = mygetpwnam ( owner , passwdfile ) ) ) &lt; 0", "Condition"]], ["True", [9076, "True", "! sscanf ( group , \"%i\" , &amp; gid )", "Condition"]], ["True", [9199, "True", "! strchr ( params , ' ' )", "Condition"]], ["True", [9119, "True", "! sscanf ( owner , \"%i\" , &amp; uid )", "Condition"]], ["False", [9119, "True", "! sscanf ( owner , \"%i\" , &amp; uid )", "Condition"]], ["False", [9106, "True", "( ( uid = mygetpwnam ( owner , passwdfile ) ) ) &lt; 0", "Condition"]]]</text:p>
          </table:table-cell>
          <table:table-cell table:style-name="ce1" office:value-type="string" calcext:value-type="string">
            <text:p>[]</text:p>
          </table:table-cell>
          <table:table-cell table:style-name="ce1" office:value-type="string" calcext:value-type="string">
            <text:p>[[["chown", "char *", "int", "int"]], [["!", "sscanf", "char *", "\"%i\"", "&amp;", "gid"]], [["gid", "mygetpwnam", "char *", "groupfile", "=", "0", "&lt;"]], [["!", "sscanf", "char *", "\"%i\"", "&amp;", "uid"]], [["uid", "mygetpwnam", "char *", "passwdfile", "=", "0", "&lt;"]], [["!", "sscanf", "char *", "\"%i\"", "&amp;", "gid"]], [["!", "strchr", "char *", "' '"]], [["!", "sscanf", "char *", "\"%i\"", "&amp;", "uid"]], [["!", "sscanf", "char *", "\"%i\"", "&amp;", "uid"]], [["uid", "mygetpwnam", "char *", "passwdfile", "=", "0", "&lt;"]]]</text:p>
          </table:table-cell>
          <table:table-cell table:style-name="ce1" office:value-type="string" calcext:value-type="string">
            <text:p>[[["char *", "MAXCMD", "1", "+", "owner", "MAXCMD", "1", "+", "group", "MAXCMD", "1", "+", "filename", "MAXCMD", "1", "+", "mapped"], "filename"], [["int", "mygetpwnam", "char *", "groupfile", "=", "0", "&lt;"], "int"], [["int", "gid"], "gid"], [["int", "mygetpwnam", "char *", "passwdfile", "=", "0", "&lt;"], "int"], [["int", "gid"], "int"]]</text:p>
          </table:table-cell>
          <table:table-cell table:style-name="ce1" office:value-type="string" calcext:value-type="string">
            <text:p>["\"Changed owner of '%s' to UID %i GID %i.\\n\""]</text:p>
          </table:table-cell>
          <table:table-cell table:style-name="ce1" office:value-type="float" office:value="124" calcext:value-type="float">
            <text:p>124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control_printf ( SL_SUCCESS , "200 CHOWN successful." )</text:p>
          </table:table-cell>
          <table:table-cell office:value-type="string" calcext:value-type="string">
            <text:p>1629:2:48280:48331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False", [9016, "True", "chown ( mapped , uid , gid )", "Condition"]], ["False", [9076, "True", "! sscanf ( group , \"%i\" , &amp; gid )", "Condition"]], ["False", [9063, "True", "( ( gid = mygetpwnam ( group , groupfile ) ) ) &lt; 0", "Condition"]], ["False", [9119, "True", "! sscanf ( owner , \"%i\" , &amp; uid )", "Condition"]], ["False", [9106, "True", "( ( uid = mygetpwnam ( owner , passwdfile ) ) ) &lt; 0", "Condition"]], ["True", [9076, "True", "! sscanf ( group , \"%i\" , &amp; gid )", "Condition"]], ["True", [9199, "True", "! strchr ( params , ' ' )", "Condition"]], ["True", [9119, "True", "! sscanf ( owner , \"%i\" , &amp; uid )", "Condition"]], ["False", [9119, "True", "! sscanf ( owner , \"%i\" , &amp; uid )", "Condition"]], ["False", [9106, "True", "( ( uid = mygetpwnam ( owner , passwdfile ) ) ) &lt; 0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chown", "char *", "int", "int"]], [["!", "sscanf", "char *", "\"%i\"", "&amp;", "gid"]], [["gid", "mygetpwnam", "char *", "groupfile", "=", "0", "&lt;"]], [["!", "sscanf", "char *", "\"%i\"", "&amp;", "uid"]], [["uid", "mygetpwnam", "char *", "passwdfile", "=", "0", "&lt;"]], [["!", "sscanf", "char *", "\"%i\"", "&amp;", "gid"]], [["!", "strchr", "char *", "' '"]], [["!", "sscanf", "char *", "\"%i\"", "&amp;", "uid"]], [["!", "sscanf", "char *", "\"%i\"", "&amp;", "uid"]], [["uid", "mygetpwnam", "char *", "passwdfile", "=", "0", "&lt;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200 CHOWN successful.\""]</text:p>
          </table:table-cell>
          <table:table-cell office:value-type="float" office:value="124" calcext:value-type="float">
            <text:p>1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FAILURE , "550 Error: %s." , strerror ( errno ) )</text:p>
          </table:table-cell>
          <table:table-cell office:value-type="string" calcext:value-type="string">
            <text:p>1625:2:48123:48184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True", [9016, "True", "chown ( mapped , uid , gid )", "Condition"]], ["False", [9076, "True", "! sscanf ( group , \"%i\" , &amp; gid )", "Condition"]], ["False", [9063, "True", "( ( gid = mygetpwnam ( group , groupfile ) ) ) &lt; 0", "Condition"]], ["False", [9119, "True", "! sscanf ( owner , \"%i\" , &amp; uid )", "Condition"]], ["False", [9106, "True", "( ( uid = mygetpwnam ( owner , passwdfile ) ) ) &lt; 0", "Condition"]], ["True", [9076, "True", "! sscanf ( group , \"%i\" , &amp; gid )", "Condition"]], ["True", [9199, "True", "! strchr ( params , ' ' )", "Condition"]], ["True", [9119, "True", "! sscanf ( owner , \"%i\" , &amp; uid )", "Condition"]], ["False", [9119, "True", "! sscanf ( owner , \"%i\" , &amp; uid )", "Condition"]], ["False", [9106, "True", "( ( uid = mygetpwnam ( owner , passwdfile ) ) ) &lt; 0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chown", "char *", "int", "int"]], [["!", "sscanf", "char *", "\"%i\"", "&amp;", "gid"]], [["gid", "mygetpwnam", "char *", "groupfile", "=", "0", "&lt;"]], [["!", "sscanf", "char *", "\"%i\"", "&amp;", "uid"]], [["uid", "mygetpwnam", "char *", "passwdfile", "=", "0", "&lt;"]], [["!", "sscanf", "char *", "\"%i\"", "&amp;", "gid"]], [["!", "strchr", "char *", "' '"]], [["!", "sscanf", "char *", "\"%i\"", "&amp;", "uid"]], [["!", "sscanf", "char *", "\"%i\"", "&amp;", "uid"]], [["uid", "mygetpwnam", "char *", "passwdfile", "=", "0", "&lt;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550 Error: %s.\""]</text:p>
          </table:table-cell>
          <table:table-cell office:value-type="float" office:value="124" calcext:value-type="float">
            <text:p>124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control_printf ( SL_FAILURE , "550 Usage: SITE CHMOD &lt;permissions&gt; &lt;filename&gt;" )</text:p>
          </table:table-cell>
          <table:table-cell table:style-name="ce1" office:value-type="string" calcext:value-type="string">
            <text:p>1563:2:46244:46320</text:p>
          </table:table-cell>
          <table:table-cell table:style-name="ce1" office:value-type="string" calcext:value-type="string">
            <text:p>/data/download/bftpd/bftpd/commands.c</text:p>
          </table:table-cell>
          <table:table-cell table:style-name="ce1" office:value-type="string" calcext:value-type="string">
            <text:p>[["True", [8906, "True", "! strchr ( params , ' ' )", "Condition"]]]</text:p>
          </table:table-cell>
          <table:table-cell table:style-name="ce1" office:value-type="string" calcext:value-type="string">
            <text:p>[]</text:p>
          </table:table-cell>
          <table:table-cell table:style-name="ce1" office:value-type="string" calcext:value-type="string">
            <text:p>[[["!", "strchr", "char *", "' '"]]]</text:p>
          </table:table-cell>
          <table:table-cell table:style-name="ce1" office:value-type="string" calcext:value-type="string">
            <text:p>[]</text:p>
          </table:table-cell>
          <table:table-cell table:style-name="ce1" office:value-type="string" calcext:value-type="string">
            <text:p>["\"550 Usage: SITE CHMOD &lt;permissions&gt; &lt;filename&gt;\""]</text:p>
          </table:table-cell>
          <table:table-cell table:style-name="ce1" office:value-type="float" office:value="123" calcext:value-type="float">
            <text:p>123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control_printf ( SL_FAILURE , "550 Usage: SITE CHOWN &lt;owner&gt;[.&lt;group&gt;] &lt;filename&gt;" )</text:p>
          </table:table-cell>
          <table:table-cell office:value-type="string" calcext:value-type="string">
            <text:p>1600:2:47361:47441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True", [9199, "True", "! strchr ( params , ' ' )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!", "strchr", "char *", "' '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550 Usage: SITE CHOWN &lt;owner&gt;[.&lt;group&gt;] &lt;filename&gt;\""]</text:p>
          </table:table-cell>
          <table:table-cell office:value-type="float" office:value="123" calcext:value-type="float">
            <text:p>123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bftpd_log ( "Changed permissions of '%s' to '%o'.\n" , mapped , permissions )</text:p>
          </table:table-cell>
          <table:table-cell table:style-name="ce1" office:value-type="string" calcext:value-type="string">
            <text:p>1584:2:46948:47026</text:p>
          </table:table-cell>
          <table:table-cell table:style-name="ce1" office:value-type="string" calcext:value-type="string">
            <text:p>/data/download/bftpd/bftpd/commands.c</text:p>
          </table:table-cell>
          <table:table-cell table:style-name="ce1" office:value-type="string" calcext:value-type="string">
            <text:p>[["False", [8797, "True", "chmod ( mapped , permissions )", "Condition"]], ["True", [8872, "True", "! my_string", "Condition"]], ["False", [8906, "True", "! strchr ( params , ' ' )", "Condition"]]]</text:p>
          </table:table-cell>
          <table:table-cell table:style-name="ce1" office:value-type="string" calcext:value-type="string">
            <text:p>[]</text:p>
          </table:table-cell>
          <table:table-cell table:style-name="ce1" office:value-type="string" calcext:value-type="string">
            <text:p>[[["chmod", "char *", "int"]], [["!", "char *"]], [["!", "strchr", "char *", "' '"]]]</text:p>
          </table:table-cell>
          <table:table-cell table:style-name="ce1" office:value-type="string" calcext:value-type="string">
            <text:p>[[["char *", "bftpd_cwd_mappath", "char *", "="], "char *"], [["int"], "int"]]</text:p>
          </table:table-cell>
          <table:table-cell table:style-name="ce1" office:value-type="string" calcext:value-type="string">
            <text:p>["\"Changed permissions of '%s' to '%o'.\\n\""]</text:p>
          </table:table-cell>
          <table:table-cell table:style-name="ce1" office:value-type="float" office:value="122" calcext:value-type="float">
            <text:p>122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control_printf ( SL_SUCCESS , "200 CHMOD successful." )</text:p>
          </table:table-cell>
          <table:table-cell office:value-type="string" calcext:value-type="string">
            <text:p>1586:2:47030:47081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False", [8797, "True", "chmod ( mapped , permissions )", "Condition"]], ["True", [8872, "True", "! my_string", "Condition"]], ["False", [8906, "True", "! strchr ( params , ' ' )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chmod", "char *", "int"]], [["!", "char *"]], [["!", "strchr", "char *", "' '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200 CHMOD successful.\""]</text:p>
          </table:table-cell>
          <table:table-cell office:value-type="float" office:value="122" calcext:value-type="float">
            <text:p>12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FAILURE , "Error: %s." , strerror ( errno ) )</text:p>
          </table:table-cell>
          <table:table-cell office:value-type="string" calcext:value-type="string">
            <text:p>1582:2:46879:46936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True", [8797, "True", "chmod ( mapped , permissions )", "Condition"]], ["True", [8872, "True", "! my_string", "Condition"]], ["False", [8906, "True", "! strchr ( params , ' ' )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chmod", "char *", "int"]], [["!", "char *"]], [["!", "strchr", "char *", "' '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Error: %s.\""]</text:p>
          </table:table-cell>
          <table:table-cell office:value-type="float" office:value="122" calcext:value-type="float">
            <text:p>122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control_printf ( SL_FAILURE , "451 Error: %s." , strerror ( errno ) )</text:p>
          </table:table-cell>
          <table:table-cell table:style-name="ce1" office:value-type="string" calcext:value-type="string">
            <text:p>1489:2:44362:44423</text:p>
          </table:table-cell>
          <table:table-cell table:style-name="ce1" office:value-type="string" calcext:value-type="string">
            <text:p>/data/download/bftpd/bftpd/commands.c</text:p>
          </table:table-cell>
          <table:table-cell table:style-name="ce1" office:value-type="string" calcext:value-type="string">
            <text:p>[["False", [8296, "True", "file = fopen ( mapped , \"r\" )", "Condition"]]]</text:p>
          </table:table-cell>
          <table:table-cell table:style-name="ce1" office:value-type="string" calcext:value-type="string">
            <text:p>[]</text:p>
          </table:table-cell>
          <table:table-cell table:style-name="ce1" office:value-type="string" calcext:value-type="string">
            <text:p>[[["file", "fopen", "char *", "\"r\"", "="]]]</text:p>
          </table:table-cell>
          <table:table-cell table:style-name="ce1" office:value-type="string" calcext:value-type="string">
            <text:p>[]</text:p>
          </table:table-cell>
          <table:table-cell table:style-name="ce1" office:value-type="string" calcext:value-type="string">
            <text:p>["\"451 Error: %s.\""]</text:p>
          </table:table-cell>
          <table:table-cell table:style-name="ce1" office:value-type="float" office:value="121" calcext:value-type="float">
            <text:p>121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control_printf ( SL_SUCCESS , "350 File exists, ready for destination name" )</text:p>
          </table:table-cell>
          <table:table-cell office:value-type="string" calcext:value-type="string">
            <text:p>1486:2:44259:44332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True", [8296, "True", "file = fopen ( mapped , \"r\" )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file", "fopen", "char *", "\"r\"", "=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350 File exists, ready for destination name\""]</text:p>
          </table:table-cell>
          <table:table-cell office:value-type="float" office:value="121" calcext:value-type="float">
            <text:p>121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control_printf ( SL_FAILURE , "451 Error: %s." , strerror ( errno ) )</text:p>
          </table:table-cell>
          <table:table-cell table:style-name="ce1" office:value-type="string" calcext:value-type="string">
            <text:p>1385:2:41119:41180</text:p>
          </table:table-cell>
          <table:table-cell table:style-name="ce1" office:value-type="string" calcext:value-type="string">
            <text:p>/data/download/bftpd/bftpd/commands.c</text:p>
          </table:table-cell>
          <table:table-cell table:style-name="ce1" office:value-type="string" calcext:value-type="string">
            <text:p>[["True", [7858, "True", "lstat ( mapped , &amp; sbuf ) == - 1", "Condition"]]]</text:p>
          </table:table-cell>
          <table:table-cell table:style-name="ce1" office:value-type="string" calcext:value-type="string">
            <text:p>[]</text:p>
          </table:table-cell>
          <table:table-cell table:style-name="ce1" office:value-type="string" calcext:value-type="string">
            <text:p>[[["lstat", "char *", "&amp;", "sbuf", "-", "1", "=="]]]</text:p>
          </table:table-cell>
          <table:table-cell table:style-name="ce1" office:value-type="string" calcext:value-type="string">
            <text:p>[]</text:p>
          </table:table-cell>
          <table:table-cell table:style-name="ce1" office:value-type="string" calcext:value-type="string">
            <text:p>["\"451 Error: %s.\""]</text:p>
          </table:table-cell>
          <table:table-cell table:style-name="ce1" office:value-type="float" office:value="120" calcext:value-type="float">
            <text:p>120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fprintf ( client , "213-Error: %s.\n" , strerror ( errno ) )</text:p>
          </table:table-cell>
          <table:table-cell office:value-type="string" calcext:value-type="string">
            <text:p>111:8:2366:2418</text:p>
          </table:table-cell>
          <table:table-cell office:value-type="string" calcext:value-type="string">
            <text:p>/data/download/bftpd/bftpd/dirlist.c</text:p>
          </table:table-cell>
          <table:table-cell office:value-type="string" calcext:value-type="string">
            <text:p>[["True", [12948, "True", "lstat ( name , ( struct stat * ) &amp; statbuf ) == - 1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lstat", "char *", "&amp;", "statbuf", "-", "1", "=="]]]</text:p>
          </table:table-cell>
          <table:table-cell office:value-type="string" calcext:value-type="string">
            <text:p>[[["FILE *"], "FILE *"]]</text:p>
          </table:table-cell>
          <table:table-cell office:value-type="string" calcext:value-type="string">
            <text:p>["\"213-Error: %s.\\n\""]</text:p>
          </table:table-cell>
          <table:table-cell office:value-type="float" office:value="120" calcext:value-type="float">
            <text:p>120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bftpd_log ( "File transmission interrupted. Send failed.\n" )</text:p>
          </table:table-cell>
          <table:table-cell table:style-name="ce1" office:value-type="string" calcext:value-type="string">
            <text:p>1247:35:37166:37224</text:p>
          </table:table-cell>
          <table:table-cell table:style-name="ce1" office:value-type="string" calcext:value-type="string">
            <text:p>/data/download/bftpd/bftpd/commands.c</text:p>
          </table:table-cell>
          <table:table-cell table:style-name="ce1" office:value-type="string" calcext:value-type="string">
            <text:p>[["True", [5322, "True", "send_status &lt; 0", "Condition"]], ["True", [5378, "True", "test_abort ( 1 , phile , sock )", "Condition"]], ["True", [5389, "True", "i = read ( phile , buffer , my_buffer_size )", "Condition"]], ["True", [5464, "True", "! buffer", "Condition"]], ["True", [5322, "True", "send_status &lt; 0", "Condition"]]]</text:p>
          </table:table-cell>
          <table:table-cell table:style-name="ce1" office:value-type="string" calcext:value-type="string">
            <text:p>[]</text:p>
          </table:table-cell>
          <table:table-cell table:style-name="ce1" office:value-type="string" calcext:value-type="string">
            <text:p>[[["ssize_t", "0", "&lt;"]], [["test_abort", "1", "int", "sock"]], [["i", "read", "int", "char *", "int", "="]], [["!", "char *"]], [["ssize_t", "0", "&lt;"]]]</text:p>
          </table:table-cell>
          <table:table-cell table:style-name="ce1" office:value-type="string" calcext:value-type="string">
            <text:p>[]</text:p>
          </table:table-cell>
          <table:table-cell table:style-name="ce1" office:value-type="string" calcext:value-type="string">
            <text:p>["\"File transmission interrupted. Send failed.\\n\""]</text:p>
          </table:table-cell>
          <table:table-cell table:style-name="ce1" office:value-type="float" office:value="119" calcext:value-type="float">
            <text:p>119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control_printf ( SL_SUCCESS , "226 Aborted." )</text:p>
          </table:table-cell>
          <table:table-cell office:value-type="string" calcext:value-type="string">
            <text:p>1246:35:37087:37129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True", [5322, "True", "send_status &lt; 0", "Condition"]], ["True", [5378, "True", "test_abort ( 1 , phile , sock )", "Condition"]], ["True", [5389, "True", "i = read ( phile , buffer , my_buffer_size )", "Condition"]], ["True", [5464, "True", "! buffer", "Condition"]], ["True", [5322, "True", "send_status &lt; 0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ssize_t", "0", "&lt;"]], [["test_abort", "1", "int", "sock"]], [["i", "read", "int", "char *", "int", "="]], [["!", "char *"]], [["ssize_t", "0", "&lt;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226 Aborted.\""]</text:p>
          </table:table-cell>
          <table:table-cell office:value-type="float" office:value="119" calcext:value-type="float">
            <text:p>1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SUCCESS , "426 Transfer aborted." )</text:p>
          </table:table-cell>
          <table:table-cell office:value-type="string" calcext:value-type="string">
            <text:p>1245:35:36999:37050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True", [5322, "True", "send_status &lt; 0", "Condition"]], ["True", [5378, "True", "test_abort ( 1 , phile , sock )", "Condition"]], ["True", [5389, "True", "i = read ( phile , buffer , my_buffer_size )", "Condition"]], ["True", [5464, "True", "! buffer", "Condition"]], ["True", [5322, "True", "send_status &lt; 0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ssize_t", "0", "&lt;"]], [["test_abort", "1", "int", "sock"]], [["i", "read", "int", "char *", "int", "="]], [["!", "char *"]], [["ssize_t", "0", "&lt;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426 Transfer aborted.\""]</text:p>
          </table:table-cell>
          <table:table-cell office:value-type="float" office:value="119" calcext:value-type="float">
            <text:p>119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bftpd_log ( "Client aborted file transmission.\n" )</text:p>
          </table:table-cell>
          <table:table-cell table:style-name="ce1" office:value-type="string" calcext:value-type="string">
            <text:p>464:2:12564:12612</text:p>
          </table:table-cell>
          <table:table-cell table:style-name="ce1" office:value-type="string" calcext:value-type="string">
            <text:p>/data/download/bftpd/bftpd/commands.c</text:p>
          </table:table-cell>
          <table:table-cell table:style-name="ce1" office:value-type="string" calcext:value-type="string">
            <text:p>[["True", [3450, "True", "( result ) &amp;&amp; ( strstr ( str , \"ABOR\" ) )", "Condition"]], ["False", [3481, "True", "! select ( fileno ( stdin ) + 1 , &amp; rfds , NULL , NULL , &amp; tv )", "Condition"]], ["False", [3546, "True", "selectbefore", "Condition"]], ["True", [3546, "True", "selectbefore", "Condition"]]]</text:p>
          </table:table-cell>
          <table:table-cell table:style-name="ce1" office:value-type="string" calcext:value-type="string">
            <text:p>[]</text:p>
          </table:table-cell>
          <table:table-cell table:style-name="ce1" office:value-type="string" calcext:value-type="string">
            <text:p>[[["char *"]], [["strstr", "char [ 256 ]", "\"ABOR\""]], [["!", "select", "fileno", "stdin", "1", "+", "&amp;", "rfds", "NULL", "NULL", "&amp;", "tv"]], [["char"]], [["char"]]]</text:p>
          </table:table-cell>
          <table:table-cell table:style-name="ce1" office:value-type="string" calcext:value-type="string">
            <text:p>[]</text:p>
          </table:table-cell>
          <table:table-cell table:style-name="ce1" office:value-type="string" calcext:value-type="string">
            <text:p>["\"Client aborted file transmission.\\n\""]</text:p>
          </table:table-cell>
          <table:table-cell table:style-name="ce1" office:value-type="float" office:value="118" calcext:value-type="float">
            <text:p>118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control_printf ( SL_SUCCESS , "226 Aborted." )</text:p>
          </table:table-cell>
          <table:table-cell office:value-type="string" calcext:value-type="string">
            <text:p>463:5:12518:12560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True", [3450, "True", "( result ) &amp;&amp; ( strstr ( str , \"ABOR\" ) )", "Condition"]], ["False", [3481, "True", "! select ( fileno ( stdin ) + 1 , &amp; rfds , NULL , NULL , &amp; tv )", "Condition"]], ["False", [3546, "True", "selectbefore", "Condition"]], ["True", [3546, "True", "selectbefore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char *"]], [["strstr", "char [ 256 ]", "\"ABOR\""]], [["!", "select", "fileno", "stdin", "1", "+", "&amp;", "rfds", "NULL", "NULL", "&amp;", "tv"]], [["char"]], [["char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226 Aborted.\""]</text:p>
          </table:table-cell>
          <table:table-cell office:value-type="float" office:value="118" calcext:value-type="float">
            <text:p>11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SUCCESS , "426 Transfer aborted." )</text:p>
          </table:table-cell>
          <table:table-cell office:value-type="string" calcext:value-type="string">
            <text:p>460:8:12427:12478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True", [3450, "True", "( result ) &amp;&amp; ( strstr ( str , \"ABOR\" ) )", "Condition"]], ["False", [3481, "True", "! select ( fileno ( stdin ) + 1 , &amp; rfds , NULL , NULL , &amp; tv )", "Condition"]], ["False", [3546, "True", "selectbefore", "Condition"]], ["True", [3546, "True", "selectbefore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char *"]], [["strstr", "char [ 256 ]", "\"ABOR\""]], [["!", "select", "fileno", "stdin", "1", "+", "&amp;", "rfds", "NULL", "NULL", "&amp;", "tv"]], [["char"]], [["char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426 Transfer aborted.\""]</text:p>
          </table:table-cell>
          <table:table-cell office:value-type="float" office:value="118" calcext:value-type="float">
            <text:p>118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control_printf ( SL_SUCCESS , "229 Entering extended passive mode (|||%i|)" , ntohs ( localsock . sin_port ) )</text:p>
          </table:table-cell>
          <table:table-cell table:style-name="ce1" office:value-type="string" calcext:value-type="string">
            <text:p>437:4:11833:11946</text:p>
          </table:table-cell>
          <table:table-cell table:style-name="ce1" office:value-type="string" calcext:value-type="string">
            <text:p>/data/download/bftpd/bftpd/commands.c</text:p>
          </table:table-cell>
          <table:table-cell table:style-name="ce1" office:value-type="string" calcext:value-type="string">
            <text:p>[["False", [3186, "True", "listen ( pasvsock , 1 )", "Condition"]], ["False", [3214, "True", "bind ( pasvsock , ( struct sockaddr * ) &amp; sa , sizeof ( sa ) ) == - 1", "Condition"]], ["True", [3322, "True", "! strncasecmp ( params , \"ALL\" , 3 )", "Condition"]], ["True", [3335, "True", "params [ 0 ]", "Condition"]], ["True", [3288, "True", "af != 1", "Condition"]], ["True", [3335, "True", "params [ 0 ]", "Condition"]], ["False", [3303, "True", "sscanf ( params , \"%i\" , &amp; af ) &lt; 1", "Condition"]]]</text:p>
          </table:table-cell>
          <table:table-cell table:style-name="ce1" office:value-type="string" calcext:value-type="string">
            <text:p>[]</text:p>
          </table:table-cell>
          <table:table-cell table:style-name="ce1" office:value-type="string" calcext:value-type="string">
            <text:p>[[["listen", "pasvsock", "1"]], [["bind", "pasvsock", "&amp;", "sa", "-", "1", "=="]], [["!", "strncasecmp", "char *", "\"ALL\"", "3"]], [["char *", "0"]], [["int", "1", "!="]], [["char *", "0"]], [["sscanf", "char *", "\"%i\"", "&amp;", "af", "1", "&lt;"]]]</text:p>
          </table:table-cell>
          <table:table-cell table:style-name="ce1" office:value-type="string" calcext:value-type="string">
            <text:p>[[["struct sockaddr_in"], "struct sockaddr_in"]]</text:p>
          </table:table-cell>
          <table:table-cell table:style-name="ce1" office:value-type="string" calcext:value-type="string">
            <text:p>["\"229 Entering extended passive mode (|||%i|)\""]</text:p>
          </table:table-cell>
          <table:table-cell table:style-name="ce1" office:value-type="float" office:value="117" calcext:value-type="float">
            <text:p>117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control_printf ( SL_FAILURE , "500-Error: Unable to make socket listen.\r\n425 %s" , strerror ( errno ) )</text:p>
          </table:table-cell>
          <table:table-cell office:value-type="string" calcext:value-type="string">
            <text:p>431:2:11602:11704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True", [3186, "True", "listen ( pasvsock , 1 )", "Condition"]], ["False", [3214, "True", "bind ( pasvsock , ( struct sockaddr * ) &amp; sa , sizeof ( sa ) ) == - 1", "Condition"]], ["True", [3322, "True", "! strncasecmp ( params , \"ALL\" , 3 )", "Condition"]], ["True", [3335, "True", "params [ 0 ]", "Condition"]], ["True", [3288, "True", "af != 1", "Condition"]], ["True", [3335, "True", "params [ 0 ]", "Condition"]], ["False", [3303, "True", "sscanf ( params , \"%i\" , &amp; af ) &lt; 1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listen", "pasvsock", "1"]], [["bind", "pasvsock", "&amp;", "sa", "-", "1", "=="]], [["!", "strncasecmp", "char *", "\"ALL\"", "3"]], [["char *", "0"]], [["int", "1", "!="]], [["char *", "0"]], [["sscanf", "char *", "\"%i\"", "&amp;", "af", "1", "&lt;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500-Error: Unable to make socket listen.\\r\\n425 %s\""]</text:p>
          </table:table-cell>
          <table:table-cell office:value-type="float" office:value="117" calcext:value-type="float">
            <text:p>117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control_printf ( SL_FAILURE , "500 EPSV ALL has been called." )</text:p>
          </table:table-cell>
          <table:table-cell table:style-name="ce1" office:value-type="string" calcext:value-type="string">
            <text:p>272:6:6631:6690</text:p>
          </table:table-cell>
          <table:table-cell table:style-name="ce1" office:value-type="string" calcext:value-type="string">
            <text:p>/data/download/bftpd/bftpd/commands.c</text:p>
          </table:table-cell>
          <table:table-cell table:style-name="ce1" office:value-type="string" calcext:value-type="string">
            <text:p>[["True", [2318, "True", "epsvall", "Condition"]]]</text:p>
          </table:table-cell>
          <table:table-cell table:style-name="ce1" office:value-type="string" calcext:value-type="string">
            <text:p>[]</text:p>
          </table:table-cell>
          <table:table-cell table:style-name="ce1" office:value-type="string" calcext:value-type="string">
            <text:p>[[["epsvall"]]]</text:p>
          </table:table-cell>
          <table:table-cell table:style-name="ce1" office:value-type="string" calcext:value-type="string">
            <text:p>[]</text:p>
          </table:table-cell>
          <table:table-cell table:style-name="ce1" office:value-type="string" calcext:value-type="string">
            <text:p>["\"500 EPSV ALL has been called.\""]</text:p>
          </table:table-cell>
          <table:table-cell table:style-name="ce1" office:value-type="float" office:value="116" calcext:value-type="float">
            <text:p>116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control_printf ( SL_FAILURE , "500 EPSV ALL has been called." )</text:p>
          </table:table-cell>
          <table:table-cell office:value-type="string" calcext:value-type="string">
            <text:p>298:8:7405:7464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True", [2581, "True", "epsvall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epsvall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500 EPSV ALL has been called.\""]</text:p>
          </table:table-cell>
          <table:table-cell office:value-type="float" office:value="116" calcext:value-type="float">
            <text:p>11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FAILURE , "500 EPSV ALL has been called." )</text:p>
          </table:table-cell>
          <table:table-cell office:value-type="string" calcext:value-type="string">
            <text:p>336:8:8533:8592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True", [3036, "True", "epsvall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epsvall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500 EPSV ALL has been called.\""]</text:p>
          </table:table-cell>
          <table:table-cell office:value-type="float" office:value="116" calcext:value-type="float">
            <text:p>116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control_printf ( SL_SUCCESS , "227 Entering Passive Mode (%i,%i,%i,%i,%i,%i)" , a1 , a2 , a3 , a4 , ntohs ( localsock . sin_port ) &gt;&gt; 8 , ntohs ( localsock . sin_port ) &amp; 0xFF )</text:p>
          </table:table-cell>
          <table:table-cell table:style-name="ce1" office:value-type="string" calcext:value-type="string">
            <text:p>396:1:10515:10676</text:p>
          </table:table-cell>
          <table:table-cell table:style-name="ce1" office:value-type="string" calcext:value-type="string">
            <text:p>/data/download/bftpd/bftpd/commands.c</text:p>
          </table:table-cell>
          <table:table-cell table:style-name="ce1" office:value-type="string" calcext:value-type="string">
            <text:p>[["True", [2804, "True", "listen ( pasvsock , 1 )", "Condition"]], ["False", [2947, "True", "bind ( pasvsock , ( struct sockaddr * ) &amp; sa , sizeof ( sa ) ) == - 1", "Condition"]], ["False", [2835, "True", "! success", "Condition"]], ["True", [2974, "True", "! config_getoption ( \"PASSIVE_PORTS\" ) || ! strlen ( config_getoption ( \"PASSIVE_PORTS\" ) )", "Condition"]], ["False", [2974, "True", "! config_getoption ( \"PASSIVE_PORTS\" ) || ! strlen ( config_getoption ( \"PASSIVE_PORTS\" ) )", "Condition"]], ["False", [3036, "True", "epsvall", "Condition"]], ["False", [3036, "True", "epsvall", "Condition"]]]</text:p>
          </table:table-cell>
          <table:table-cell table:style-name="ce1" office:value-type="string" calcext:value-type="string">
            <text:p>[]</text:p>
          </table:table-cell>
          <table:table-cell table:style-name="ce1" office:value-type="string" calcext:value-type="string">
            <text:p>[[["listen", "pasvsock", "1"]], [["bind", "pasvsock", "&amp;", "sa", "-", "1", "=="]], [["!", "int"]], [["!", "config_getoption", "\"PASSIVE_PORTS\"", "!", "strlen", "config_getoption", "\"PASSIVE_PORTS\"", "||"]], [["!", "config_getoption", "\"PASSIVE_PORTS\"", "!", "strlen", "config_getoption", "\"PASSIVE_PORTS\"", "||"]], [["epsvall"]], [["epsvall"]]]</text:p>
          </table:table-cell>
          <table:table-cell table:style-name="ce1" office:value-type="string" calcext:value-type="string">
            <text:p>[[["int", "a2", "a3", "a4"], "a4"], [["int", "a2", "a3", "a4"], "a3"], [["int", "a2", "a3", "a4"], "a2"], [["int", "a2", "a3", "a4"], "int"], [["struct sockaddr_in"], "struct sockaddr_in"]]</text:p>
          </table:table-cell>
          <table:table-cell table:style-name="ce1" office:value-type="string" calcext:value-type="string">
            <text:p>["\"227 Entering Passive Mode (%i,%i,%i,%i,%i,%i)\"", "8", "0xFF"]</text:p>
          </table:table-cell>
          <table:table-cell table:style-name="ce1" office:value-type="float" office:value="115" calcext:value-type="float">
            <text:p>115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control_printf ( SL_FAILURE , "425-Error: Unable to make socket listen.\r\n425 %s" , strerror ( errno ) )</text:p>
          </table:table-cell>
          <table:table-cell office:value-type="string" calcext:value-type="string">
            <text:p>376:2:9857:9959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True", [2804, "True", "listen ( pasvsock , 1 )", "Condition"]], ["False", [2947, "True", "bind ( pasvsock , ( struct sockaddr * ) &amp; sa , sizeof ( sa ) ) == - 1", "Condition"]], ["False", [2835, "True", "! success", "Condition"]], ["True", [2974, "True", "! config_getoption ( \"PASSIVE_PORTS\" ) || ! strlen ( config_getoption ( \"PASSIVE_PORTS\" ) )", "Condition"]], ["False", [2974, "True", "! config_getoption ( \"PASSIVE_PORTS\" ) || ! strlen ( config_getoption ( \"PASSIVE_PORTS\" ) )", "Condition"]], ["False", [3036, "True", "epsvall", "Condition"]], ["False", [3036, "True", "epsvall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listen", "pasvsock", "1"]], [["bind", "pasvsock", "&amp;", "sa", "-", "1", "=="]], [["!", "int"]], [["!", "config_getoption", "\"PASSIVE_PORTS\"", "!", "strlen", "config_getoption", "\"PASSIVE_PORTS\"", "||"]], [["!", "config_getoption", "\"PASSIVE_PORTS\"", "!", "strlen", "config_getoption", "\"PASSIVE_PORTS\"", "||"]], [["epsvall"]], [["epsvall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425-Error: Unable to make socket listen.\\r\\n425 %s\""]</text:p>
          </table:table-cell>
          <table:table-cell office:value-type="float" office:value="115" calcext:value-type="float">
            <text:p>115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control_printf ( SL_FAILURE , "500 Syntax error." )</text:p>
          </table:table-cell>
          <table:table-cell table:style-name="ce1" office:value-type="string" calcext:value-type="string">
            <text:p>302:8:7526:7573</text:p>
          </table:table-cell>
          <table:table-cell table:style-name="ce1" office:value-type="string" calcext:value-type="string">
            <text:p>/data/download/bftpd/bftpd/commands.c</text:p>
          </table:table-cell>
          <table:table-cell table:style-name="ce1" office:value-type="string" calcext:value-type="string">
            <text:p>[["True", [2560, "True", "strlen ( params ) &lt; 5", "Condition"]], ["False", [2581, "True", "epsvall", "Condition"]]]</text:p>
          </table:table-cell>
          <table:table-cell table:style-name="ce1" office:value-type="string" calcext:value-type="string">
            <text:p>[]</text:p>
          </table:table-cell>
          <table:table-cell table:style-name="ce1" office:value-type="string" calcext:value-type="string">
            <text:p>[[["strlen", "char *", "5", "&lt;"]], [["epsvall"]]]</text:p>
          </table:table-cell>
          <table:table-cell table:style-name="ce1" office:value-type="string" calcext:value-type="string">
            <text:p>[]</text:p>
          </table:table-cell>
          <table:table-cell table:style-name="ce1" office:value-type="string" calcext:value-type="string">
            <text:p>["\"500 Syntax error.\""]</text:p>
          </table:table-cell>
          <table:table-cell table:style-name="ce1" office:value-type="float" office:value="114" calcext:value-type="float">
            <text:p>114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sprintf ( foo , "%c%%i%c%%50[^%c]%c%%i%c" , delim , delim , delim , delim , delim )</text:p>
          </table:table-cell>
          <table:table-cell office:value-type="string" calcext:value-type="string">
            <text:p>306:4:7624:7698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False", [2560, "True", "strlen ( params ) &lt; 5", "Condition"]], ["False", [2581, "True", "epsvall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strlen", "char *", "5", "&lt;"]], [["epsvall"]]]</text:p>
          </table:table-cell>
          <table:table-cell office:value-type="string" calcext:value-type="string">
            <text:p>[[["char", "char *", "0", "="], "char"], [["char [ 20 ]", "20"], "char [ 20 ]"]]</text:p>
          </table:table-cell>
          <table:table-cell office:value-type="string" calcext:value-type="string">
            <text:p>["\"%c%%i%c%%50[^%c]%c%%i%c\""]</text:p>
          </table:table-cell>
          <table:table-cell office:value-type="float" office:value="114" calcext:value-type="float">
            <text:p>114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control_printf ( SL_FAILURE , "200 EPRT %s:%i OK" , addr , port )</text:p>
          </table:table-cell>
          <table:table-cell table:style-name="ce1" office:value-type="string" calcext:value-type="string">
            <text:p>325:4:8301:8360</text:p>
          </table:table-cell>
          <table:table-cell table:style-name="ce1" office:value-type="string" calcext:value-type="string">
            <text:p>/data/download/bftpd/bftpd/commands.c</text:p>
          </table:table-cell>
          <table:table-cell table:style-name="ce1" office:value-type="string" calcext:value-type="string">
            <text:p>[["False", [2433, "True", "( sa . sin_addr . s_addr != remotename . sin_addr . s_addr ) &amp;&amp; ( strncasecmp ( config_getoption ( \"ALLOW_FXP\" ) , \"yes\" , 3 ) )", "Condition"]], ["False", [2486, "True", "af != 1", "Condition"]], ["False", [2502, "True", "sscanf ( params , foo , &amp; af , addr , &amp; port ) &lt; 3", "Condition"]], ["False", [2560, "True", "strlen ( params ) &lt; 5", "Condition"]]]</text:p>
          </table:table-cell>
          <table:table-cell table:style-name="ce1" office:value-type="string" calcext:value-type="string">
            <text:p>[]</text:p>
          </table:table-cell>
          <table:table-cell table:style-name="ce1" office:value-type="string" calcext:value-type="string">
            <text:p>[[["sa", "sin_addr", "s_addr", "remotename", "sin_addr", "s_addr", "!="]], [["strncasecmp", "config_getoption", "\"ALLOW_FXP\"", "\"yes\"", "3"]], [["int", "1", "!="]], [["sscanf", "char *", "char [ 20 ]", "&amp;", "af", "char [ 51 ]", "&amp;", "port", "3", "&lt;"]], [["strlen", "char *", "5", "&lt;"]]]</text:p>
          </table:table-cell>
          <table:table-cell table:style-name="ce1" office:value-type="string" calcext:value-type="string">
            <text:p>[[["char [ 51 ]", "51"], "char [ 51 ]"], [["int"], "int"]]</text:p>
          </table:table-cell>
          <table:table-cell table:style-name="ce1" office:value-type="string" calcext:value-type="string">
            <text:p>["\"200 EPRT %s:%i OK\""]</text:p>
          </table:table-cell>
          <table:table-cell table:style-name="ce1" office:value-type="float" office:value="113" calcext:value-type="float">
            <text:p>113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control_printf ( SL_FAILURE , "500 The given address is not yours." )</text:p>
          </table:table-cell>
          <table:table-cell office:value-type="string" calcext:value-type="string">
            <text:p>317:8:8116:8181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True", [2433, "True", "( sa . sin_addr . s_addr != remotename . sin_addr . s_addr ) &amp;&amp; ( strncasecmp ( config_getoption ( \"ALLOW_FXP\" ) , \"yes\" , 3 ) )", "Condition"]], ["False", [2486, "True", "af != 1", "Condition"]], ["False", [2502, "True", "sscanf ( params , foo , &amp; af , addr , &amp; port ) &lt; 3", "Condition"]], ["False", [2560, "True", "strlen ( params ) &lt; 5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sa", "sin_addr", "s_addr", "remotename", "sin_addr", "s_addr", "!="]], [["strncasecmp", "config_getoption", "\"ALLOW_FXP\"", "\"yes\"", "3"]], [["int", "1", "!="]], [["sscanf", "char *", "char [ 20 ]", "&amp;", "af", "char [ 51 ]", "&amp;", "port", "3", "&lt;"]], [["strlen", "char *", "5", "&lt;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500 The given address is not yours.\""]</text:p>
          </table:table-cell>
          <table:table-cell office:value-type="float" office:value="113" calcext:value-type="float">
            <text:p>113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control_printf ( SL_SUCCESS , "200 PORT %lu.%lu.%lu.%lu:%lu OK" , a0 , a1 , a2 , a3 , ( p0 &lt;&lt; 8 ) + p1 )</text:p>
          </table:table-cell>
          <table:table-cell table:style-name="ce1" office:value-type="string" calcext:value-type="string">
            <text:p>287:2:7156:7260</text:p>
          </table:table-cell>
          <table:table-cell table:style-name="ce1" office:value-type="string" calcext:value-type="string">
            <text:p>/data/download/bftpd/bftpd/commands.c</text:p>
          </table:table-cell>
          <table:table-cell table:style-name="ce1" office:value-type="string" calcext:value-type="string">
            <text:p>[["False", [2228, "True", "( addr != remotename . sin_addr . s_addr ) &amp;&amp; ( strncasecmp ( config_getoption ( \"ALLOW_FXP\" ) , \"yes\" , 3 ) )", "Condition"]], ["False", [2318, "True", "epsvall", "Condition"]]]</text:p>
          </table:table-cell>
          <table:table-cell table:style-name="ce1" office:value-type="string" calcext:value-type="string">
            <text:p>[]</text:p>
          </table:table-cell>
          <table:table-cell table:style-name="ce1" office:value-type="string" calcext:value-type="string">
            <text:p>[[["unsigned long", "remotename", "sin_addr", "s_addr", "!="]], [["strncasecmp", "config_getoption", "\"ALLOW_FXP\"", "\"yes\"", "3"]], [["epsvall"]]]</text:p>
          </table:table-cell>
          <table:table-cell table:style-name="ce1" office:value-type="string" calcext:value-type="string">
            <text:p>[[["unsigned long", "a1", "a2", "a3", "p0", "p1", "addr"], "a3"], [["unsigned long", "a1", "a2", "a3", "p0", "p1", "addr"], "a2"], [["unsigned long", "a1", "a2", "a3", "p0", "p1", "addr"], "a1"], [["unsigned long", "a1", "a2", "a3", "p0", "p1", "addr"], "p0"], [["unsigned long", "a1", "a2", "a3", "p0", "p1", "addr"], "unsigned long"], [["unsigned long", "a1", "a2", "a3", "p0", "p1", "addr"], "p1"]]</text:p>
          </table:table-cell>
          <table:table-cell table:style-name="ce1" office:value-type="string" calcext:value-type="string">
            <text:p>["\"200 PORT %lu.%lu.%lu.%lu:%lu OK\"", "8"]</text:p>
          </table:table-cell>
          <table:table-cell table:style-name="ce1" office:value-type="float" office:value="112" calcext:value-type="float">
            <text:p>112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control_printf ( SL_FAILURE , "500 The given address is not yours." )</text:p>
          </table:table-cell>
          <table:table-cell office:value-type="string" calcext:value-type="string">
            <text:p>278:6:6952:7017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True", [2228, "True", "( addr != remotename . sin_addr . s_addr ) &amp;&amp; ( strncasecmp ( config_getoption ( \"ALLOW_FXP\" ) , \"yes\" , 3 ) )", "Condition"]], ["False", [2318, "True", "epsvall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unsigned long", "remotename", "sin_addr", "s_addr", "!="]], [["strncasecmp", "config_getoption", "\"ALLOW_FXP\"", "\"yes\"", "3"]], [["epsvall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500 The given address is not yours.\""]</text:p>
          </table:table-cell>
          <table:table-cell office:value-type="float" office:value="112" calcext:value-type="float">
            <text:p>112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control_printf ( SL_FAILURE , "500 Type '%c' not supported." , * params )</text:p>
          </table:table-cell>
          <table:table-cell table:style-name="ce1" office:value-type="string" calcext:value-type="string">
            <text:p>266:8:6456:6523</text:p>
          </table:table-cell>
          <table:table-cell table:style-name="ce1" office:value-type="string" calcext:value-type="string">
            <text:p>/data/download/bftpd/bftpd/commands.c</text:p>
          </table:table-cell>
          <table:table-cell table:style-name="ce1" office:value-type="string" calcext:value-type="string">
            <text:p>[["False", [2100, "True", "( * params == 'I' ) || ( * params == 'i' )", "Condition"]], ["False", [2126, "True", "( * params == 'A' ) || ( * params == 'a' )", "Condition"]]]</text:p>
          </table:table-cell>
          <table:table-cell table:style-name="ce1" office:value-type="string" calcext:value-type="string">
            <text:p>[]</text:p>
          </table:table-cell>
          <table:table-cell table:style-name="ce1" office:value-type="string" calcext:value-type="string">
            <text:p>[[["*", "char *", "'I'", "==", "*", "char *", "'i'", "==", "||"]], [["*", "char *", "'A'", "==", "*", "char *", "'a'", "==", "||"]]]</text:p>
          </table:table-cell>
          <table:table-cell table:style-name="ce1" office:value-type="string" calcext:value-type="string">
            <text:p>[[["char *"], "char *"]]</text:p>
          </table:table-cell>
          <table:table-cell table:style-name="ce1" office:value-type="string" calcext:value-type="string">
            <text:p>["\"500 Type '%c' not supported.\""]</text:p>
          </table:table-cell>
          <table:table-cell table:style-name="ce1" office:value-type="float" office:value="111" calcext:value-type="float">
            <text:p>111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control_printf ( SL_SUCCESS , "200 Transfer type changed to BINARY" )</text:p>
          </table:table-cell>
          <table:table-cell office:value-type="string" calcext:value-type="string">
            <text:p>263:7:6338:6403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True", [2100, "True", "( * params == 'I' ) || ( * params == 'i' )", "Condition"]], ["False", [2126, "True", "( * params == 'A' ) || ( * params == 'a' )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*", "char *", "'I'", "==", "*", "char *", "'i'", "==", "||"]], [["*", "char *", "'A'", "==", "*", "char *", "'a'", "==", "||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200 Transfer type changed to BINARY\""]</text:p>
          </table:table-cell>
          <table:table-cell office:value-type="float" office:value="111" calcext:value-type="float">
            <text:p>111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control_printf ( SL_SUCCESS , "331 Password please." )</text:p>
          </table:table-cell>
          <table:table-cell table:style-name="ce1" office:value-type="string" calcext:value-type="string">
            <text:p>225:2:5433:5483</text:p>
          </table:table-cell>
          <table:table-cell table:style-name="ce1" office:value-type="string" calcext:value-type="string">
            <text:p>/data/download/bftpd/bftpd/commands.c</text:p>
          </table:table-cell>
          <table:table-cell table:style-name="ce1" office:value-type="string" calcext:value-type="string">
            <text:p>[["False", [1819, "True", "! strcasecmp ( config_getoption ( \"ANONYMOUS_USER\" ) , \"yes\" )", "Condition"]], ["True", [1926, "True", "state", "Condition"]]]</text:p>
          </table:table-cell>
          <table:table-cell table:style-name="ce1" office:value-type="string" calcext:value-type="string">
            <text:p>[]</text:p>
          </table:table-cell>
          <table:table-cell table:style-name="ce1" office:value-type="string" calcext:value-type="string">
            <text:p>[[["!", "strcasecmp", "config_getoption", "\"ANONYMOUS_USER\"", "\"yes\""]], [["state"]]]</text:p>
          </table:table-cell>
          <table:table-cell table:style-name="ce1" office:value-type="string" calcext:value-type="string">
            <text:p>[]</text:p>
          </table:table-cell>
          <table:table-cell table:style-name="ce1" office:value-type="string" calcext:value-type="string">
            <text:p>["\"331 Password please.\""]</text:p>
          </table:table-cell>
          <table:table-cell table:style-name="ce1" office:value-type="float" office:value="110" calcext:value-type="float">
            <text:p>110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control_printf ( SL_SUCCESS , "331 Password please." )</text:p>
          </table:table-cell>
          <table:table-cell office:value-type="string" calcext:value-type="string">
            <text:p>220:16:5314:5364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True", [1819, "True", "! strcasecmp ( config_getoption ( \"ANONYMOUS_USER\" ) , \"yes\" )", "Condition"]], ["True", [1926, "True", "state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!", "strcasecmp", "config_getoption", "\"ANONYMOUS_USER\"", "\"yes\""]], [["state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331 Password please.\""]</text:p>
          </table:table-cell>
          <table:table-cell office:value-type="float" office:value="110" calcext:value-type="float">
            <text:p>110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bftpd_log ( "Processing command: %s\n" , str )</text:p>
          </table:table-cell>
          <table:table-cell table:style-name="ce1" office:value-type="string" calcext:value-type="string">
            <text:p>434:2:12034:12076</text:p>
          </table:table-cell>
          <table:table-cell table:style-name="ce1" office:value-type="string" calcext:value-type="string">
            <text:p>/data/download/bftpd/bftpd/main.c</text:p>
          </table:table-cell>
          <table:table-cell table:style-name="ce1" office:value-type="string" calcext:value-type="string">
            <text:p>[["True", [18421, "True", "fgets ( str , MAXCMD , stdin )", "Condition"]], ["True", [18836, "True", "getpeername ( fileno ( stderr ) , ( struct sockaddr * ) &amp; remotename , &amp; my_length )", "Condition"]], ["True", [19571, "True", "fork ( )", "Condition"]], ["True", [19594, "True", "daemonmode == 1", "Condition"]], ["True", [19604, "True", "daemonmode", "Condition"]], ["True", [19594, "True", "daemonmode == 1", "Condition"]], ["True", [19604, "True", "daemonmode", "Condition"]], ["False", [19668, "True", "( ( retval = getopt ( argc , argv , \"c:hdDin\" ) ) ) &gt; - 1", "Condition"]]]</text:p>
          </table:table-cell>
          <table:table-cell table:style-name="ce1" office:value-type="string" calcext:value-type="string">
            <text:p>[]</text:p>
          </table:table-cell>
          <table:table-cell table:style-name="ce1" office:value-type="string" calcext:value-type="string">
            <text:p>[[["fgets", "char [ MAX_STRING_LENGTH + 1 ]", "MAXCMD", "stdin"]], [["getpeername", "fileno", "stderr", "&amp;", "remotename", "&amp;", "my_length"]], [["fork"]], [["daemonmode", "1", "=="]], [["daemonmode"]], [["daemonmode", "1", "=="]], [["daemonmode"]], [["retval", "getopt", "int", "char * *", "\"c:hdDin\"", "=", "-", "1", "&gt;"]]]</text:p>
          </table:table-cell>
          <table:table-cell table:style-name="ce1" office:value-type="string" calcext:value-type="string">
            <text:p>[[["char [ MAX_STRING_LENGTH + 1 ]", "MAX_STRING_LENGTH", "1", "+"], "char [ MAX_STRING_LENGTH + 1 ]"]]</text:p>
          </table:table-cell>
          <table:table-cell table:style-name="ce1" office:value-type="string" calcext:value-type="string">
            <text:p>["\"Processing command: %s\\n\""]</text:p>
          </table:table-cell>
          <table:table-cell table:style-name="ce1" office:value-type="float" office:value="109" calcext:value-type="float">
            <text:p>109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bftpd_statuslog ( 2 , 0 , "%s" , str )</text:p>
          </table:table-cell>
          <table:table-cell office:value-type="string" calcext:value-type="string">
            <text:p>432:8:11985:12017</text:p>
          </table:table-cell>
          <table:table-cell office:value-type="string" calcext:value-type="string">
            <text:p>/data/download/bftpd/bftpd/main.c</text:p>
          </table:table-cell>
          <table:table-cell office:value-type="string" calcext:value-type="string">
            <text:p>[["True", [18421, "True", "fgets ( str , MAXCMD , stdin )", "Condition"]], ["True", [18836, "True", "getpeername ( fileno ( stderr ) , ( struct sockaddr * ) &amp; remotename , &amp; my_length )", "Condition"]], ["True", [19571, "True", "fork ( )", "Condition"]], ["True", [19594, "True", "daemonmode == 1", "Condition"]], ["True", [19604, "True", "daemonmode", "Condition"]], ["True", [19594, "True", "daemonmode == 1", "Condition"]], ["True", [19604, "True", "daemonmode", "Condition"]], ["False", [19668, "True", "( ( retval = getopt ( argc , argv , \"c:hdDin\" ) ) ) &gt; - 1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fgets", "char [ MAX_STRING_LENGTH + 1 ]", "MAXCMD", "stdin"]], [["getpeername", "fileno", "stderr", "&amp;", "remotename", "&amp;", "my_length"]], [["fork"]], [["daemonmode", "1", "=="]], [["daemonmode"]], [["daemonmode", "1", "=="]], [["daemonmode"]], [["retval", "getopt", "int", "char * *", "\"c:hdDin\"", "=", "-", "1", "&gt;"]]]</text:p>
          </table:table-cell>
          <table:table-cell office:value-type="string" calcext:value-type="string">
            <text:p>[[["char [ MAX_STRING_LENGTH + 1 ]", "MAX_STRING_LENGTH", "1", "+"], "char [ MAX_STRING_LENGTH + 1 ]"]]</text:p>
          </table:table-cell>
          <table:table-cell office:value-type="string" calcext:value-type="string">
            <text:p>["2", "0", "\"%s\""]</text:p>
          </table:table-cell>
          <table:table-cell office:value-type="float" office:value="109" calcext:value-type="float">
            <text:p>109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bftpd_log ( "Error getting max users per HOST in bftpd_login.\n" , 0 )</text:p>
          </table:table-cell>
          <table:table-cell table:style-name="ce1" office:value-type="string" calcext:value-type="string">
            <text:p>284:12:7245:7311</text:p>
          </table:table-cell>
          <table:table-cell table:style-name="ce1" office:value-type="string" calcext:value-type="string">
            <text:p>/data/download/bftpd/bftpd/login.c</text:p>
          </table:table-cell>
          <table:table-cell table:style-name="ce1" office:value-type="string" calcext:value-type="string">
            <text:p>[["False", [16340, "True", "get_maxusers &lt;= INT_MAX", "Condition"]], ["True", [16641, "True", "! home_directory", "Condition"]], ["True", [16630, "True", "! strcasecmp ( anonymous , \"yes\" )", "Condition"]], ["True", [16703, "True", "! strcasecmp ( anonymous , \"yes\" )", "Condition"]], ["True", [16685, "True", "! getpwnam ( user )", "Condition"]], ["False", [16723, "True", "! file_auth [ 0 ]", "Condition"]], ["True", [16641, "True", "! home_directory", "Condition"]], ["True", [16723, "True", "! file_auth [ 0 ]", "Condition"]], ["False", [16703, "True", "! strcasecmp ( anonymous , \"yes\" )", "Condition"]], ["False", [16723, "True", "! file_auth [ 0 ]", "Condition"]], ["True", [16723, "True", "! file_auth [ 0 ]", "Condition"]]]</text:p>
          </table:table-cell>
          <table:table-cell table:style-name="ce1" office:value-type="string" calcext:value-type="string">
            <text:p>[]</text:p>
          </table:table-cell>
          <table:table-cell table:style-name="ce1" office:value-type="string" calcext:value-type="string">
            <text:p>[[["unsigned long", "INT_MAX", "&lt;="]], [["!", "char *"]], [["!", "strcasecmp", "char *", "\"yes\""]], [["!", "strcasecmp", "char *", "\"yes\""]], [["!", "getpwnam", "user"]], [["!", "char *", "0"]], [["!", "char *"]], [["!", "char *", "0"]], [["!", "strcasecmp", "char *", "\"yes\""]], [["!", "char *", "0"]], [["!", "char *", "0"]]]</text:p>
          </table:table-cell>
          <table:table-cell table:style-name="ce1" office:value-type="string" calcext:value-type="string">
            <text:p>[]</text:p>
          </table:table-cell>
          <table:table-cell table:style-name="ce1" office:value-type="string" calcext:value-type="string">
            <text:p>["\"Error getting max users per HOST in bftpd_login.\\n\"", "0"]</text:p>
          </table:table-cell>
          <table:table-cell table:style-name="ce1" office:value-type="float" office:value="108" calcext:value-type="float">
            <text:p>108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bftpd_log ( "error getting max users (SINGLE USER) in bftpd_login.\n" , 0 )</text:p>
          </table:table-cell>
          <table:table-cell office:value-type="string" calcext:value-type="string">
            <text:p>267:11:6550:6621</text:p>
          </table:table-cell>
          <table:table-cell office:value-type="string" calcext:value-type="string">
            <text:p>/data/download/bftpd/bftpd/login.c</text:p>
          </table:table-cell>
          <table:table-cell office:value-type="string" calcext:value-type="string">
            <text:p>[["False", [16424, "True", "get_maxusers &lt;= INT_MAX", "Condition"]], ["True", [16641, "True", "! home_directory", "Condition"]], ["True", [16630, "True", "! strcasecmp ( anonymous , \"yes\" )", "Condition"]], ["True", [16703, "True", "! strcasecmp ( anonymous , \"yes\" )", "Condition"]], ["True", [16685, "True", "! getpwnam ( user )", "Condition"]], ["False", [16723, "True", "! file_auth [ 0 ]", "Condition"]], ["True", [16641, "True", "! home_directory", "Condition"]], ["True", [16723, "True", "! file_auth [ 0 ]", "Condition"]], ["False", [16703, "True", "! strcasecmp ( anonymous , \"yes\" )", "Condition"]], ["False", [16723, "True", "! file_auth [ 0 ]", "Condition"]], ["True", [16723, "True", "! file_auth [ 0 ]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unsigned long", "INT_MAX", "&lt;="]], [["!", "char *"]], [["!", "strcasecmp", "char *", "\"yes\""]], [["!", "strcasecmp", "char *", "\"yes\""]], [["!", "getpwnam", "user"]], [["!", "char *", "0"]], [["!", "char *"]], [["!", "char *", "0"]], [["!", "strcasecmp", "char *", "\"yes\""]], [["!", "char *", "0"]], [["!", "char *", "0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error getting max users (SINGLE USER) in bftpd_login.\\n\"", "0"]</text:p>
          </table:table-cell>
          <table:table-cell office:value-type="float" office:value="108" calcext:value-type="float">
            <text:p>10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ftpd_log ( "Error getting max users for GLOBAL in bftpd_login.\n" , 0 )</text:p>
          </table:table-cell>
          <table:table-cell office:value-type="string" calcext:value-type="string">
            <text:p>254:11:6010:6078</text:p>
          </table:table-cell>
          <table:table-cell office:value-type="string" calcext:value-type="string">
            <text:p>/data/download/bftpd/bftpd/login.c</text:p>
          </table:table-cell>
          <table:table-cell office:value-type="string" calcext:value-type="string">
            <text:p>[["False", [16506, "True", "get_maxusers &lt;= INT_MAX", "Condition"]], ["True", [16641, "True", "! home_directory", "Condition"]], ["True", [16630, "True", "! strcasecmp ( anonymous , \"yes\" )", "Condition"]], ["True", [16703, "True", "! strcasecmp ( anonymous , \"yes\" )", "Condition"]], ["True", [16685, "True", "! getpwnam ( user )", "Condition"]], ["False", [16723, "True", "! file_auth [ 0 ]", "Condition"]], ["True", [16641, "True", "! home_directory", "Condition"]], ["True", [16723, "True", "! file_auth [ 0 ]", "Condition"]], ["False", [16703, "True", "! strcasecmp ( anonymous , \"yes\" )", "Condition"]], ["False", [16723, "True", "! file_auth [ 0 ]", "Condition"]], ["True", [16723, "True", "! file_auth [ 0 ]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unsigned long", "INT_MAX", "&lt;="]], [["!", "char *"]], [["!", "strcasecmp", "char *", "\"yes\""]], [["!", "strcasecmp", "char *", "\"yes\""]], [["!", "getpwnam", "user"]], [["!", "char *", "0"]], [["!", "char *"]], [["!", "char *", "0"]], [["!", "strcasecmp", "char *", "\"yes\""]], [["!", "char *", "0"]], [["!", "char *", "0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Error getting max users for GLOBAL in bftpd_login.\\n\"", "0"]</text:p>
          </table:table-cell>
          <table:table-cell office:value-type="float" office:value="108" calcext:value-type="float">
            <text:p>108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bftpd_log ( "Login as user '%s' failed. Already %d connections from %s.\n" , user , maxusers , remotehostname )</text:p>
          </table:table-cell>
          <table:table-cell table:style-name="ce1" office:value-type="string" calcext:value-type="string">
            <text:p>291:12:7545:7650</text:p>
          </table:table-cell>
          <table:table-cell table:style-name="ce1" office:value-type="string" calcext:value-type="string">
            <text:p>/data/download/bftpd/bftpd/login.c</text:p>
          </table:table-cell>
          <table:table-cell table:style-name="ce1" office:value-type="string" calcext:value-type="string">
            <text:p>[["True", [16309, "True", "( maxusers ) &amp;&amp; ( maxusers == bftpdutmp_dup_ip_count ( remotehostname ) )", "Condition"]], ["True", [16641, "True", "! home_directory", "Condition"]], ["True", [16630, "True", "! strcasecmp ( anonymous , \"yes\" )", "Condition"]], ["True", [16703, "True", "! strcasecmp ( anonymous , \"yes\" )", "Condition"]], ["True", [16685, "True", "! getpwnam ( user )", "Condition"]], ["False", [16723, "True", "! file_auth [ 0 ]", "Condition"]], ["True", [16641, "True", "! home_directory", "Condition"]], ["True", [16723, "True", "! file_auth [ 0 ]", "Condition"]], ["False", [16703, "True", "! strcasecmp ( anonymous , \"yes\" )", "Condition"]], ["False", [16723, "True", "! file_auth [ 0 ]", "Condition"]], ["True", [16723, "True", "! file_auth [ 0 ]", "Condition"]]]</text:p>
          </table:table-cell>
          <table:table-cell table:style-name="ce1" office:value-type="string" calcext:value-type="string">
            <text:p>[]</text:p>
          </table:table-cell>
          <table:table-cell table:style-name="ce1" office:value-type="string" calcext:value-type="string">
            <text:p>[[["int"]], [["int", "bftpdutmp_dup_ip_count", "remotehostname", "=="]], [["!", "char *"]], [["!", "strcasecmp", "char *", "\"yes\""]], [["!", "strcasecmp", "char *", "\"yes\""]], [["!", "getpwnam", "user"]], [["!", "char *", "0"]], [["!", "char *"]], [["!", "char *", "0"]], [["!", "strcasecmp", "char *", "\"yes\""]], [["!", "char *", "0"]], [["!", "char *", "0"]]]</text:p>
          </table:table-cell>
          <table:table-cell table:style-name="ce1" office:value-type="string" calcext:value-type="string">
            <text:p>[[["int", "0", "="], "int"], [["int", "unsigned long", "="], "int"]]</text:p>
          </table:table-cell>
          <table:table-cell table:style-name="ce1" office:value-type="string" calcext:value-type="string">
            <text:p>["\"Login as user '%s' failed. Already %d connections from %s.\\n\""]</text:p>
          </table:table-cell>
          <table:table-cell table:style-name="ce1" office:value-type="float" office:value="107" calcext:value-type="float">
            <text:p>107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control_printf ( SL_FAILURE , "421 Too many connections from your IP address." )</text:p>
          </table:table-cell>
          <table:table-cell office:value-type="string" calcext:value-type="string">
            <text:p>290:12:7455:7531</text:p>
          </table:table-cell>
          <table:table-cell office:value-type="string" calcext:value-type="string">
            <text:p>/data/download/bftpd/bftpd/login.c</text:p>
          </table:table-cell>
          <table:table-cell office:value-type="string" calcext:value-type="string">
            <text:p>[["True", [16309, "True", "( maxusers ) &amp;&amp; ( maxusers == bftpdutmp_dup_ip_count ( remotehostname ) )", "Condition"]], ["True", [16641, "True", "! home_directory", "Condition"]], ["True", [16630, "True", "! strcasecmp ( anonymous , \"yes\" )", "Condition"]], ["True", [16703, "True", "! strcasecmp ( anonymous , \"yes\" )", "Condition"]], ["True", [16685, "True", "! getpwnam ( user )", "Condition"]], ["False", [16723, "True", "! file_auth [ 0 ]", "Condition"]], ["True", [16641, "True", "! home_directory", "Condition"]], ["True", [16723, "True", "! file_auth [ 0 ]", "Condition"]], ["False", [16703, "True", "! strcasecmp ( anonymous , \"yes\" )", "Condition"]], ["False", [16723, "True", "! file_auth [ 0 ]", "Condition"]], ["True", [16723, "True", "! file_auth [ 0 ]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int"]], [["int", "bftpdutmp_dup_ip_count", "remotehostname", "=="]], [["!", "char *"]], [["!", "strcasecmp", "char *", "\"yes\""]], [["!", "strcasecmp", "char *", "\"yes\""]], [["!", "getpwnam", "user"]], [["!", "char *", "0"]], [["!", "char *"]], [["!", "char *", "0"]], [["!", "strcasecmp", "char *", "\"yes\""]], [["!", "char *", "0"]], [["!", "char *", "0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421 Too many connections from your IP address.\""]</text:p>
          </table:table-cell>
          <table:table-cell office:value-type="float" office:value="107" calcext:value-type="float">
            <text:p>107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bftpd_log ( "Removed directory '%s'.\n" , dirname )</text:p>
          </table:table-cell>
          <table:table-cell table:style-name="ce1" office:value-type="string" calcext:value-type="string">
            <text:p>1462:2:43754:43801</text:p>
          </table:table-cell>
          <table:table-cell table:style-name="ce1" office:value-type="string" calcext:value-type="string">
            <text:p>/data/download/bftpd/bftpd/commands.c</text:p>
          </table:table-cell>
          <table:table-cell table:style-name="ce1" office:value-type="string" calcext:value-type="string">
            <text:p>[["False", [8162, "True", "rmdir ( mapped )", "Condition"]]]</text:p>
          </table:table-cell>
          <table:table-cell table:style-name="ce1" office:value-type="string" calcext:value-type="string">
            <text:p>[]</text:p>
          </table:table-cell>
          <table:table-cell table:style-name="ce1" office:value-type="string" calcext:value-type="string">
            <text:p>[[["rmdir", "char *"]]]</text:p>
          </table:table-cell>
          <table:table-cell table:style-name="ce1" office:value-type="string" calcext:value-type="string">
            <text:p>[[["char *"], "char *"]]</text:p>
          </table:table-cell>
          <table:table-cell table:style-name="ce1" office:value-type="string" calcext:value-type="string">
            <text:p>["\"Removed directory '%s'.\\n\""]</text:p>
          </table:table-cell>
          <table:table-cell table:style-name="ce1" office:value-type="float" office:value="106" calcext:value-type="float">
            <text:p>106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control_printf ( SL_SUCCESS , "250 OK" )</text:p>
          </table:table-cell>
          <table:table-cell office:value-type="string" calcext:value-type="string">
            <text:p>1463:2:43805:43841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False", [8162, "True", "rmdir ( mapped )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rmdir", "char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250 OK\""]</text:p>
          </table:table-cell>
          <table:table-cell office:value-type="float" office:value="106" calcext:value-type="float">
            <text:p>106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bftpd_log ( "Error: '%s' while trying to receive file '%s'.\n" , strerror ( errno ) , filename )</text:p>
          </table:table-cell>
          <table:table-cell table:style-name="ce1" office:value-type="string" calcext:value-type="string">
            <text:p>927:3:26164:26259</text:p>
          </table:table-cell>
          <table:table-cell table:style-name="ce1" office:value-type="string" calcext:value-type="string">
            <text:p>/data/download/bftpd/bftpd/commands.c</text:p>
          </table:table-cell>
          <table:table-cell table:style-name="ce1" office:value-type="string" calcext:value-type="string">
            <text:p>[["True", [6770, "True", "whattodo == DO_NORMAL", "Condition"]], ["False", [6873, "True", "phile == - 1", "Condition"]], ["True", [6934, "True", "! mapped", "Condition"]]]</text:p>
          </table:table-cell>
          <table:table-cell table:style-name="ce1" office:value-type="string" calcext:value-type="string">
            <text:p>[]</text:p>
          </table:table-cell>
          <table:table-cell table:style-name="ce1" office:value-type="string" calcext:value-type="string">
            <text:p>[[["int", "DO_NORMAL", "=="]], [["int", "-", "1", "=="]], [["!", "char *"]]]</text:p>
          </table:table-cell>
          <table:table-cell table:style-name="ce1" office:value-type="string" calcext:value-type="string">
            <text:p>[[["char *"], "char *"]]</text:p>
          </table:table-cell>
          <table:table-cell table:style-name="ce1" office:value-type="string" calcext:value-type="string">
            <text:p>["\"Error: '%s' while trying to receive file '%s'.\\n\""]</text:p>
          </table:table-cell>
          <table:table-cell table:style-name="ce1" office:value-type="float" office:value="105" calcext:value-type="float">
            <text:p>105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control_printf ( SL_FAILURE , "553 Error: %s." , strerror ( errno ) )</text:p>
          </table:table-cell>
          <table:table-cell office:value-type="string" calcext:value-type="string">
            <text:p>929:3:26264:26325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True", [6770, "True", "whattodo == DO_NORMAL", "Condition"]], ["False", [6873, "True", "phile == - 1", "Condition"]], ["True", [6934, "True", "! mapped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int", "DO_NORMAL", "=="]], [["int", "-", "1", "=="]], [["!", "char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553 Error: %s.\""]</text:p>
          </table:table-cell>
          <table:table-cell office:value-type="float" office:value="105" calcext:value-type="float">
            <text:p>105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bftpd_log ( "Client is receiving file '%s'.\n" , filename )</text:p>
          </table:table-cell>
          <table:table-cell table:style-name="ce1" office:value-type="string" calcext:value-type="string">
            <text:p>971:1:27467:27522</text:p>
          </table:table-cell>
          <table:table-cell table:style-name="ce1" office:value-type="string" calcext:value-type="string">
            <text:p>/data/download/bftpd/bftpd/commands.c</text:p>
          </table:table-cell>
          <table:table-cell table:style-name="ce1" office:value-type="string" calcext:value-type="string">
            <text:p>[["False", [6590, "True", "( ( ( statbuf . st_size - offset ) * ratio_send ) / ratio_recv &gt; bytes_recvd - bytes_sent ) &amp;&amp; ( strcmp ( ( char * ) config_getoption ( \"RATIO\" ) , \"none\" ) )", "Condition"]], ["False", [6642, "True", "S_ISDIR ( statbuf . st_mode )", "Condition"]], ["True", [6873, "True", "phile == - 1", "Condition"]], ["True", [6770, "True", "whattodo == DO_NORMAL", "Condition"]], ["True", [6934, "True", "! mapped", "Condition"]], ["False", [6873, "True", "phile == - 1", "Condition"]]]</text:p>
          </table:table-cell>
          <table:table-cell table:style-name="ce1" office:value-type="string" calcext:value-type="string">
            <text:p>[]</text:p>
          </table:table-cell>
          <table:table-cell table:style-name="ce1" office:value-type="string" calcext:value-type="string">
            <text:p>[[["struct stat", "st_size", "offset", "-", "ratio_send", "*", "ratio_recv", "/", "bytes_recvd", "bytes_sent", "-", "&gt;"]], [["strcmp", "config_getoption", "\"RATIO\"", "\"none\""]], [["S_ISDIR", "struct stat", "st_mode"]], [["int", "-", "1", "=="]], [["int", "DO_NORMAL", "=="]], [["!", "char *"]], [["int", "-", "1", "=="]]]</text:p>
          </table:table-cell>
          <table:table-cell table:style-name="ce1" office:value-type="string" calcext:value-type="string">
            <text:p>[[["char *"], "char *"]]</text:p>
          </table:table-cell>
          <table:table-cell table:style-name="ce1" office:value-type="string" calcext:value-type="string">
            <text:p>["\"Client is receiving file '%s'.\\n\""]</text:p>
          </table:table-cell>
          <table:table-cell table:style-name="ce1" office:value-type="float" office:value="104" calcext:value-type="float">
            <text:p>104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control_printf ( SL_FAILURE , "553 File too big. Send at least %lf bytes first." , ( double ) ( ( ( statbuf . st_size - offset ) * ratio_send ) / ratio_recv ) - bytes_recvd )</text:p>
          </table:table-cell>
          <table:table-cell office:value-type="string" calcext:value-type="string">
            <text:p>964:2:27253:27420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True", [6590, "True", "( ( ( statbuf . st_size - offset ) * ratio_send ) / ratio_recv &gt; bytes_recvd - bytes_sent ) &amp;&amp; ( strcmp ( ( char * ) config_getoption ( \"RATIO\" ) , \"none\" ) )", "Condition"]], ["False", [6642, "True", "S_ISDIR ( statbuf . st_mode )", "Condition"]], ["True", [6873, "True", "phile == - 1", "Condition"]], ["True", [6770, "True", "whattodo == DO_NORMAL", "Condition"]], ["True", [6934, "True", "! mapped", "Condition"]], ["False", [6873, "True", "phile == - 1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struct stat", "st_size", "offset", "-", "ratio_send", "*", "ratio_recv", "/", "bytes_recvd", "bytes_sent", "-", "&gt;"]], [["strcmp", "config_getoption", "\"RATIO\"", "\"none\""]], [["S_ISDIR", "struct stat", "st_mode"]], [["int", "-", "1", "=="]], [["int", "DO_NORMAL", "=="]], [["!", "char *"]], [["int", "-", "1", "=="]]]</text:p>
          </table:table-cell>
          <table:table-cell office:value-type="string" calcext:value-type="string">
            <text:p>[[["struct stat"], "struct stat"]]</text:p>
          </table:table-cell>
          <table:table-cell office:value-type="string" calcext:value-type="string">
            <text:p>["\"553 File too big. Send at least %lf bytes first.\""]</text:p>
          </table:table-cell>
          <table:table-cell office:value-type="float" office:value="104" calcext:value-type="float">
            <text:p>104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bftpd_log ( "Memory error in sending file.\n" , 0 )</text:p>
          </table:table-cell>
          <table:table-cell table:style-name="ce3" office:value-type="string" calcext:value-type="string">
            <text:p>990:19:28044:28091</text:p>
          </table:table-cell>
          <table:table-cell table:style-name="ce3" office:value-type="string" calcext:value-type="string">
            <text:p>/data/download/bftpd/bftpd/commands.c</text:p>
          </table:table-cell>
          <table:table-cell table:style-name="ce3" office:value-type="string" calcext:value-type="string">
            <text:p>[["False", [6476, "True", "! buffer", "Condition"]], ["True", [6489, "True", "fork ( )", "Condition"]], ["False", [6521, "True", "dataconn ( )", "Condition"]], ["case DO_TARGZ", [6535, "True", "whattodo", "Condition"]]]</text:p>
          </table:table-cell>
          <table:table-cell table:style-name="ce3" office:value-type="string" calcext:value-type="string">
            <text:p>[]</text:p>
          </table:table-cell>
          <table:table-cell table:style-name="ce3" office:value-type="string" calcext:value-type="string">
            <text:p>[[["!", "char *"]], [["fork"]], [["dataconn"]], [["int", "DO_TARGZ", "=="]]]</text:p>
          </table:table-cell>
          <table:table-cell table:style-name="ce3" office:value-type="string" calcext:value-type="string">
            <text:p>[]</text:p>
          </table:table-cell>
          <table:table-cell table:style-name="ce3" office:value-type="string" calcext:value-type="string">
            <text:p>["\"Memory error in sending file.\\n\"", "0"]</text:p>
          </table:table-cell>
          <table:table-cell table:style-name="ce3" office:value-type="float" office:value="103" calcext:value-type="float">
            <text:p>103</text:p>
          </table:table-cell>
          <table:table-cell table:style-name="ce3" table:number-columns-repeated="1015"/>
        </table:table-row>
        <table:table-row table:style-name="ro1">
          <table:table-cell table:style-name="ce2" office:value-type="string" calcext:value-type="string">
            <text:p>control_printf ( SL_FAILURE , "553 An unknown error occured on the server." , 9 )</text:p>
          </table:table-cell>
          <table:table-cell table:style-name="ce2" office:value-type="string" calcext:value-type="string">
            <text:p>991:19:28112:28188</text:p>
          </table:table-cell>
          <table:table-cell table:style-name="ce2" office:value-type="string" calcext:value-type="string">
            <text:p>/data/download/bftpd/bftpd/commands.c</text:p>
          </table:table-cell>
          <table:table-cell table:style-name="ce2" office:value-type="string" calcext:value-type="string">
            <text:p>[["True", [6476, "True", "! buffer", "Condition"]], ["True", [6489, "True", "fork ( )", "Condition"]], ["False", [6521, "True", "dataconn ( )", "Condition"]], ["case DO_TARGZ", [6535, "True", "whattodo", "Condition"]]]</text:p>
          </table:table-cell>
          <table:table-cell table:style-name="ce2" office:value-type="string" calcext:value-type="string">
            <text:p>[]</text:p>
          </table:table-cell>
          <table:table-cell table:style-name="ce2" office:value-type="string" calcext:value-type="string">
            <text:p>[[["!", "char *"]], [["fork"]], [["dataconn"]], [["int", "DO_TARGZ", "=="]]]</text:p>
          </table:table-cell>
          <table:table-cell table:style-name="ce2" office:value-type="string" calcext:value-type="string">
            <text:p>[]</text:p>
          </table:table-cell>
          <table:table-cell table:style-name="ce2" office:value-type="string" calcext:value-type="string">
            <text:p>["\"553 An unknown error occured on the server.\"", "9"]</text:p>
          </table:table-cell>
          <table:table-cell table:style-name="ce2" office:value-type="float" office:value="103" calcext:value-type="float">
            <text:p>103</text:p>
          </table:table-cell>
          <table:table-cell table:style-name="ce2" table:number-columns-repeated="1015"/>
        </table:table-row>
        <table:table-row table:style-name="ro1">
          <table:table-cell table:style-name="ce3" office:value-type="string" calcext:value-type="string">
            <text:p>bftpd_log ( "Memory error while sending file." , 0 )</text:p>
          </table:table-cell>
          <table:table-cell table:style-name="ce3" office:value-type="string" calcext:value-type="string">
            <text:p>1087:15:31274:31322</text:p>
          </table:table-cell>
          <table:table-cell table:style-name="ce3" office:value-type="string" calcext:value-type="string">
            <text:p>/data/download/bftpd/bftpd/commands.c</text:p>
          </table:table-cell>
          <table:table-cell table:style-name="ce3" office:value-type="string" calcext:value-type="string">
            <text:p>[["True", [5988, "True", "! buffer", "Condition"]], ["False", [6021, "True", "dataconn ( )", "Condition"]], ["False", [6045, "True", "( phile = open ( mapped , O_RDONLY ) ) &lt; 0", "Condition"]], ["False", [6535, "True", "whattodo", "Condition"]]]</text:p>
          </table:table-cell>
          <table:table-cell table:style-name="ce3" office:value-type="string" calcext:value-type="string">
            <text:p>[]</text:p>
          </table:table-cell>
          <table:table-cell table:style-name="ce3" office:value-type="string" calcext:value-type="string">
            <text:p>[[["!", "char *"]], [["dataconn"]], [["phile", "open", "char *", "O_RDONLY", "=", "0", "&lt;"]], [["int"]]]</text:p>
          </table:table-cell>
          <table:table-cell table:style-name="ce3" office:value-type="string" calcext:value-type="string">
            <text:p>[]</text:p>
          </table:table-cell>
          <table:table-cell table:style-name="ce3" office:value-type="string" calcext:value-type="string">
            <text:p>["\"Memory error while sending file.\"", "0"]</text:p>
          </table:table-cell>
          <table:table-cell table:style-name="ce3" office:value-type="float" office:value="102" calcext:value-type="float">
            <text:p>102</text:p>
          </table:table-cell>
          <table:table-cell table:style-name="ce3" table:number-columns-repeated="1015"/>
        </table:table-row>
        <table:table-row table:style-name="ro1">
          <table:table-cell table:style-name="ce2" office:value-type="string" calcext:value-type="string">
            <text:p>control_printf ( SL_FAILURE , "553 An unknown error occured on the server." , 0 )</text:p>
          </table:table-cell>
          <table:table-cell table:style-name="ce2" office:value-type="string" calcext:value-type="string">
            <text:p>1088:15:31339:31415</text:p>
          </table:table-cell>
          <table:table-cell table:style-name="ce2" office:value-type="string" calcext:value-type="string">
            <text:p>/data/download/bftpd/bftpd/commands.c</text:p>
          </table:table-cell>
          <table:table-cell table:style-name="ce2" office:value-type="string" calcext:value-type="string">
            <text:p>[["True", [5988, "True", "! buffer", "Condition"]], ["False", [6021, "True", "dataconn ( )", "Condition"]], ["False", [6045, "True", "( phile = open ( mapped , O_RDONLY ) ) &lt; 0", "Condition"]], ["False", [6535, "True", "whattodo", "Condition"]]]</text:p>
          </table:table-cell>
          <table:table-cell table:style-name="ce2" office:value-type="string" calcext:value-type="string">
            <text:p>[]</text:p>
          </table:table-cell>
          <table:table-cell table:style-name="ce2" office:value-type="string" calcext:value-type="string">
            <text:p>[[["!", "char *"]], [["dataconn"]], [["phile", "open", "char *", "O_RDONLY", "=", "0", "&lt;"]], [["int"]]]</text:p>
          </table:table-cell>
          <table:table-cell table:style-name="ce2" office:value-type="string" calcext:value-type="string">
            <text:p>[]</text:p>
          </table:table-cell>
          <table:table-cell table:style-name="ce2" office:value-type="string" calcext:value-type="string">
            <text:p>["\"553 An unknown error occured on the server.\"", "0"]</text:p>
          </table:table-cell>
          <table:table-cell table:style-name="ce2" office:value-type="float" office:value="102" calcext:value-type="float">
            <text:p>102</text:p>
          </table:table-cell>
          <table:table-cell table:style-name="ce2" table:number-columns-repeated="1015"/>
        </table:table-row>
        <table:table-row table:style-name="ro1">
          <table:table-cell table:style-name="ce3" office:value-type="string" calcext:value-type="string">
            <text:p>bftpd_log ( "Memory error while sending file." , 0 )</text:p>
          </table:table-cell>
          <table:table-cell table:style-name="ce3" office:value-type="string" calcext:value-type="string">
            <text:p>1139:19:33073:33121</text:p>
          </table:table-cell>
          <table:table-cell table:style-name="ce3" office:value-type="string" calcext:value-type="string">
            <text:p>/data/download/bftpd/bftpd/commands.c</text:p>
          </table:table-cell>
          <table:table-cell table:style-name="ce3" office:value-type="string" calcext:value-type="string">
            <text:p>[["True", [5769, "True", "! gzfile", "Condition"]], ["False", [5786, "True", "dataconn ( )", "Condition"]], ["case DO_GZUNZIP", [6535, "True", "whattodo", "Condition"]], ["False", [6590, "True", "( ( ( statbuf . st_size - offset ) * ratio_send ) / ratio_recv &gt; bytes_recvd - bytes_sent ) &amp;&amp; ( strcmp ( ( char * ) config_getoption ( \"RATIO\" ) , \"none\" ) )", "Condition"]]]</text:p>
          </table:table-cell>
          <table:table-cell table:style-name="ce3" office:value-type="string" calcext:value-type="string">
            <text:p>[]</text:p>
          </table:table-cell>
          <table:table-cell table:style-name="ce3" office:value-type="string" calcext:value-type="string">
            <text:p>[[["!", "gzFile"]], [["dataconn"]], [["int", "DO_GZUNZIP", "=="]], [["struct stat", "st_size", "offset", "-", "ratio_send", "*", "ratio_recv", "/", "bytes_recvd", "bytes_sent", "-", "&gt;"]], [["strcmp", "config_getoption", "\"RATIO\"", "\"none\""]]]</text:p>
          </table:table-cell>
          <table:table-cell table:style-name="ce3" office:value-type="string" calcext:value-type="string">
            <text:p>[]</text:p>
          </table:table-cell>
          <table:table-cell table:style-name="ce3" office:value-type="string" calcext:value-type="string">
            <text:p>["\"Memory error while sending file.\"", "0"]</text:p>
          </table:table-cell>
          <table:table-cell table:style-name="ce3" office:value-type="float" office:value="101" calcext:value-type="float">
            <text:p>101</text:p>
          </table:table-cell>
          <table:table-cell table:style-name="ce3" table:number-columns-repeated="1015"/>
        </table:table-row>
        <table:table-row table:style-name="ro1">
          <table:table-cell table:style-name="ce2" office:value-type="string" calcext:value-type="string">
            <text:p>control_printf ( SL_FAILURE , "553 An unknown error occured on the server." , 0 )</text:p>
          </table:table-cell>
          <table:table-cell table:style-name="ce2" office:value-type="string" calcext:value-type="string">
            <text:p>1140:19:33142:33218</text:p>
          </table:table-cell>
          <table:table-cell table:style-name="ce2" office:value-type="string" calcext:value-type="string">
            <text:p>/data/download/bftpd/bftpd/commands.c</text:p>
          </table:table-cell>
          <table:table-cell table:style-name="ce2" office:value-type="string" calcext:value-type="string">
            <text:p>[["True", [5769, "True", "! gzfile", "Condition"]], ["False", [5786, "True", "dataconn ( )", "Condition"]], ["case DO_GZUNZIP", [6535, "True", "whattodo", "Condition"]], ["False", [6590, "True", "( ( ( statbuf . st_size - offset ) * ratio_send ) / ratio_recv &gt; bytes_recvd - bytes_sent ) &amp;&amp; ( strcmp ( ( char * ) config_getoption ( \"RATIO\" ) , \"none\" ) )", "Condition"]]]</text:p>
          </table:table-cell>
          <table:table-cell table:style-name="ce2" office:value-type="string" calcext:value-type="string">
            <text:p>[]</text:p>
          </table:table-cell>
          <table:table-cell table:style-name="ce2" office:value-type="string" calcext:value-type="string">
            <text:p>[[["!", "gzFile"]], [["dataconn"]], [["int", "DO_GZUNZIP", "=="]], [["struct stat", "st_size", "offset", "-", "ratio_send", "*", "ratio_recv", "/", "bytes_recvd", "bytes_sent", "-", "&gt;"]], [["strcmp", "config_getoption", "\"RATIO\"", "\"none\""]]]</text:p>
          </table:table-cell>
          <table:table-cell table:style-name="ce2" office:value-type="string" calcext:value-type="string">
            <text:p>[]</text:p>
          </table:table-cell>
          <table:table-cell table:style-name="ce2" office:value-type="string" calcext:value-type="string">
            <text:p>["\"553 An unknown error occured on the server.\"", "0"]</text:p>
          </table:table-cell>
          <table:table-cell table:style-name="ce2" office:value-type="float" office:value="101" calcext:value-type="float">
            <text:p>101</text:p>
          </table:table-cell>
          <table:table-cell table:style-name="ce2" table:number-columns-repeated="1015"/>
        </table:table-row>
        <table:table-row table:style-name="ro1">
          <table:table-cell table:style-name="ce3" office:value-type="string" calcext:value-type="string">
            <text:p>bftpd_log ( "Memory error while sending file." , 0 )</text:p>
          </table:table-cell>
          <table:table-cell table:style-name="ce3" office:value-type="string" calcext:value-type="string">
            <text:p>1150:18:33467:33515</text:p>
          </table:table-cell>
          <table:table-cell table:style-name="ce3" office:value-type="string" calcext:value-type="string">
            <text:p>/data/download/bftpd/bftpd/commands.c</text:p>
          </table:table-cell>
          <table:table-cell table:style-name="ce3" office:value-type="string" calcext:value-type="string">
            <text:p>[["True", [5719, "True", "! buffer", "Condition"]], ["False", [5769, "True", "! gzfile", "Condition"]], ["False", [5786, "True", "dataconn ( )", "Condition"]], ["case DO_GZUNZIP", [6535, "True", "whattodo", "Condition"]]]</text:p>
          </table:table-cell>
          <table:table-cell table:style-name="ce3" office:value-type="string" calcext:value-type="string">
            <text:p>[]</text:p>
          </table:table-cell>
          <table:table-cell table:style-name="ce3" office:value-type="string" calcext:value-type="string">
            <text:p>[[["!", "char *"]], [["!", "gzFile"]], [["dataconn"]], [["int", "DO_GZUNZIP", "=="]]]</text:p>
          </table:table-cell>
          <table:table-cell table:style-name="ce3" office:value-type="string" calcext:value-type="string">
            <text:p>[]</text:p>
          </table:table-cell>
          <table:table-cell table:style-name="ce3" office:value-type="string" calcext:value-type="string">
            <text:p>["\"Memory error while sending file.\"", "0"]</text:p>
          </table:table-cell>
          <table:table-cell table:style-name="ce3" office:value-type="float" office:value="100" calcext:value-type="float">
            <text:p>100</text:p>
          </table:table-cell>
          <table:table-cell table:style-name="ce3" table:number-columns-repeated="1015"/>
        </table:table-row>
        <table:table-row table:style-name="ro1">
          <table:table-cell table:style-name="ce2" office:value-type="string" calcext:value-type="string">
            <text:p>control_printf ( SL_FAILURE , "553 An unknown error occured on the server." , 0 )</text:p>
          </table:table-cell>
          <table:table-cell table:style-name="ce2" office:value-type="string" calcext:value-type="string">
            <text:p>1151:18:33535:33611</text:p>
          </table:table-cell>
          <table:table-cell table:style-name="ce2" office:value-type="string" calcext:value-type="string">
            <text:p>/data/download/bftpd/bftpd/commands.c</text:p>
          </table:table-cell>
          <table:table-cell table:style-name="ce2" office:value-type="string" calcext:value-type="string">
            <text:p>[["True", [5719, "True", "! buffer", "Condition"]], ["False", [5769, "True", "! gzfile", "Condition"]], ["False", [5786, "True", "dataconn ( )", "Condition"]], ["case DO_GZUNZIP", [6535, "True", "whattodo", "Condition"]]]</text:p>
          </table:table-cell>
          <table:table-cell table:style-name="ce2" office:value-type="string" calcext:value-type="string">
            <text:p>[]</text:p>
          </table:table-cell>
          <table:table-cell table:style-name="ce2" office:value-type="string" calcext:value-type="string">
            <text:p>[[["!", "char *"]], [["!", "gzFile"]], [["dataconn"]], [["int", "DO_GZUNZIP", "=="]]]</text:p>
          </table:table-cell>
          <table:table-cell table:style-name="ce2" office:value-type="string" calcext:value-type="string">
            <text:p>[]</text:p>
          </table:table-cell>
          <table:table-cell table:style-name="ce2" office:value-type="string" calcext:value-type="string">
            <text:p>["\"553 An unknown error occured on the server.\"", "0"]</text:p>
          </table:table-cell>
          <table:table-cell table:style-name="ce2" office:value-type="float" office:value="100" calcext:value-type="float">
            <text:p>100</text:p>
          </table:table-cell>
          <table:table-cell table:style-name="ce2" table:number-columns-repeated="1015"/>
        </table:table-row>
        <table:table-row table:style-name="ro1">
          <table:table-cell table:style-name="ce1" office:value-type="string" calcext:value-type="string">
            <text:p>bftpd_log ( "Memory error while trying to send file." , 0 )</text:p>
          </table:table-cell>
          <table:table-cell table:style-name="ce1" office:value-type="string" calcext:value-type="string">
            <text:p>1214:28:35730:35785</text:p>
          </table:table-cell>
          <table:table-cell table:style-name="ce1" office:value-type="string" calcext:value-type="string">
            <text:p>/data/download/bftpd/bftpd/commands.c</text:p>
          </table:table-cell>
          <table:table-cell table:style-name="ce1" office:value-type="string" calcext:value-type="string">
            <text:p>[["True", [5464, "True", "! buffer", "Condition"]], ["False", [5505, "True", "dataconn ( )", "Condition"]], ["False", [6535, "True", "whattodo", "Condition"]], ["False", [6590, "True", "( ( ( statbuf . st_size - offset ) * ratio_send ) / ratio_recv &gt; bytes_recvd - bytes_sent ) &amp;&amp; ( strcmp ( ( char * ) config_getoption ( \"RATIO\" ) , \"none\" ) )", "Condition"]]]</text:p>
          </table:table-cell>
          <table:table-cell table:style-name="ce1" office:value-type="string" calcext:value-type="string">
            <text:p>[]</text:p>
          </table:table-cell>
          <table:table-cell table:style-name="ce1" office:value-type="string" calcext:value-type="string">
            <text:p>[[["!", "char *"]], [["dataconn"]], [["int"]], [["struct stat", "st_size", "offset", "-", "ratio_send", "*", "ratio_recv", "/", "bytes_recvd", "bytes_sent", "-", "&gt;"]], [["strcmp", "config_getoption", "\"RATIO\"", "\"none\""]]]</text:p>
          </table:table-cell>
          <table:table-cell table:style-name="ce1" office:value-type="string" calcext:value-type="string">
            <text:p>[]</text:p>
          </table:table-cell>
          <table:table-cell table:style-name="ce1" office:value-type="string" calcext:value-type="string">
            <text:p>["\"Memory error while trying to send file.\"", "0"]</text:p>
          </table:table-cell>
          <table:table-cell table:style-name="ce1" office:value-type="float" office:value="99" calcext:value-type="float">
            <text:p>99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control_printf ( SL_FAILURE , "553 An unknown error occured." )</text:p>
          </table:table-cell>
          <table:table-cell office:value-type="string" calcext:value-type="string">
            <text:p>1213:28:35641:35700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True", [5464, "True", "! buffer", "Condition"]], ["False", [5505, "True", "dataconn ( )", "Condition"]], ["False", [6535, "True", "whattodo", "Condition"]], ["False", [6590, "True", "( ( ( statbuf . st_size - offset ) * ratio_send ) / ratio_recv &gt; bytes_recvd - bytes_sent ) &amp;&amp; ( strcmp ( ( char * ) config_getoption ( \"RATIO\" ) , \"none\" ) )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!", "char *"]], [["dataconn"]], [["int"]], [["struct stat", "st_size", "offset", "-", "ratio_send", "*", "ratio_recv", "/", "bytes_recvd", "bytes_sent", "-", "&gt;"]], [["strcmp", "config_getoption", "\"RATIO\"", "\"none\"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553 An unknown error occured.\""]</text:p>
          </table:table-cell>
          <table:table-cell office:value-type="float" office:value="99" calcext:value-type="float">
            <text:p>99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bftpd_log ( "File transmission of '%s' successful.\n" , filename )</text:p>
          </table:table-cell>
          <table:table-cell table:style-name="ce1" office:value-type="string" calcext:value-type="string">
            <text:p>1276:1:38220:38282</text:p>
          </table:table-cell>
          <table:table-cell table:style-name="ce1" office:value-type="string" calcext:value-type="string">
            <text:p>/data/download/bftpd/bftpd/commands.c</text:p>
          </table:table-cell>
          <table:table-cell table:style-name="ce1" office:value-type="string" calcext:value-type="string">
            <text:p>[["False", [5988, "True", "! buffer", "Condition"]], ["False", [6535, "True", "whattodo", "Condition"]], ["False", [6476, "True", "! buffer", "Condition"]], ["False", [5389, "True", "i = read ( phile , buffer , my_buffer_size )", "Condition"]], ["False", [6167, "True", "dataconn ( )", "Condition"]], ["False", [6489, "True", "fork ( )", "Condition"]], ["False", [5719, "True", "! buffer", "Condition"]], ["False", [6021, "True", "dataconn ( )", "Condition"]], ["False", [6590, "True", "( ( ( statbuf . st_size - offset ) * ratio_send ) / ratio_recv &gt; bytes_recvd - bytes_sent ) &amp;&amp; ( strcmp ( ( char * ) config_getoption ( \"RATIO\" ) , \"none\" ) )", "Condition"]], ["True", [6489, "True", "fork ( )", "Condition"]], ["True", [5464, "True", "! buffer", "Condition"]], ["True", [5322, "True", "send_status &lt; 0", "Condition"]], ["case DO_TARONLY", [6535, "True", "whattodo", "Condition"]], ["False", [6521, "True", "dataconn ( )", "Condition"]], ["False", [5769, "True", "! gzfile", "Condition"]], ["False", [6045, "True", "( phile = open ( mapped , O_RDONLY ) ) &lt; 0", "Condition"]], ["False", [6642, "True", "S_ISDIR ( statbuf . st_mode )", "Condition"]], ["False", [6521, "True", "dataconn ( )", "Condition"]], ["False", [5505, "True", "dataconn ( )", "Condition"]], ["True", [5378, "True", "test_abort ( 1 , phile , sock )", "Condition"]], ["False", [6590, "True", "( ( ( statbuf . st_size - offset ) * ratio_send ) / ratio_recv &gt; bytes_recvd - bytes_sent ) &amp;&amp; ( strcmp ( ( char * ) config_getoption ( \"RATIO\" ) , \"none\" ) )", "Condition"]], ["case DO_TARGZ", [6535, "True", "whattodo", "Condition"]], ["False", [5786, "True", "dataconn ( )", "Condition"]], ["False", [6535, "True", "whattodo", "Condition"]], ["True", [6873, "True", "phile == - 1", "Condition"]], ["True", [6770, "True", "whattodo == DO_NORMAL", "Condition"]], ["case DO_TARGZ", [6535, "True", "whattodo", "Condition"]], ["False", [6535, "True", "whattodo", "Condition"]], ["True", [5389, "True", "i = read ( phile , buffer , my_buffer_size )", "Condition"]], ["False", [6642, "True", "S_ISDIR ( statbuf . st_mode )", "Condition"]], ["False", [6590, "True", "( ( ( statbuf . st_size - offset ) * ratio_send ) / ratio_recv &gt; bytes_recvd - bytes_sent ) &amp;&amp; ( strcmp ( ( char * ) config_getoption ( \"RATIO\" ) , \"none\" ) )", "Condition"]], ["case DO_GZUNZIP", [6535, "True", "whattodo", "Condition"]]]</text:p>
          </table:table-cell>
          <table:table-cell table:style-name="ce1" office:value-type="string" calcext:value-type="string">
            <text:p>[]</text:p>
          </table:table-cell>
          <table:table-cell table:style-name="ce1" office:value-type="string" calcext:value-type="string">
            <text:p>[[["!", "char *"]], [["int"]], [["!", "char *"]], [["i", "read", "int", "char *", "int", "="]], [["dataconn"]], [["fork"]], [["!", "char *"]], [["dataconn"]], [["struct stat", "st_size", "offset", "-", "ratio_send", "*", "ratio_recv", "/", "bytes_recvd", "bytes_sent", "-", "&gt;"]], [["strcmp", "config_getoption", "\"RATIO\"", "\"none\""]], [["fork"]], [["!", "char *"]], [["ssize_t", "0", "&lt;"]], [["int", "DO_TARONLY", "=="]], [["dataconn"]], [["!", "gzFile"]], [["phile", "open", "char *", "O_RDONLY", "=", "0", "&lt;"]], [["S_ISDIR", "struct stat", "st_mode"]], [["dataconn"]], [["dataconn"]], [["test_abort", "1", "int", "sock"]], [["struct stat", "st_size", "offset", "-", "ratio_send", "*", "ratio_recv", "/", "bytes_recvd", "bytes_sent", "-", "&gt;"]], [["strcmp", "config_getoption", "\"RATIO\"", "\"none\""]], [["int", "DO_TARGZ", "=="]], [["dataconn"]], [["int"]], [["int", "-", "1", "=="]], [["int", "DO_NORMAL", "=="]], [["int", "DO_TARGZ", "=="]], [["int"]], [["i", "read", "int", "char *", "int", "="]], [["S_ISDIR", "struct stat", "st_mode"]], [["struct stat", "st_size", "offset", "-", "ratio_send", "*", "ratio_recv", "/", "bytes_recvd", "bytes_sent", "-", "&gt;"]], [["strcmp", "config_getoption", "\"RATIO\"", "\"none\""]], [["int", "DO_GZUNZIP", "=="]]]</text:p>
          </table:table-cell>
          <table:table-cell table:style-name="ce1" office:value-type="string" calcext:value-type="string">
            <text:p>[[["char *"], "char *"]]</text:p>
          </table:table-cell>
          <table:table-cell table:style-name="ce1" office:value-type="string" calcext:value-type="string">
            <text:p>["\"File transmission of '%s' successful.\\n\""]</text:p>
          </table:table-cell>
          <table:table-cell table:style-name="ce1" office:value-type="float" office:value="98" calcext:value-type="float">
            <text:p>98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control_printf ( SL_SUCCESS , "226 File transmission successful." )</text:p>
          </table:table-cell>
          <table:table-cell office:value-type="string" calcext:value-type="string">
            <text:p>1275:1:38154:38217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False", [5988, "True", "! buffer", "Condition"]], ["False", [6535, "True", "whattodo", "Condition"]], ["False", [6476, "True", "! buffer", "Condition"]], ["False", [5389, "True", "i = read ( phile , buffer , my_buffer_size )", "Condition"]], ["False", [6167, "True", "dataconn ( )", "Condition"]], ["False", [6489, "True", "fork ( )", "Condition"]], ["False", [5719, "True", "! buffer", "Condition"]], ["False", [6021, "True", "dataconn ( )", "Condition"]], ["False", [6590, "True", "( ( ( statbuf . st_size - offset ) * ratio_send ) / ratio_recv &gt; bytes_recvd - bytes_sent ) &amp;&amp; ( strcmp ( ( char * ) config_getoption ( \"RATIO\" ) , \"none\" ) )", "Condition"]], ["True", [6489, "True", "fork ( )", "Condition"]], ["True", [5464, "True", "! buffer", "Condition"]], ["True", [5322, "True", "send_status &lt; 0", "Condition"]], ["case DO_TARONLY", [6535, "True", "whattodo", "Condition"]], ["False", [6521, "True", "dataconn ( )", "Condition"]], ["False", [5769, "True", "! gzfile", "Condition"]], ["False", [6045, "True", "( phile = open ( mapped , O_RDONLY ) ) &lt; 0", "Condition"]], ["False", [6642, "True", "S_ISDIR ( statbuf . st_mode )", "Condition"]], ["False", [6521, "True", "dataconn ( )", "Condition"]], ["False", [5505, "True", "dataconn ( )", "Condition"]], ["True", [5378, "True", "test_abort ( 1 , phile , sock )", "Condition"]], ["False", [6590, "True", "( ( ( statbuf . st_size - offset ) * ratio_send ) / ratio_recv &gt; bytes_recvd - bytes_sent ) &amp;&amp; ( strcmp ( ( char * ) config_getoption ( \"RATIO\" ) , \"none\" ) )", "Condition"]], ["case DO_TARGZ", [6535, "True", "whattodo", "Condition"]], ["False", [5786, "True", "dataconn ( )", "Condition"]], ["False", [6535, "True", "whattodo", "Condition"]], ["True", [6873, "True", "phile == - 1", "Condition"]], ["True", [6770, "True", "whattodo == DO_NORMAL", "Condition"]], ["case DO_TARGZ", [6535, "True", "whattodo", "Condition"]], ["False", [6535, "True", "whattodo", "Condition"]], ["True", [5389, "True", "i = read ( phile , buffer , my_buffer_size )", "Condition"]], ["False", [6642, "True", "S_ISDIR ( statbuf . st_mode )", "Condition"]], ["False", [6590, "True", "( ( ( statbuf . st_size - offset ) * ratio_send ) / ratio_recv &gt; bytes_recvd - bytes_sent ) &amp;&amp; ( strcmp ( ( char * ) config_getoption ( \"RATIO\" ) , \"none\" ) )", "Condition"]], ["case DO_GZUNZIP", [6535, "True", "whattodo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!", "char *"]], [["int"]], [["!", "char *"]], [["i", "read", "int", "char *", "int", "="]], [["dataconn"]], [["fork"]], [["!", "char *"]], [["dataconn"]], [["struct stat", "st_size", "offset", "-", "ratio_send", "*", "ratio_recv", "/", "bytes_recvd", "bytes_sent", "-", "&gt;"]], [["strcmp", "config_getoption", "\"RATIO\"", "\"none\""]], [["fork"]], [["!", "char *"]], [["ssize_t", "0", "&lt;"]], [["int", "DO_TARONLY", "=="]], [["dataconn"]], [["!", "gzFile"]], [["phile", "open", "char *", "O_RDONLY", "=", "0", "&lt;"]], [["S_ISDIR", "struct stat", "st_mode"]], [["dataconn"]], [["dataconn"]], [["test_abort", "1", "int", "sock"]], [["struct stat", "st_size", "offset", "-", "ratio_send", "*", "ratio_recv", "/", "bytes_recvd", "bytes_sent", "-", "&gt;"]], [["strcmp", "config_getoption", "\"RATIO\"", "\"none\""]], [["int", "DO_TARGZ", "=="]], [["dataconn"]], [["int"]], [["int", "-", "1", "=="]], [["int", "DO_NORMAL", "=="]], [["int", "DO_TARGZ", "=="]], [["int"]], [["i", "read", "int", "char *", "int", "="]], [["S_ISDIR", "struct stat", "st_mode"]], [["struct stat", "st_size", "offset", "-", "ratio_send", "*", "ratio_recv", "/", "bytes_recvd", "bytes_sent", "-", "&gt;"]], [["strcmp", "config_getoption", "\"RATIO\"", "\"none\""]], [["int", "DO_GZUNZIP", "==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226 File transmission successful.\""]</text:p>
          </table:table-cell>
          <table:table-cell office:value-type="float" office:value="98" calcext:value-type="float">
            <text:p>98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bftpd_log ( "Error getting xfer_delay in do_stor().\n" , 0 )</text:p>
          </table:table-cell>
          <table:table-cell table:style-name="ce1" office:value-type="string" calcext:value-type="string">
            <text:p>573:11:16179:16235</text:p>
          </table:table-cell>
          <table:table-cell table:style-name="ce1" office:value-type="string" calcext:value-type="string">
            <text:p>/data/download/bftpd/bftpd/commands.c</text:p>
          </table:table-cell>
          <table:table-cell table:style-name="ce1" office:value-type="string" calcext:value-type="string">
            <text:p>[["False", [4670, "True", "get_value &lt;= INT_MAX", "Condition"]]]</text:p>
          </table:table-cell>
          <table:table-cell table:style-name="ce1" office:value-type="string" calcext:value-type="string">
            <text:p>[]</text:p>
          </table:table-cell>
          <table:table-cell table:style-name="ce1" office:value-type="string" calcext:value-type="string">
            <text:p>[[["unsigned long", "INT_MAX", "&lt;="]]]</text:p>
          </table:table-cell>
          <table:table-cell table:style-name="ce1" office:value-type="string" calcext:value-type="string">
            <text:p>[]</text:p>
          </table:table-cell>
          <table:table-cell table:style-name="ce1" office:value-type="string" calcext:value-type="string">
            <text:p>["\"Error getting xfer_delay in do_stor().\\n\"", "0"]</text:p>
          </table:table-cell>
          <table:table-cell table:style-name="ce1" office:value-type="float" office:value="97" calcext:value-type="float">
            <text:p>97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bftpd_log ( "Error getting XFER_DELAY in command_retr().\n" , 0 )</text:p>
          </table:table-cell>
          <table:table-cell office:value-type="string" calcext:value-type="string">
            <text:p>888:11:25138:25199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False", [6967, "True", "get_value &lt;= INT_MAX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unsigned long", "INT_MAX", "&lt;=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Error getting XFER_DELAY in command_retr().\\n\"", "0"]</text:p>
          </table:table-cell>
          <table:table-cell office:value-type="float" office:value="97" calcext:value-type="float">
            <text:p>97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bftpd_log ( "Not allowed to over-write '%s'.\n" , filename )</text:p>
          </table:table-cell>
          <table:table-cell table:style-name="ce1" office:value-type="string" calcext:value-type="string">
            <text:p>587:14:16673:16729</text:p>
          </table:table-cell>
          <table:table-cell table:style-name="ce1" office:value-type="string" calcext:value-type="string">
            <text:p>/data/download/bftpd/bftpd/commands.c</text:p>
          </table:table-cell>
          <table:table-cell table:style-name="ce1" office:value-type="string" calcext:value-type="string">
            <text:p>[["True", [4612, "True", "! strcasecmp ( config_getoption ( \"ALLOWCOMMAND_DELE\" ) , \"no\" )", "Condition"]], ["True", [4635, "True", "fd &gt;= 0", "Condition"]]]</text:p>
          </table:table-cell>
          <table:table-cell table:style-name="ce1" office:value-type="string" calcext:value-type="string">
            <text:p>[]</text:p>
          </table:table-cell>
          <table:table-cell table:style-name="ce1" office:value-type="string" calcext:value-type="string">
            <text:p>[[["!", "strcasecmp", "config_getoption", "\"ALLOWCOMMAND_DELE\"", "\"no\""]], [["int", "0", "&gt;="]]]</text:p>
          </table:table-cell>
          <table:table-cell table:style-name="ce1" office:value-type="string" calcext:value-type="string">
            <text:p>[[["char *"], "char *"]]</text:p>
          </table:table-cell>
          <table:table-cell table:style-name="ce1" office:value-type="string" calcext:value-type="string">
            <text:p>["\"Not allowed to over-write '%s'.\\n\""]</text:p>
          </table:table-cell>
          <table:table-cell table:style-name="ce1" office:value-type="float" office:value="96" calcext:value-type="float">
            <text:p>96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control_printf ( SL_FAILURE , "553 Error: Remote file is write protected." )</text:p>
          </table:table-cell>
          <table:table-cell office:value-type="string" calcext:value-type="string">
            <text:p>588:14:16745:16839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True", [4612, "True", "! strcasecmp ( config_getoption ( \"ALLOWCOMMAND_DELE\" ) , \"no\" )", "Condition"]], ["True", [4635, "True", "fd &gt;= 0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!", "strcasecmp", "config_getoption", "\"ALLOWCOMMAND_DELE\"", "\"no\""]], [["int", "0", "&gt;=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553 Error: Remote file is write protected.\""]</text:p>
          </table:table-cell>
          <table:table-cell office:value-type="float" office:value="96" calcext:value-type="float">
            <text:p>96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bftpd_log ( "Error: '%s' while trying to store file '%s'.\n" , strerror ( errno ) , filename )</text:p>
          </table:table-cell>
          <table:table-cell table:style-name="ce1" office:value-type="string" calcext:value-type="string">
            <text:p>606:2:17134:17226</text:p>
          </table:table-cell>
          <table:table-cell table:style-name="ce1" office:value-type="string" calcext:value-type="string">
            <text:p>/data/download/bftpd/bftpd/commands.c</text:p>
          </table:table-cell>
          <table:table-cell table:style-name="ce1" office:value-type="string" calcext:value-type="string">
            <text:p>[["True", [4552, "True", "fd == - 1", "Condition"]], ["True", [4571, "True", "! attempt_gzip", "Condition"]], ["False", [4635, "True", "fd &gt;= 0", "Condition"]], ["False", [4612, "True", "! strcasecmp ( config_getoption ( \"ALLOWCOMMAND_DELE\" ) , \"no\" )", "Condition"]], ["True", [4635, "True", "fd &gt;= 0", "Condition"]]]</text:p>
          </table:table-cell>
          <table:table-cell table:style-name="ce1" office:value-type="string" calcext:value-type="string">
            <text:p>[]</text:p>
          </table:table-cell>
          <table:table-cell table:style-name="ce1" office:value-type="string" calcext:value-type="string">
            <text:p>[[["int", "-", "1", "=="]], [["!", "int"]], [["int", "0", "&gt;="]], [["!", "strcasecmp", "config_getoption", "\"ALLOWCOMMAND_DELE\"", "\"no\""]], [["int", "0", "&gt;="]]]</text:p>
          </table:table-cell>
          <table:table-cell table:style-name="ce1" office:value-type="string" calcext:value-type="string">
            <text:p>[[["char *"], "char *"]]</text:p>
          </table:table-cell>
          <table:table-cell table:style-name="ce1" office:value-type="string" calcext:value-type="string">
            <text:p>["\"Error: '%s' while trying to store file '%s'.\\n\""]</text:p>
          </table:table-cell>
          <table:table-cell table:style-name="ce1" office:value-type="float" office:value="95" calcext:value-type="float">
            <text:p>95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control_printf ( SL_FAILURE , "553 Error: %s." , strerror ( errno ) )</text:p>
          </table:table-cell>
          <table:table-cell office:value-type="string" calcext:value-type="string">
            <text:p>608:2:17230:17291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True", [4552, "True", "fd == - 1", "Condition"]], ["True", [4571, "True", "! attempt_gzip", "Condition"]], ["False", [4635, "True", "fd &gt;= 0", "Condition"]], ["False", [4612, "True", "! strcasecmp ( config_getoption ( \"ALLOWCOMMAND_DELE\" ) , \"no\" )", "Condition"]], ["True", [4635, "True", "fd &gt;= 0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int", "-", "1", "=="]], [["!", "int"]], [["int", "0", "&gt;="]], [["!", "strcasecmp", "config_getoption", "\"ALLOWCOMMAND_DELE\"", "\"no\""]], [["int", "0", "&gt;=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553 Error: %s.\""]</text:p>
          </table:table-cell>
          <table:table-cell office:value-type="float" office:value="95" calcext:value-type="float">
            <text:p>95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bftpd_log ( "Unable to create buffer to receive file.\n" , 0 )</text:p>
          </table:table-cell>
          <table:table-cell table:style-name="ce1" office:value-type="string" calcext:value-type="string">
            <text:p>670:7:18905:18963</text:p>
          </table:table-cell>
          <table:table-cell table:style-name="ce1" office:value-type="string" calcext:value-type="string">
            <text:p>/data/download/bftpd/bftpd/commands.c</text:p>
          </table:table-cell>
          <table:table-cell table:style-name="ce1" office:value-type="string" calcext:value-type="string">
            <text:p>[["True", [4315, "True", "! buffer", "Condition"]], ["True", [4415, "True", "dataconn ( )", "Condition"]], ["False", [4457, "True", "! my_zip_file", "Condition"]], ["False", [4487, "True", "attempt_gzip", "Condition"]], ["False", [4487, "True", "attempt_gzip", "Condition"]], ["False", [4571, "True", "! attempt_gzip", "Condition"]], ["False", [4552, "True", "fd == - 1", "Condition"]]]</text:p>
          </table:table-cell>
          <table:table-cell table:style-name="ce1" office:value-type="string" calcext:value-type="string">
            <text:p>[]</text:p>
          </table:table-cell>
          <table:table-cell table:style-name="ce1" office:value-type="string" calcext:value-type="string">
            <text:p>[[["!", "char *"]], [["dataconn"]], [["!", "gzFile"]], [["int"]], [["int"]], [["!", "int"]], [["int", "-", "1", "=="]]]</text:p>
          </table:table-cell>
          <table:table-cell table:style-name="ce1" office:value-type="string" calcext:value-type="string">
            <text:p>[]</text:p>
          </table:table-cell>
          <table:table-cell table:style-name="ce1" office:value-type="string" calcext:value-type="string">
            <text:p>["\"Unable to create buffer to receive file.\\n\"", "0"]</text:p>
          </table:table-cell>
          <table:table-cell table:style-name="ce1" office:value-type="float" office:value="94" calcext:value-type="float">
            <text:p>94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control_printf ( SL_FAILURE , "553 Error: An unknown error occured on the server." )</text:p>
          </table:table-cell>
          <table:table-cell office:value-type="string" calcext:value-type="string">
            <text:p>671:7:18972:19052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True", [4315, "True", "! buffer", "Condition"]], ["True", [4415, "True", "dataconn ( )", "Condition"]], ["False", [4457, "True", "! my_zip_file", "Condition"]], ["False", [4487, "True", "attempt_gzip", "Condition"]], ["False", [4487, "True", "attempt_gzip", "Condition"]], ["False", [4571, "True", "! attempt_gzip", "Condition"]], ["False", [4552, "True", "fd == - 1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!", "char *"]], [["dataconn"]], [["!", "gzFile"]], [["int"]], [["int"]], [["!", "int"]], [["int", "-", "1", "==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553 Error: An unknown error occured on the server.\""]</text:p>
          </table:table-cell>
          <table:table-cell office:value-type="float" office:value="94" calcext:value-type="float">
            <text:p>94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bftpd_log ( "Kicked due to data transmission timeout.\n" )</text:p>
          </table:table-cell>
          <table:table-cell table:style-name="ce1" office:value-type="string" calcext:value-type="string">
            <text:p>696:12:19801:19856</text:p>
          </table:table-cell>
          <table:table-cell table:style-name="ce1" office:value-type="string" calcext:value-type="string">
            <text:p>/data/download/bftpd/bftpd/commands.c</text:p>
          </table:table-cell>
          <table:table-cell table:style-name="ce1" office:value-type="string" calcext:value-type="string">
            <text:p>[["True", [4175, "True", "! select ( max , &amp; rfds , NULL , NULL , &amp; tv )", "Condition"]]]</text:p>
          </table:table-cell>
          <table:table-cell table:style-name="ce1" office:value-type="string" calcext:value-type="string">
            <text:p>[]</text:p>
          </table:table-cell>
          <table:table-cell table:style-name="ce1" office:value-type="string" calcext:value-type="string">
            <text:p>[[["!", "select", "int", "&amp;", "rfds", "NULL", "NULL", "&amp;", "tv"]]]</text:p>
          </table:table-cell>
          <table:table-cell table:style-name="ce1" office:value-type="string" calcext:value-type="string">
            <text:p>[]</text:p>
          </table:table-cell>
          <table:table-cell table:style-name="ce1" office:value-type="string" calcext:value-type="string">
            <text:p>["\"Kicked due to data transmission timeout.\\n\""]</text:p>
          </table:table-cell>
          <table:table-cell table:style-name="ce1" office:value-type="float" office:value="93" calcext:value-type="float">
            <text:p>93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control_printf ( SL_FAILURE , "426 Kicked due to data transmission timeout." )</text:p>
          </table:table-cell>
          <table:table-cell office:value-type="string" calcext:value-type="string">
            <text:p>695:12:19713:19787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True", [4175, "True", "! select ( max , &amp; rfds , NULL , NULL , &amp; tv )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!", "select", "int", "&amp;", "rfds", "NULL", "NULL", "&amp;", "tv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426 Kicked due to data transmission timeout.\""]</text:p>
          </table:table-cell>
          <table:table-cell office:value-type="float" office:value="93" calcext:value-type="float">
            <text:p>93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bftpd_log ( "File transmission successful.\n" )</text:p>
          </table:table-cell>
          <table:table-cell table:style-name="ce1" office:value-type="string" calcext:value-type="string">
            <text:p>779:1:22133:22177</text:p>
          </table:table-cell>
          <table:table-cell table:style-name="ce1" office:value-type="string" calcext:value-type="string">
            <text:p>/data/download/bftpd/bftpd/commands.c</text:p>
          </table:table-cell>
          <table:table-cell table:style-name="ce1" office:value-type="string" calcext:value-type="string">
            <text:p>[["True", [3929, "True", "write_result == - 1", "Condition"]], ["True", [4039, "True", "! ( ( i = recv ( sock , buffer , my_buffer_size - 1 , 0 ) ) )", "Condition"]], ["True", [3948, "True", "! attempt_gzip", "Condition"]], ["False", [4108, "True", "FD_ISSET ( stdin_fileno , &amp; rfds )", "Condition"]], ["False", [4039, "True", "! ( ( i = recv ( sock , buffer , my_buffer_size - 1 , 0 ) ) )", "Condition"]], ["False", [4108, "True", "FD_ISSET ( stdin_fileno , &amp; rfds )", "Condition"]]]</text:p>
          </table:table-cell>
          <table:table-cell table:style-name="ce1" office:value-type="string" calcext:value-type="string">
            <text:p>[]</text:p>
          </table:table-cell>
          <table:table-cell table:style-name="ce1" office:value-type="string" calcext:value-type="string">
            <text:p>[[["int", "-", "1", "=="]], [["!", "i", "recv", "sock", "char *", "int", "1", "-", "0", "="]], [["!", "int"]], [["FD_ISSET", "int", "&amp;", "rfds"]], [["!", "i", "recv", "sock", "char *", "int", "1", "-", "0", "="]], [["FD_ISSET", "int", "&amp;", "rfds"]]]</text:p>
          </table:table-cell>
          <table:table-cell table:style-name="ce1" office:value-type="string" calcext:value-type="string">
            <text:p>[]</text:p>
          </table:table-cell>
          <table:table-cell table:style-name="ce1" office:value-type="string" calcext:value-type="string">
            <text:p>["\"File transmission successful.\\n\""]</text:p>
          </table:table-cell>
          <table:table-cell table:style-name="ce1" office:value-type="float" office:value="92" calcext:value-type="float">
            <text:p>92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control_printf ( SL_SUCCESS , "226 File transmission successful." )</text:p>
          </table:table-cell>
          <table:table-cell office:value-type="string" calcext:value-type="string">
            <text:p>778:1:22067:22130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True", [3929, "True", "write_result == - 1", "Condition"]], ["True", [4039, "True", "! ( ( i = recv ( sock , buffer , my_buffer_size - 1 , 0 ) ) )", "Condition"]], ["True", [3948, "True", "! attempt_gzip", "Condition"]], ["False", [4108, "True", "FD_ISSET ( stdin_fileno , &amp; rfds )", "Condition"]], ["False", [4039, "True", "! ( ( i = recv ( sock , buffer , my_buffer_size - 1 , 0 ) ) )", "Condition"]], ["False", [4108, "True", "FD_ISSET ( stdin_fileno , &amp; rfds )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int", "-", "1", "=="]], [["!", "i", "recv", "sock", "char *", "int", "1", "-", "0", "="]], [["!", "int"]], [["FD_ISSET", "int", "&amp;", "rfds"]], [["!", "i", "recv", "sock", "char *", "int", "1", "-", "0", "="]], [["FD_ISSET", "int", "&amp;", "rfds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226 File transmission successful.\""]</text:p>
          </table:table-cell>
          <table:table-cell office:value-type="float" office:value="92" calcext:value-type="float">
            <text:p>92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bftpd_log ( "Error: Filename in '%s' too long.\n" , filenames )</text:p>
          </table:table-cell>
          <table:table-cell table:style-name="ce1" office:value-type="string" calcext:value-type="string">
            <text:p>522:10:14690:14749</text:p>
          </table:table-cell>
          <table:table-cell table:style-name="ce1" office:value-type="string" calcext:value-type="string">
            <text:p>/data/download/bftpd/bftpd/commands.c</text:p>
          </table:table-cell>
          <table:table-cell table:style-name="ce1" office:value-type="string" calcext:value-type="string">
            <text:p>[["True", [3626, "True", "to_index &gt; ( MAXCMD - 2 )", "Condition"]], ["False", [3725, "True", "filenames [ from_index ] &gt; 0", "Condition"]], ["False", [3626, "True", "to_index &gt; ( MAXCMD - 2 )", "Condition"]], ["False", [3725, "True", "filenames [ from_index ] &gt; 0", "Condition"]]]</text:p>
          </table:table-cell>
          <table:table-cell table:style-name="ce1" office:value-type="string" calcext:value-type="string">
            <text:p>[]</text:p>
          </table:table-cell>
          <table:table-cell table:style-name="ce1" office:value-type="string" calcext:value-type="string">
            <text:p>[[["int", "MAXCMD", "2", "-", "&gt;"]], [["char *", "int", "0", "&gt;"]], [["int", "MAXCMD", "2", "-", "&gt;"]], [["char *", "int", "0", "&gt;"]]]</text:p>
          </table:table-cell>
          <table:table-cell table:style-name="ce1" office:value-type="string" calcext:value-type="string">
            <text:p>[[["char *"], "char *"]]</text:p>
          </table:table-cell>
          <table:table-cell table:style-name="ce1" office:value-type="string" calcext:value-type="string">
            <text:p>["\"Error: Filename in '%s' too long.\\n\""]</text:p>
          </table:table-cell>
          <table:table-cell table:style-name="ce1" office:value-type="float" office:value="91" calcext:value-type="float">
            <text:p>91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bftpd_log ( "Error: Filename in '%s' too long.\n" , filenames )</text:p>
          </table:table-cell>
          <table:table-cell office:value-type="string" calcext:value-type="string">
            <text:p>846:3:24103:24162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True", [4988, "True", "to_index &gt; ( MAXCMD - 2 )", "Condition"]], ["False", [5087, "True", "filenames [ from_index ] &gt; 0", "Condition"]], ["False", [4988, "True", "to_index &gt; ( MAXCMD - 2 )", "Condition"]], ["False", [5087, "True", "filenames [ from_index ] &gt; 0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int", "MAXCMD", "2", "-", "&gt;"]], [["char *", "int", "0", "&gt;"]], [["int", "MAXCMD", "2", "-", "&gt;"]], [["char *", "int", "0", "&gt;"]]]</text:p>
          </table:table-cell>
          <table:table-cell office:value-type="string" calcext:value-type="string">
            <text:p>[[["char *"], "char *"]]</text:p>
          </table:table-cell>
          <table:table-cell office:value-type="string" calcext:value-type="string">
            <text:p>["\"Error: Filename in '%s' too long.\\n\""]</text:p>
          </table:table-cell>
          <table:table-cell office:value-type="float" office:value="91" calcext:value-type="float">
            <text:p>91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bftpd_login ( password )</text:p>
          </table:table-cell>
          <table:table-cell table:style-name="ce1" office:value-type="string" calcext:value-type="string">
            <text:p>235:5:5628:5648</text:p>
          </table:table-cell>
          <table:table-cell table:style-name="ce1" office:value-type="string" calcext:value-type="string">
            <text:p>/data/download/bftpd/bftpd/commands.c</text:p>
          </table:table-cell>
          <table:table-cell table:style-name="ce1" office:value-type="string" calcext:value-type="string">
            <text:p>[["False", [1997, "True", "state &gt; STATE_USER", "Condition"]]]</text:p>
          </table:table-cell>
          <table:table-cell table:style-name="ce1" office:value-type="string" calcext:value-type="string">
            <text:p>[]</text:p>
          </table:table-cell>
          <table:table-cell table:style-name="ce1" office:value-type="string" calcext:value-type="string">
            <text:p>[[["state", "STATE_USER", "&gt;"]]]</text:p>
          </table:table-cell>
          <table:table-cell table:style-name="ce1" office:value-type="string" calcext:value-type="string">
            <text:p>[[["char *"], "char *"]]</text:p>
          </table:table-cell>
          <table:table-cell table:style-name="ce1" office:value-type="string" calcext:value-type="string">
            <text:p>[]</text:p>
          </table:table-cell>
          <table:table-cell table:style-name="ce1" office:value-type="float" office:value="90" calcext:value-type="float">
            <text:p>90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control_printf ( SL_FAILURE , "503 Already logged in." )</text:p>
          </table:table-cell>
          <table:table-cell office:value-type="string" calcext:value-type="string">
            <text:p>232:2:5556:5608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True", [1997, "True", "state &gt; STATE_USER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state", "STATE_USER", "&gt;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503 Already logged in.\""]</text:p>
          </table:table-cell>
          <table:table-cell office:value-type="float" office:value="90" calcext:value-type="float">
            <text:p>90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bftpd_log ( "Login as user '%s' failed.\n" , user )</text:p>
          </table:table-cell>
          <table:table-cell table:style-name="ce1" office:value-type="string" calcext:value-type="string">
            <text:p>236:2:5655:5702</text:p>
          </table:table-cell>
          <table:table-cell table:style-name="ce1" office:value-type="string" calcext:value-type="string">
            <text:p>/data/download/bftpd/bftpd/commands.c</text:p>
          </table:table-cell>
          <table:table-cell table:style-name="ce1" office:value-type="string" calcext:value-type="string">
            <text:p>[["True", [1978, "True", "bftpd_login ( password )", "Condition"]], ["False", [1997, "True", "state &gt; STATE_USER", "Condition"]]]</text:p>
          </table:table-cell>
          <table:table-cell table:style-name="ce1" office:value-type="string" calcext:value-type="string">
            <text:p>[]</text:p>
          </table:table-cell>
          <table:table-cell table:style-name="ce1" office:value-type="string" calcext:value-type="string">
            <text:p>[[["bftpd_login", "char *"]], [["state", "STATE_USER", "&gt;"]]]</text:p>
          </table:table-cell>
          <table:table-cell table:style-name="ce1" office:value-type="string" calcext:value-type="string">
            <text:p>[]</text:p>
          </table:table-cell>
          <table:table-cell table:style-name="ce1" office:value-type="string" calcext:value-type="string">
            <text:p>["\"Login as user '%s' failed.\\n\""]</text:p>
          </table:table-cell>
          <table:table-cell table:style-name="ce1" office:value-type="float" office:value="89" calcext:value-type="float">
            <text:p>89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control_printf ( SL_FAILURE , "530 Login incorrect." )</text:p>
          </table:table-cell>
          <table:table-cell office:value-type="string" calcext:value-type="string">
            <text:p>237:2:5706:5756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True", [1978, "True", "bftpd_login ( password )", "Condition"]], ["False", [1997, "True", "state &gt; STATE_USER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bftpd_login", "char *"]], [["state", "STATE_USER", "&gt;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530 Login incorrect.\""]</text:p>
          </table:table-cell>
          <table:table-cell office:value-type="float" office:value="89" calcext:value-type="float">
            <text:p>89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bftpd_log ( "Trying to log in as %s.\n" , user )</text:p>
          </table:table-cell>
          <table:table-cell table:style-name="ce1" office:value-type="string" calcext:value-type="string">
            <text:p>214:1:5117:5161</text:p>
          </table:table-cell>
          <table:table-cell table:style-name="ce1" office:value-type="string" calcext:value-type="string">
            <text:p>/data/download/bftpd/bftpd/commands.c</text:p>
          </table:table-cell>
          <table:table-cell table:style-name="ce1" office:value-type="string" calcext:value-type="string">
            <text:p>[["True", [1926, "True", "state", "Condition"]]]</text:p>
          </table:table-cell>
          <table:table-cell table:style-name="ce1" office:value-type="string" calcext:value-type="string">
            <text:p>[]</text:p>
          </table:table-cell>
          <table:table-cell table:style-name="ce1" office:value-type="string" calcext:value-type="string">
            <text:p>[[["state"]]]</text:p>
          </table:table-cell>
          <table:table-cell table:style-name="ce1" office:value-type="string" calcext:value-type="string">
            <text:p>[]</text:p>
          </table:table-cell>
          <table:table-cell table:style-name="ce1" office:value-type="string" calcext:value-type="string">
            <text:p>["\"Trying to log in as %s.\\n\""]</text:p>
          </table:table-cell>
          <table:table-cell table:style-name="ce1" office:value-type="float" office:value="88" calcext:value-type="float">
            <text:p>88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control_printf ( SL_FAILURE , "503 Username already given." )</text:p>
          </table:table-cell>
          <table:table-cell office:value-type="string" calcext:value-type="string">
            <text:p>202:2:4722:4779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True", [1926, "True", "state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state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503 Username already given.\""]</text:p>
          </table:table-cell>
          <table:table-cell office:value-type="float" office:value="88" calcext:value-type="float">
            <text:p>88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printf ( "Error while initializing PAM: %s\n" , pam_strerror ( pamh , retval ) )</text:p>
          </table:table-cell>
          <table:table-cell table:style-name="ce4" office:value-type="string" calcext:value-type="string">
            <text:p>513:2:13887:13965</text:p>
          </table:table-cell>
          <table:table-cell table:style-name="ce4" office:value-type="string" calcext:value-type="string">
            <text:p>/data/download/bftpd/bftpd/login.c</text:p>
          </table:table-cell>
          <table:table-cell table:style-name="ce4" office:value-type="string" calcext:value-type="string">
            <text:p>[["True", [17210, "True", "retval != PAM_SUCCESS", "Condition"]]]</text:p>
          </table:table-cell>
          <table:table-cell table:style-name="ce4" office:value-type="string" calcext:value-type="string">
            <text:p>[]</text:p>
          </table:table-cell>
          <table:table-cell table:style-name="ce4" office:value-type="string" calcext:value-type="string">
            <text:p>[[["int", "PAM_SUCCESS", "!="]]]</text:p>
          </table:table-cell>
          <table:table-cell table:style-name="ce4" office:value-type="string" calcext:value-type="string">
            <text:p>[[["int", "int", "pam_start", "\"bftpd\"", "user", "&amp;", "conv", "&amp;", "pamh", "="], "int"]]</text:p>
          </table:table-cell>
          <table:table-cell table:style-name="ce4" office:value-type="string" calcext:value-type="string">
            <text:p>["\"Error while initializing PAM: %s\\n\""]</text:p>
          </table:table-cell>
          <table:table-cell table:style-name="ce4" office:value-type="float" office:value="87" calcext:value-type="float">
            <text:p>87</text:p>
          </table:table-cell>
          <table:table-cell table:style-name="ce4" table:number-columns-repeated="1015"/>
        </table:table-row>
        <table:table-row table:style-name="ro1">
          <table:table-cell office:value-type="string" calcext:value-type="string">
            <text:p>sprintf ( ut . ut_line , "ftp%i" , ( int ) getpid ( ) )</text:p>
          </table:table-cell>
          <table:table-cell office:value-type="string" calcext:value-type="string">
            <text:p>132:1:2742:2786</text:p>
          </table:table-cell>
          <table:table-cell office:value-type="string" calcext:value-type="string">
            <text:p>/data/download/bftpd/bftpd/login.c</text:p>
          </table:table-cell>
          <table:table-cell office:value-type="string" calcext:value-type="string">
            <text:p>[["False", [15299, "True", "! wtmp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!", "wtmp"]]]</text:p>
          </table:table-cell>
          <table:table-cell office:value-type="string" calcext:value-type="string">
            <text:p>[[["struct utmp", "ut_pid", "getpid", "="], "struct utmp"]]</text:p>
          </table:table-cell>
          <table:table-cell office:value-type="string" calcext:value-type="string">
            <text:p>["\"ftp%i\""]</text:p>
          </table:table-cell>
          <table:table-cell office:value-type="float" office:value="86" calcext:value-type="float">
            <text:p>8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printf ( name , "%i" , uid )</text:p>
          </table:table-cell>
          <table:table-cell office:value-type="string" calcext:value-type="string">
            <text:p>87:1:1760:1784</text:p>
          </table:table-cell>
          <table:table-cell office:value-type="string" calcext:value-type="string">
            <text:p>/data/download/bftpd/bftpd/login.c</text:p>
          </table:table-cell>
          <table:table-cell office:value-type="string" calcext:value-type="string">
            <text:p>[["False", [14866, "True", "file", "Condition"]], ["False", [14846, "True", "fscanf ( file , \"%255s%*[^\\n]\\n\" , foo ) != EOF", "Condition"]], ["True", [14752, "True", "_uid == uid", "Condition"]], ["True", [14814, "True", "( foo [ 0 ] == '#' ) || ( ! strchr ( foo , ':' ) ) || ( strchr ( foo , ':' ) &gt; foo + USERLEN - 1 )", "Condition"]], ["True", [14866, "True", "file", "Condition"]], ["False", [14814, "True", "( foo [ 0 ] == '#' ) || ( ! strchr ( foo , ':' ) ) || ( strchr ( foo , ':' ) &gt; foo + USERLEN - 1 )", "Condition"]], ["True", [14846, "True", "fscanf ( file , \"%255s%*[^\\n]\\n\" , foo ) != EOF", "Condition"]], ["True", [14846, "True", "fscanf ( file , \"%255s%*[^\\n]\\n\" , foo ) != EOF", "Condition"]], ["True", [14752, "True", "_uid == uid", "Condition"]], ["True", [14814, "True", "( foo [ 0 ] == '#' ) || ( ! strchr ( foo , ':' ) ) || ( strchr ( foo , ':' ) &gt; foo + USERLEN - 1 )", "Condition"]], ["True", [14866, "True", "file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FILE *"]], [["fscanf", "FILE *", "\"%255s%*[^\\n]\\n\"", "char [ 256 ]", "EOF", "!="]], [["int", "int", "=="]], [["char [ 256 ]", "0", "'#'", "==", "!", "strchr", "char [ 256 ]", "':'", "strchr", "char [ 256 ]", "':'", "char [ 256 ]", "USERLEN", "1", "-", "+", "&gt;", "||", "||"]], [["FILE *"]], [["char [ 256 ]", "0", "'#'", "==", "!", "strchr", "char [ 256 ]", "':'", "strchr", "char [ 256 ]", "':'", "char [ 256 ]", "USERLEN", "1", "-", "+", "&gt;", "||", "||"]], [["fscanf", "FILE *", "\"%255s%*[^\\n]\\n\"", "char [ 256 ]", "EOF", "!="]], [["fscanf", "FILE *", "\"%255s%*[^\\n]\\n\"", "char [ 256 ]", "EOF", "!="]], [["int", "int", "=="]], [["char [ 256 ]", "0", "'#'", "==", "!", "strchr", "char [ 256 ]", "':'", "strchr", "char [ 256 ]", "':'", "char [ 256 ]", "USERLEN", "1", "-", "+", "&gt;", "||", "||"]], [["FILE *"]]]</text:p>
          </table:table-cell>
          <table:table-cell office:value-type="string" calcext:value-type="string">
            <text:p>[[["char *"], "char *"], [["int"], "int"]]</text:p>
          </table:table-cell>
          <table:table-cell office:value-type="string" calcext:value-type="string">
            <text:p>["\"%i\""]</text:p>
          </table:table-cell>
          <table:table-cell office:value-type="float" office:value="85" calcext:value-type="float">
            <text:p>8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printf ( filename , "%s/%s.txt" , foldername , my_date )</text:p>
          </table:table-cell>
          <table:table-cell office:value-type="string" calcext:value-type="string">
            <text:p>149:4:3369:3420</text:p>
          </table:table-cell>
          <table:table-cell office:value-type="string" calcext:value-type="string">
            <text:p>/data/download/bftpd/bftpd/logging.c</text:p>
          </table:table-cell>
          <table:table-cell office:value-type="string" calcext:value-type="string">
            <text:p>[["False", [14530, "True", "! filename", "Condition"]], ["False", [14573, "True", "! foldername [ 0 ]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!", "char *"]], [["!", "char *", "0"]]]</text:p>
          </table:table-cell>
          <table:table-cell office:value-type="string" calcext:value-type="string">
            <text:p>[[["char *", "calloc", "strlen", "char *", "strlen", "char *", "16", "+", "+", "="], "char *"], [["char *", "config_getoption", "\"BANDWIDTH\"", "="], "char *"], [["char *", "Current_Date", "="], "char *"]]</text:p>
          </table:table-cell>
          <table:table-cell office:value-type="string" calcext:value-type="string">
            <text:p>["\"%s/%s.txt\""]</text:p>
          </table:table-cell>
          <table:table-cell office:value-type="float" office:value="84" calcext:value-type="float">
            <text:p>8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printf ( output , "%d-%d-%d" , my_local -&gt; tm_year + 1900 , my_local -&gt; tm_mon + 1 , my_local -&gt; tm_mday )</text:p>
          </table:table-cell>
          <table:table-cell office:value-type="string" calcext:value-type="string">
            <text:p>126:7:2819:2913</text:p>
          </table:table-cell>
          <table:table-cell office:value-type="string" calcext:value-type="string">
            <text:p>/data/download/bftpd/bftpd/logging.c</text:p>
          </table:table-cell>
          <table:table-cell office:value-type="string" calcext:value-type="string">
            <text:p>[["True", [14421, "True", "my_local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struct tm *"]]]</text:p>
          </table:table-cell>
          <table:table-cell office:value-type="string" calcext:value-type="string">
            <text:p>[[["char [ 32 ]", "32"], "char [ 32 ]"], [["struct tm *", "localtime", "&amp;", "my_time", "="], "struct tm *"]]</text:p>
          </table:table-cell>
          <table:table-cell office:value-type="string" calcext:value-type="string">
            <text:p>["\"%d-%d-%d\"", "1900", "1"]</text:p>
          </table:table-cell>
          <table:table-cell office:value-type="float" office:value="83" calcext:value-type="float">
            <text:p>8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snprintf ( buffer , sizeof ( buffer ) , format , val )</text:p>
          </table:table-cell>
          <table:table-cell office:value-type="string" calcext:value-type="string">
            <text:p>78:1:1886:1932</text:p>
          </table:table-cell>
          <table:table-cell office:value-type="string" calcext:value-type="string">
            <text:p>/data/download/bftpd/bftpd/logging.c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"", [14292, "True", "va_start ( val , format )", "ExpressionStatement"]], ["", [14301, "True", "time_t t ;", "IdentifierDeclStatement"]], ["", [14305, "True", "char buffer [ 1024 ] , timestr [ 40 ] ;", "IdentifierDeclStatement"]], ["", [14314, "True", "va_list val ;", "IdentifierDeclStatement"]]]</text:p>
          </table:table-cell>
          <table:table-cell office:value-type="string" calcext:value-type="string">
            <text:p>[[["va_start", "va_list", "char *"]], [["time_t"]], [["buffer", "1024", "char [ 40 ]", "40"]], [["va_list"]]]</text:p>
          </table:table-cell>
          <table:table-cell office:value-type="string" calcext:value-type="string">
            <text:p>[[["char *"], "char *"], [["buffer", "1024", "char [ 40 ]", "40"], "buffer"], [["va_list"], "va_list"]]</text:p>
          </table:table-cell>
          <table:table-cell office:value-type="string" calcext:value-type="string">
            <text:p>[]</text:p>
          </table:table-cell>
          <table:table-cell office:value-type="float" office:value="82" calcext:value-type="float">
            <text:p>8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printf ( confstr , "ALLOWCOMMAND_%s" , commands [ i ] . name )</text:p>
          </table:table-cell>
          <table:table-cell office:value-type="string" calcext:value-type="string">
            <text:p>1815:12:54939:54992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True", [10186, "True", "! strncasecmp ( str , commands [ i ] . name , strlen ( commands [ i ] . name ) )", "Condition"]], ["True", [10215, "True", "commands [ i ] . name", "Condition"]], ["False", [10047, "True", "state", "Condition"]], ["False", [10186, "True", "! strncasecmp ( str , commands [ i ] . name , strlen ( commands [ i ] . name ) )", "Condition"]], ["False", [10063, "True", "state &gt;= commands [ i ] . state_needed", "Condition"]], ["True", [10215, "True", "commands [ i ] . name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!", "strncasecmp", "char *", "commands", "int", "name", "strlen", "commands", "int", "name"]], [["commands", "int", "name"]], [["state"]], [["!", "strncasecmp", "char *", "commands", "int", "name", "strlen", "commands", "int", "name"]], [["state", "commands", "int", "state_needed", "&gt;="]], [["commands", "int", "name"]]]</text:p>
          </table:table-cell>
          <table:table-cell office:value-type="string" calcext:value-type="string">
            <text:p>[[["int", "0", "="], "int"], [["int"], "int"], [["char [ 64 ]", "pp", "confstr", "64"], "confstr"]]</text:p>
          </table:table-cell>
          <table:table-cell office:value-type="string" calcext:value-type="string">
            <text:p>["\"ALLOWCOMMAND_%s\""]</text:p>
          </table:table-cell>
          <table:table-cell office:value-type="float" office:value="81" calcext:value-type="float">
            <text:p>8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snprintf ( buffer , sizeof ( buffer ) , format , val )</text:p>
          </table:table-cell>
          <table:table-cell office:value-type="string" calcext:value-type="string">
            <text:p>85:4:1564:1610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"", [1031, "True", "va_start ( val , format )", "ExpressionStatement"]], ["", [1040, "True", "va_list val ;", "IdentifierDeclStatement"]], ["", [1044, "True", "char buffer [ MAX_STRING_LENGTH ] ;", "IdentifierDeclStatement"]], ["", [964, "True", "char * format", "Parameter"]]]</text:p>
          </table:table-cell>
          <table:table-cell office:value-type="string" calcext:value-type="string">
            <text:p>[[["va_start", "va_list", "char *"]], [["va_list"]], [["char [ MAX_STRING_LENGTH ]", "MAX_STRING_LENGTH"]], [["char *"]]]</text:p>
          </table:table-cell>
          <table:table-cell office:value-type="string" calcext:value-type="string">
            <text:p>[[["char *"], "char *"], [["char [ MAX_STRING_LENGTH ]", "MAX_STRING_LENGTH"], "char [ MAX_STRING_LENGTH ]"], [["va_list"], "va_list"]]</text:p>
          </table:table-cell>
          <table:table-cell office:value-type="string" calcext:value-type="string">
            <text:p>[]</text:p>
          </table:table-cell>
          <table:table-cell office:value-type="float" office:value="80" calcext:value-type="float">
            <text:p>8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ftpd_statuslog ( 1 , 0 , "quit" )</text:p>
          </table:table-cell>
          <table:table-cell office:value-type="string" calcext:value-type="string">
            <text:p>103:4:2201:2230</text:p>
          </table:table-cell>
          <table:table-cell office:value-type="string" calcext:value-type="string">
            <text:p>/data/download/bftpd/bftpd/main.c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"", [17982, "True", "bftpd_log ( \"Quitting.\\n\" )", "ExpressionStatement"]], ["", [17989, "True", "config_end ( )", "ExpressionStatement"]], ["", [17995, "True", "fclose ( groupfile )", "ExpressionStatement"]], ["", [18005, "True", "fclose ( passwdfile )", "ExpressionStatement"]]]</text:p>
          </table:table-cell>
          <table:table-cell office:value-type="string" calcext:value-type="string">
            <text:p>[[["bftpd_log", "\"Quitting.\\n\""]], [["config_end"]], [["fclose", "groupfile"]], [["fclose", "passwdfile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1", "0", "\"quit\""]</text:p>
          </table:table-cell>
          <table:table-cell office:value-type="float" office:value="79" calcext:value-type="float">
            <text:p>7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ftpd_statuslog ( 3 , success , "%s" , buffer )</text:p>
          </table:table-cell>
          <table:table-cell office:value-type="string" calcext:value-type="string">
            <text:p>89:4:1722:1763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"", [985, "True", "replace ( buffer , \"\\r\" , \"\" , MAX_STRING_LENGTH )", "ExpressionStatement"]], ["", [998, "True", "fprintf ( stderr , \"%s\\r\\n\" , buffer )", "ExpressionStatement"]], ["", [1009, "True", "va_end ( val )", "ExpressionStatement"]], ["", [1016, "True", "vsnprintf ( buffer , sizeof ( buffer ) , format , val )", "ExpressionStatement"]]]</text:p>
          </table:table-cell>
          <table:table-cell office:value-type="string" calcext:value-type="string">
            <text:p>[[["replace", "char [ MAX_STRING_LENGTH ]", "\"\\r\"", "\"\"", "MAX_STRING_LENGTH"]], [["fprintf", "stderr", "\"%s\\r\\n\"", "char [ MAX_STRING_LENGTH ]"]], [["va_end", "va_list"]], [["vsnprintf", "char [ MAX_STRING_LENGTH ]", "char *", "va_list"]]]</text:p>
          </table:table-cell>
          <table:table-cell office:value-type="string" calcext:value-type="string">
            <text:p>[[["char"], "char"], [["char [ MAX_STRING_LENGTH ]", "MAX_STRING_LENGTH"], "char [ MAX_STRING_LENGTH ]"]]</text:p>
          </table:table-cell>
          <table:table-cell office:value-type="string" calcext:value-type="string">
            <text:p>["3", "\"%s\""]</text:p>
          </table:table-cell>
          <table:table-cell office:value-type="float" office:value="78" calcext:value-type="float">
            <text:p>7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printf ( stderr , "Bind failed: %s\n" , strerror ( errno ) )</text:p>
          </table:table-cell>
          <table:table-cell office:value-type="string" calcext:value-type="string">
            <text:p>260:3:6319:6372</text:p>
          </table:table-cell>
          <table:table-cell office:value-type="string" calcext:value-type="string">
            <text:p>/data/download/bftpd/bftpd/main.c</text:p>
          </table:table-cell>
          <table:table-cell office:value-type="string" calcext:value-type="string">
            <text:p>[["True", [19358, "True", "bind ( listensocket , ( struct sockaddr * ) &amp; myaddr , sizeof ( myaddr ) ) &lt; 0", "Condition"]], ["True", [19571, "True", "fork ( )", "Condition"]], ["True", [19594, "True", "daemonmode == 1", "Condition"]], ["True", [19594, "True", "daemonmode == 1", "Condition"]], ["True", [19604, "True", "daemonmode", "Condition"]], ["True", [19604, "True", "daemonmode", "Condition"]], ["False", [19668, "True", "( ( retval = getopt ( argc , argv , \"c:hdDin\" ) ) ) &gt; - 1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bind", "listensocket", "&amp;", "myaddr", "0", "&lt;"]], [["fork"]], [["daemonmode", "1", "=="]], [["daemonmode", "1", "=="]], [["daemonmode"]], [["daemonmode"]], [["retval", "getopt", "int", "char * *", "\"c:hdDin\"", "=", "-", "1", "&gt;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Bind failed: %s\\n\""]</text:p>
          </table:table-cell>
          <table:table-cell office:value-type="float" office:value="77" calcext:value-type="float">
            <text:p>7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printf ( stderr , "Listen failed: %s\n" , strerror ( errno ) )</text:p>
          </table:table-cell>
          <table:table-cell office:value-type="string" calcext:value-type="string">
            <text:p>264:3:6426:6481</text:p>
          </table:table-cell>
          <table:table-cell office:value-type="string" calcext:value-type="string">
            <text:p>/data/download/bftpd/bftpd/main.c</text:p>
          </table:table-cell>
          <table:table-cell office:value-type="string" calcext:value-type="string">
            <text:p>[["True", [19324, "True", "listen ( listensocket , 5 )", "Condition"]], ["False", [19571, "True", "fork ( )", "Condition"]], ["False", [19594, "True", "daemonmode == 1", "Condition"]], ["True", [19594, "True", "daemonmode == 1", "Condition"]], ["True", [19604, "True", "daemonmode", "Condition"]], ["True", [19604, "True", "daemonmode", "Condition"]], ["False", [19668, "True", "( ( retval = getopt ( argc , argv , \"c:hdDin\" ) ) ) &gt; - 1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listen", "listensocket", "5"]], [["fork"]], [["daemonmode", "1", "=="]], [["daemonmode", "1", "=="]], [["daemonmode"]], [["daemonmode"]], [["retval", "getopt", "int", "char * *", "\"c:hdDin\"", "=", "-", "1", "&gt;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Listen failed: %s\\n\""]</text:p>
          </table:table-cell>
          <table:table-cell office:value-type="float" office:value="76" calcext:value-type="float">
            <text:p>7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printf ( send_receive_file , "%s %.0f %.0f\n" , username , sent , received )</text:p>
          </table:table-cell>
          <table:table-cell office:value-type="string" calcext:value-type="string">
            <text:p>175:4:4001:4071</text:p>
          </table:table-cell>
          <table:table-cell office:value-type="string" calcext:value-type="string">
            <text:p>/data/download/bftpd/bftpd/logging.c</text:p>
          </table:table-cell>
          <table:table-cell office:value-type="string" calcext:value-type="string">
            <text:p>[["False", [14662, "True", "! send_receive_file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!", "send_receive_file"]]]</text:p>
          </table:table-cell>
          <table:table-cell office:value-type="string" calcext:value-type="string">
            <text:p>[[["double"], "double"], [["double"], "double"], [["char *"], "char *"]]</text:p>
          </table:table-cell>
          <table:table-cell office:value-type="string" calcext:value-type="string">
            <text:p>["\"%s %.0f %.0f\\n\""]</text:p>
          </table:table-cell>
          <table:table-cell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printf ( logfile , "%s %s[%i]: %s" , timestr , global_argv [ 0 ] , ( int ) getpid ( ) , buffer )</text:p>
          </table:table-cell>
          <table:table-cell office:value-type="string" calcext:value-type="string">
            <text:p>85:2:2087:2173</text:p>
          </table:table-cell>
          <table:table-cell office:value-type="string" calcext:value-type="string">
            <text:p>/data/download/bftpd/bftpd/logging.c</text:p>
          </table:table-cell>
          <table:table-cell office:value-type="string" calcext:value-type="string">
            <text:p>[["True", [14268, "True", "logfile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logfile"]]]</text:p>
          </table:table-cell>
          <table:table-cell office:value-type="string" calcext:value-type="string">
            <text:p>[[["buffer", "1024", "char [ 40 ]", "40"], "char [ 40 ]"], [["buffer", "1024", "char [ 40 ]", "40"], "buffer"]]</text:p>
          </table:table-cell>
          <table:table-cell office:value-type="string" calcext:value-type="string">
            <text:p>["\"%s %s[%i]: %s\"", "0"]</text:p>
          </table:table-cell>
          <table:table-cell office:value-type="float" office:value="74" calcext:value-type="float">
            <text:p>7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printf ( client , "%s\r\n" , filename_index )</text:p>
          </table:table-cell>
          <table:table-cell office:value-type="string" calcext:value-type="string">
            <text:p>190:8:4726:4767</text:p>
          </table:table-cell>
          <table:table-cell office:value-type="string" calcext:value-type="string">
            <text:p>/data/download/bftpd/bftpd/dirlist.c</text:p>
          </table:table-cell>
          <table:table-cell office:value-type="string" calcext:value-type="string">
            <text:p>[["False", [13105, "True", "verbose", "Condition"]], ["True", [13153, "True", "! stat ( name , ( struct stat * ) &amp; statbuf )", "Condition"]], ["True", [13151, "True", "tmp", "Condition"]], ["True", [13134, "True", "tmp = tmp -&gt; next", "Condition"]], ["True", [13153, "True", "! stat ( name , ( struct stat * ) &amp; statbuf )", "Condition"]], ["False", [13143, "True", "statbuf . st_gid == tmp -&gt; data", "Condition"]], ["True", [13151, "True", "tmp", "Condition"]], ["True", [13134, "True", "tmp = tmp -&gt; next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char"]], [["!", "stat", "char *", "&amp;", "statbuf"]], [["struct hidegroup *"]], [["struct hidegroup *", "struct hidegroup *", "next", "="]], [["!", "stat", "char *", "&amp;", "statbuf"]], [["struct stat", "st_gid", "struct hidegroup *", "data", "=="]], [["struct hidegroup *"]], [["struct hidegroup *", "struct hidegroup *", "next", "="]]]</text:p>
          </table:table-cell>
          <table:table-cell office:value-type="string" calcext:value-type="string">
            <text:p>[[["char *"], "char *"], [["char *", "char *", "="], "char *"], [["FILE *"], "FILE *"]]</text:p>
          </table:table-cell>
          <table:table-cell office:value-type="string" calcext:value-type="string">
            <text:p>["\"%s\\r\\n\""]</text:p>
          </table:table-cell>
          <table:table-cell office:value-type="float" office:value="73" calcext:value-type="float">
            <text:p>7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printf ( client , "%s %3i %-8s %-8s %llu %s %s%s\r\n" , perm , ( int ) statbuf . st_nlink , uid , gid , ( unsigned long long ) statbuf . st_size , timestr , name , linktarget )</text:p>
          </table:table-cell>
          <table:table-cell office:value-type="string" calcext:value-type="string">
            <text:p>160:1:3859:4025</text:p>
          </table:table-cell>
          <table:table-cell office:value-type="string" calcext:value-type="string">
            <text:p>/data/download/bftpd/bftpd/dirlist.c</text:p>
          </table:table-cell>
          <table:table-cell office:value-type="string" calcext:value-type="string">
            <text:p>[["True", [12671, "True", "! tea_time", "Condition"]], ["False", [12712, "True", "! local_time", "Condition"]], ["True", [12948, "True", "lstat ( name , ( struct stat * ) &amp; statbuf ) == - 1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!", "struct tm *"]], [["!", "struct tm *"]], [["lstat", "char *", "&amp;", "statbuf", "-", "1", "=="]]]</text:p>
          </table:table-cell>
          <table:table-cell office:value-type="string" calcext:value-type="string">
            <text:p>[[["temp", "MAXCMD", "3", "+", "linktarget", "MAXCMD", "5", "+", "perm", "11", "timestr", "17", "char [ USERLEN + 1 ]", "USERLEN", "1", "+", "gid", "USERLEN", "1", "+"], "timestr"], [["char *"], "char *"], [["struct stat"], "struct stat"], [["temp", "MAXCMD", "3", "+", "linktarget", "MAXCMD", "5", "+", "perm", "11", "timestr", "17", "char [ USERLEN + 1 ]", "USERLEN", "1", "+", "gid", "USERLEN", "1", "+"], "perm"], [["temp", "MAXCMD", "3", "+", "linktarget", "MAXCMD", "5", "+", "perm", "11", "timestr", "17", "char [ USERLEN + 1 ]", "USERLEN", "1", "+", "gid", "USERLEN", "1", "+"], "gid"], [["temp", "MAXCMD", "3", "+", "linktarget", "MAXCMD", "5", "+", "perm", "11", "timestr", "17", "char [ USERLEN + 1 ]", "USERLEN", "1", "+", "gid", "USERLEN", "1", "+"], "linktarget"], [["FILE *"], "FILE *"], [["temp", "MAXCMD", "3", "+", "linktarget", "MAXCMD", "5", "+", "perm", "11", "timestr", "17", "char [ USERLEN + 1 ]", "USERLEN", "1", "+", "gid", "USERLEN", "1", "+"], "char [ USERLEN + 1 ]"]]</text:p>
          </table:table-cell>
          <table:table-cell office:value-type="string" calcext:value-type="string">
            <text:p>["\"%s %3i %-8s %-8s %llu %s %s%s\\r\\n\""]</text:p>
          </table:table-cell>
          <table:table-cell office:value-type="float" office:value="72" calcext:value-type="float">
            <text:p>7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printf ( stderr , "200-User listing follows.\n" )</text:p>
          </table:table-cell>
          <table:table-cell office:value-type="string" calcext:value-type="string">
            <text:p>99:4:2516:2562</text:p>
          </table:table-cell>
          <table:table-cell office:value-type="string" calcext:value-type="string">
            <text:p>/data/download/bftpd/bftpd/commands_admin.c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"", [11283, "True", "struct bftpdutmp tmp ;", "IdentifierDeclStatement"]], ["", [11183, "True", "char * params", "Parameter"]], ["", [11287, "True", "ENTRY", "CFGEntryNode"]]]</text:p>
          </table:table-cell>
          <table:table-cell office:value-type="string" calcext:value-type="string">
            <text:p>[[["struct bftpdutmp"]], [["char *"]], [["ENTRY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200-User listing follows.\\n\""]</text:p>
          </table:table-cell>
          <table:table-cell office:value-type="float" office:value="71" calcext:value-type="float">
            <text:p>7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printf ( stderr , "200-PID <text:s text:c="6"/>User <text:s text:c="10"/>Host <text:s text:c="15"/>Login time\n" )</text:p>
          </table:table-cell>
          <table:table-cell office:value-type="string" calcext:value-type="string">
            <text:p>100:4:2568:2648</text:p>
          </table:table-cell>
          <table:table-cell office:value-type="string" calcext:value-type="string">
            <text:p>/data/download/bftpd/bftpd/commands_admin.c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"", [11274, "True", "fprintf ( stderr , \"200-User listing follows.\\n\" )", "ExpressionStatement"]], ["", [11283, "True", "struct bftpdutmp tmp ;", "IdentifierDeclStatement"]], ["", [11183, "True", "char * params", "Parameter"]], ["", [11287, "True", "ENTRY", "CFGEntryNode"]]]</text:p>
          </table:table-cell>
          <table:table-cell office:value-type="string" calcext:value-type="string">
            <text:p>[[["fprintf", "stderr", "\"200-User listing follows.\\n\""]], [["struct bftpdutmp"]], [["char *"]], [["ENTRY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200-PID <text:s text:c="6"/>User <text:s text:c="10"/>Host <text:s text:c="15"/>Login time\\n\""]</text:p>
          </table:table-cell>
          <table:table-cell office:value-type="float" office:value="70" calcext:value-type="float">
            <text:p>7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printf ( stderr , "200-%-10i%-15s%-20s%s" , tmp . bu_pid , tmp . bu_name , tmp . bu_host , ctime ( &amp; ( tmp . bu_time ) ) )</text:p>
          </table:table-cell>
          <table:table-cell office:value-type="string" calcext:value-type="string">
            <text:p>105:8:2791:2909</text:p>
          </table:table-cell>
          <table:table-cell office:value-type="string" calcext:value-type="string">
            <text:p>/data/download/bftpd/bftpd/commands_admin.c</text:p>
          </table:table-cell>
          <table:table-cell office:value-type="string" calcext:value-type="string">
            <text:p>[["False", [11233, "True", "! tmp . bu_type", "Condition"]], ["True", [11239, "True", "fread ( ( void * ) &amp; tmp , sizeof ( tmp ) , 1 , bftpdutmp )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!", "struct bftpdutmp", "bu_type"]], [["fread", "&amp;", "tmp", "1", "bftpdutmp"]]]</text:p>
          </table:table-cell>
          <table:table-cell office:value-type="string" calcext:value-type="string">
            <text:p>[[["struct bftpdutmp"], "struct bftpdutmp"]]</text:p>
          </table:table-cell>
          <table:table-cell office:value-type="string" calcext:value-type="string">
            <text:p>["\"200-%-10i%-15s%-20s%s\""]</text:p>
          </table:table-cell>
          <table:table-cell office:value-type="float" office:value="69" calcext:value-type="float">
            <text:p>6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printf ( stderr , "200 User listing finished.\n" )</text:p>
          </table:table-cell>
          <table:table-cell office:value-type="string" calcext:value-type="string">
            <text:p>108:4:2921:2968</text:p>
          </table:table-cell>
          <table:table-cell office:value-type="string" calcext:value-type="string">
            <text:p>/data/download/bftpd/bftpd/commands_admin.c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"", [11199, "True", "fprintf ( stderr , \"200-%-10i%-15s%-20s%s\" , tmp . bu_pid , tmp . bu_name , tmp . bu_host , ctime ( &amp; ( tmp . bu_time ) ) )", "ExpressionStatement"]], ["", [11232, "True", "continue ;", "ContinueStatement"]], ["", [11258, "True", "rewind ( bftpdutmp )", "ExpressionStatement"]], ["", [11265, "True", "fprintf ( stderr , \"200-PID <text:s text:c="6"/>User <text:s text:c="10"/>Host <text:s text:c="15"/>Login time\\n\" )", "ExpressionStatement"]], ["", [11274, "True", "fprintf ( stderr , \"200-User listing follows.\\n\" )", "ExpressionStatement"]]]</text:p>
          </table:table-cell>
          <table:table-cell office:value-type="string" calcext:value-type="string">
            <text:p>[[["fprintf", "stderr", "\"200-%-10i%-15s%-20s%s\"", "struct bftpdutmp", "bu_pid", "struct bftpdutmp", "bu_name", "struct bftpdutmp", "bu_host", "ctime", "&amp;", "struct bftpdutmp", "bu_time"]], [[]], [["rewind", "bftpdutmp"]], [["fprintf", "stderr", "\"200-PID <text:s text:c="6"/>User <text:s text:c="10"/>Host <text:s text:c="15"/>Login time\\n\""]], [["fprintf", "stderr", "\"200-User listing follows.\\n\"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200 User listing finished.\\n\""]</text:p>
          </table:table-cell>
          <table:table-cell office:value-type="float" office:value="68" calcext:value-type="float">
            <text:p>6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printf ( stderr , "%s" , buffer )</text:p>
          </table:table-cell>
          <table:table-cell office:value-type="string" calcext:value-type="string">
            <text:p>76:12:1924:1953</text:p>
          </table:table-cell>
          <table:table-cell office:value-type="string" calcext:value-type="string">
            <text:p>/data/download/bftpd/bftpd/commands_admin.c</text:p>
          </table:table-cell>
          <table:table-cell office:value-type="string" calcext:value-type="string">
            <text:p>[["True", [11082, "True", "fgets ( buffer , sizeof ( buffer ) , mystatuslog )", "Condition"]], ["True", [11095, "True", "mystatuslog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fgets", "char [ 256 ]", "mystatuslog"]], [["mystatuslog"]]]</text:p>
          </table:table-cell>
          <table:table-cell office:value-type="string" calcext:value-type="string">
            <text:p>[[["char [ 256 ]", "256"], "char [ 256 ]"]]</text:p>
          </table:table-cell>
          <table:table-cell office:value-type="string" calcext:value-type="string">
            <text:p>["\"%s\""]</text:p>
          </table:table-cell>
          <table:table-cell office:value-type="float" office:value="67" calcext:value-type="float">
            <text:p>6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printf ( stderr , "%s\r\n" , buffer )</text:p>
          </table:table-cell>
          <table:table-cell office:value-type="string" calcext:value-type="string">
            <text:p>87:4:1633:1666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"", [1009, "True", "va_end ( val )", "ExpressionStatement"]], ["", [1016, "True", "vsnprintf ( buffer , sizeof ( buffer ) , format , val )", "ExpressionStatement"]], ["", [1031, "True", "va_start ( val , format )", "ExpressionStatement"]], ["", [1040, "True", "va_list val ;", "IdentifierDeclStatement"]]]</text:p>
          </table:table-cell>
          <table:table-cell office:value-type="string" calcext:value-type="string">
            <text:p>[[["va_end", "va_list"]], [["vsnprintf", "char [ MAX_STRING_LENGTH ]", "char *", "va_list"]], [["va_start", "va_list", "char *"]], [["va_list"]]]</text:p>
          </table:table-cell>
          <table:table-cell office:value-type="string" calcext:value-type="string">
            <text:p>[[["char [ MAX_STRING_LENGTH ]", "MAX_STRING_LENGTH"], "char [ MAX_STRING_LENGTH ]"]]</text:p>
          </table:table-cell>
          <table:table-cell office:value-type="string" calcext:value-type="string">
            <text:p>["\"%s\\r\\n\""]</text:p>
          </table:table-cell>
          <table:table-cell office:value-type="float" office:value="66" calcext:value-type="float">
            <text:p>6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FAILURE , "421 Unable to open configuration file." )</text:p>
          </table:table-cell>
          <table:table-cell office:value-type="string" calcext:value-type="string">
            <text:p>175:2:5870:5938</text:p>
          </table:table-cell>
          <table:table-cell office:value-type="string" calcext:value-type="string">
            <text:p>/data/download/bftpd/bftpd/options.c</text:p>
          </table:table-cell>
          <table:table-cell office:value-type="string" calcext:value-type="string">
            <text:p>[["True", [24909, "True", "! configfile", "Condition"]], ["False", [24926, "True", "! configpath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!", "FILE *"]], [["!", "configpath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421 Unable to open configuration file.\""]</text:p>
          </table:table-cell>
          <table:table-cell office:value-type="float" office:value="65" calcext:value-type="float">
            <text:p>6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ontrol_printf ( SL_FAILURE , "421 Memory error while reading config file." )</text:p>
          </table:table-cell>
          <table:table-cell table:style-name="ce2" office:value-type="string" calcext:value-type="string">
            <text:p>196:20:6809:6882</text:p>
          </table:table-cell>
          <table:table-cell table:style-name="ce2" office:value-type="string" calcext:value-type="string">
            <text:p>/data/download/bftpd/bftpd/options.c</text:p>
          </table:table-cell>
          <table:table-cell table:style-name="ce2" office:value-type="string" calcext:value-type="string">
            <text:p>[["True", [24741, "True", "! usr", "Condition"]], ["True", [24779, "True", "strstr ( str , \"user \" ) == str", "Condition"]], ["False", [24810, "True", "! strcasecmp ( str , \"global{\\n\" )", "Condition"]], ["True", [24873, "True", "strchr ( str , '{' )", "Condition"]]]</text:p>
          </table:table-cell>
          <table:table-cell table:style-name="ce2" office:value-type="string" calcext:value-type="string">
            <text:p>[]</text:p>
          </table:table-cell>
          <table:table-cell table:style-name="ce2" office:value-type="string" calcext:value-type="string">
            <text:p>[[["!", "struct user *"]], [["strstr", "char *", "\"user \"", "char *", "=="]], [["!", "strcasecmp", "char *", "\"global{\\n\""]], [["strchr", "char *", "'{'"]]]</text:p>
          </table:table-cell>
          <table:table-cell table:style-name="ce2" office:value-type="string" calcext:value-type="string">
            <text:p>[]</text:p>
          </table:table-cell>
          <table:table-cell table:style-name="ce2" office:value-type="string" calcext:value-type="string">
            <text:p>["\"421 Memory error while reading config file.\""]</text:p>
          </table:table-cell>
          <table:table-cell table:style-name="ce2" office:value-type="float" office:value="64" calcext:value-type="float">
            <text:p>64</text:p>
          </table:table-cell>
          <table:table-cell table:style-name="ce2" table:number-columns-repeated="1015"/>
        </table:table-row>
        <table:table-row table:style-name="ro1">
          <table:table-cell table:style-name="ce2" office:value-type="string" calcext:value-type="string">
            <text:p>control_printf ( SL_FAILURE , "421 Memory error while handling config file." )</text:p>
          </table:table-cell>
          <table:table-cell table:style-name="ce2" office:value-type="string" calcext:value-type="string">
            <text:p>204:19:7086:7160</text:p>
          </table:table-cell>
          <table:table-cell table:style-name="ce2" office:value-type="string" calcext:value-type="string">
            <text:p>/data/download/bftpd/bftpd/options.c</text:p>
          </table:table-cell>
          <table:table-cell table:style-name="ce2" office:value-type="string" calcext:value-type="string">
            <text:p>[["True", [24703, "True", "! usr -&gt; name", "Condition"]], ["False", [24741, "True", "! usr", "Condition"]], ["True", [24779, "True", "strstr ( str , \"user \" ) == str", "Condition"]], ["False", [24810, "True", "! strcasecmp ( str , \"global{\\n\" )", "Condition"]]]</text:p>
          </table:table-cell>
          <table:table-cell table:style-name="ce2" office:value-type="string" calcext:value-type="string">
            <text:p>[]</text:p>
          </table:table-cell>
          <table:table-cell table:style-name="ce2" office:value-type="string" calcext:value-type="string">
            <text:p>[[["!", "struct user *", "name"]], [["!", "struct user *"]], [["strstr", "char *", "\"user \"", "char *", "=="]], [["!", "strcasecmp", "char *", "\"global{\\n\""]]]</text:p>
          </table:table-cell>
          <table:table-cell table:style-name="ce2" office:value-type="string" calcext:value-type="string">
            <text:p>[]</text:p>
          </table:table-cell>
          <table:table-cell table:style-name="ce2" office:value-type="string" calcext:value-type="string">
            <text:p>["\"421 Memory error while handling config file.\""]</text:p>
          </table:table-cell>
          <table:table-cell table:style-name="ce2" office:value-type="float" office:value="63" calcext:value-type="float">
            <text:p>63</text:p>
          </table:table-cell>
          <table:table-cell table:style-name="ce2" table:number-columns-repeated="1015"/>
        </table:table-row>
        <table:table-row table:style-name="ro1">
          <table:table-cell table:style-name="ce2" office:value-type="string" calcext:value-type="string">
            <text:p>control_printf ( SL_FAILURE , "421 Memory error while handling config file." )</text:p>
          </table:table-cell>
          <table:table-cell table:style-name="ce2" office:value-type="string" calcext:value-type="string">
            <text:p>218:20:7723:7797</text:p>
          </table:table-cell>
          <table:table-cell table:style-name="ce2" office:value-type="string" calcext:value-type="string">
            <text:p>/data/download/bftpd/bftpd/options.c</text:p>
          </table:table-cell>
          <table:table-cell table:style-name="ce2" office:value-type="string" calcext:value-type="string">
            <text:p>[["True", [24594, "True", "! grp", "Condition"]], ["True", [24632, "True", "strstr ( str , \"group \" ) == str", "Condition"]], ["False", [24779, "True", "strstr ( str , \"user \" ) == str", "Condition"]], ["False", [24810, "True", "! strcasecmp ( str , \"global{\\n\" )", "Condition"]]]</text:p>
          </table:table-cell>
          <table:table-cell table:style-name="ce2" office:value-type="string" calcext:value-type="string">
            <text:p>[]</text:p>
          </table:table-cell>
          <table:table-cell table:style-name="ce2" office:value-type="string" calcext:value-type="string">
            <text:p>[[["!", "struct group_of_users *"]], [["strstr", "char *", "\"group \"", "char *", "=="]], [["strstr", "char *", "\"user \"", "char *", "=="]], [["!", "strcasecmp", "char *", "\"global{\\n\""]]]</text:p>
          </table:table-cell>
          <table:table-cell table:style-name="ce2" office:value-type="string" calcext:value-type="string">
            <text:p>[]</text:p>
          </table:table-cell>
          <table:table-cell table:style-name="ce2" office:value-type="string" calcext:value-type="string">
            <text:p>["\"421 Memory error while handling config file.\""]</text:p>
          </table:table-cell>
          <table:table-cell table:style-name="ce2" office:value-type="float" office:value="62" calcext:value-type="float">
            <text:p>62</text:p>
          </table:table-cell>
          <table:table-cell table:style-name="ce2" table:number-columns-repeated="1015"/>
        </table:table-row>
        <table:table-row table:style-name="ro1">
          <table:table-cell office:value-type="string" calcext:value-type="string">
            <text:p>control_printf ( SL_SUCCESS , "%i-%s" , number , foo )</text:p>
          </table:table-cell>
          <table:table-cell office:value-type="string" calcext:value-type="string">
            <text:p>88:3:1949:1997</text:p>
          </table:table-cell>
          <table:table-cell office:value-type="string" calcext:value-type="string">
            <text:p>/data/download/bftpd/bftpd/main.c</text:p>
          </table:table-cell>
          <table:table-cell office:value-type="string" calcext:value-type="string">
            <text:p>[["True", [17868, "True", "fgets ( foo , MAX_STRING_LENGTH , phile )", "Condition"]], ["True", [17879, "True", "phile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fgets", "char [ MAX_STRING_LENGTH ]", "MAX_STRING_LENGTH", "FILE *"]], [["FILE *"]]]</text:p>
          </table:table-cell>
          <table:table-cell office:value-type="string" calcext:value-type="string">
            <text:p>[[["int"], "int"], [["char [ MAX_STRING_LENGTH ]", "MAX_STRING_LENGTH"], "char [ MAX_STRING_LENGTH ]"]]</text:p>
          </table:table-cell>
          <table:table-cell office:value-type="string" calcext:value-type="string">
            <text:p>["\"%i-%s\""]</text:p>
          </table:table-cell>
          <table:table-cell office:value-type="float" office:value="61" calcext:value-type="float">
            <text:p>6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FAILURE , "530 Login incorrect." )</text:p>
          </table:table-cell>
          <table:table-cell office:value-type="string" calcext:value-type="string">
            <text:p>215:16:4788:4838</text:p>
          </table:table-cell>
          <table:table-cell office:value-type="string" calcext:value-type="string">
            <text:p>/data/download/bftpd/bftpd/login.c</text:p>
          </table:table-cell>
          <table:table-cell office:value-type="string" calcext:value-type="string">
            <text:p>[["True", [16685, "True", "! getpwnam ( user )", "Condition"]], ["False", [16703, "True", "! strcasecmp ( anonymous , \"yes\" )", "Condition"]], ["True", [16723, "True", "! file_auth [ 0 ]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!", "getpwnam", "user"]], [["!", "strcasecmp", "char *", "\"yes\""]], [["!", "char *", "0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530 Login incorrect.\""]</text:p>
          </table:table-cell>
          <table:table-cell office:value-type="float" office:value="60" calcext:value-type="float">
            <text:p>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FAILURE , "530 Anonymous user not allowed." )</text:p>
          </table:table-cell>
          <table:table-cell office:value-type="string" calcext:value-type="string">
            <text:p>232:18:5311:5372</text:p>
          </table:table-cell>
          <table:table-cell office:value-type="string" calcext:value-type="string">
            <text:p>/data/download/bftpd/bftpd/login.c</text:p>
          </table:table-cell>
          <table:table-cell office:value-type="string" calcext:value-type="string">
            <text:p>[["False", [16630, "True", "! strcasecmp ( anonymous , \"yes\" )", "Condition"]], ["True", [16641, "True", "! home_directory", "Condition"]], ["False", [16723, "True", "! file_auth [ 0 ]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!", "strcasecmp", "char *", "\"yes\""]], [["!", "char *"]], [["!", "char *", "0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530 Anonymous user not allowed.\""]</text:p>
          </table:table-cell>
          <table:table-cell office:value-type="float" office:value="59" calcext:value-type="float">
            <text:p>5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FAILURE , "530 Login incorrect." )</text:p>
          </table:table-cell>
          <table:table-cell office:value-type="string" calcext:value-type="string">
            <text:p>300:2:7886:7936</text:p>
          </table:table-cell>
          <table:table-cell office:value-type="string" calcext:value-type="string">
            <text:p>/data/download/bftpd/bftpd/login.c</text:p>
          </table:table-cell>
          <table:table-cell office:value-type="string" calcext:value-type="string">
            <text:p>[["True", [16258, "True", "checkuser ( ) || checkshell ( )", "Condition"]], ["True", [16268, "True", "( ! file_auth [ 0 ] ) &amp;&amp; ( ! anon_ok )", "Condition"]], ["False", [16641, "True", "! home_directory", "Condition"]], ["False", [16630, "True", "! strcasecmp ( anonymous , \"yes\" )", "Condition"]], ["False", [16703, "True", "! strcasecmp ( anonymous , \"yes\" )", "Condition"]], ["False", [16685, "True", "! getpwnam ( user )", "Condition"]], ["False", [16723, "True", "! file_auth [ 0 ]", "Condition"]], ["True", [16641, "True", "! home_directory", "Condition"]], ["True", [16723, "True", "! file_auth [ 0 ]", "Condition"]], ["False", [16703, "True", "! strcasecmp ( anonymous , \"yes\" )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checkuser", "checkshell", "||"]], [["!", "char *", "0"]], [["!", "int"]], [["!", "char *"]], [["!", "strcasecmp", "char *", "\"yes\""]], [["!", "strcasecmp", "char *", "\"yes\""]], [["!", "getpwnam", "user"]], [["!", "char *", "0"]], [["!", "char *"]], [["!", "char *", "0"]], [["!", "strcasecmp", "char *", "\"yes\"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530 Login incorrect.\""]</text:p>
          </table:table-cell>
          <table:table-cell office:value-type="float" office:value="58" calcext:value-type="float">
            <text:p>5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FAILURE , "421 Unable to change root directory.\r\n%s." , strerror ( errno ) )</text:p>
          </table:table-cell>
          <table:table-cell office:value-type="string" calcext:value-type="string">
            <text:p>339:3:9054:9149</text:p>
          </table:table-cell>
          <table:table-cell office:value-type="string" calcext:value-type="string">
            <text:p>/data/download/bftpd/bftpd/login.c</text:p>
          </table:table-cell>
          <table:table-cell office:value-type="string" calcext:value-type="string">
            <text:p>[["True", [16024, "True", "chroot ( str )", "Condition"]], ["True", [16031, "True", "strcasecmp ( config_getoption ( \"DO_CHROOT\" ) , \"no\" )", "Condition"]], ["True", [16167, "True", "( ! file_auth [ 0 ] ) &amp;&amp; ( ! anon_ok )", "Condition"]], ["False", [16224, "True", "checkpass ( password )", "Condition"]], ["False", [16231, "True", "( ! file_auth [ 0 ] ) &amp;&amp; ( ! anon_ok )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chroot", "char [ MAX_STRING_LENGTH + 1 ]"]], [["strcasecmp", "config_getoption", "\"DO_CHROOT\"", "\"no\""]], [["!", "char *", "0"]], [["!", "int"]], [["checkpass", "char *"]], [["!", "char *", "0"]], [["!", "int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421 Unable to change root directory.\\r\\n%s.\""]</text:p>
          </table:table-cell>
          <table:table-cell office:value-type="float" office:value="57" calcext:value-type="float">
            <text:p>5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FAILURE , "421 Unable to change working directory.\r\n%s." , strerror ( errno ) )</text:p>
          </table:table-cell>
          <table:table-cell office:value-type="string" calcext:value-type="string">
            <text:p>348:3:9309:9408</text:p>
          </table:table-cell>
          <table:table-cell office:value-type="string" calcext:value-type="string">
            <text:p>/data/download/bftpd/bftpd/login.c</text:p>
          </table:table-cell>
          <table:table-cell office:value-type="string" calcext:value-type="string">
            <text:p>[["True", [15965, "True", "chdir ( \"/\" )", "Condition"]], ["False", [16031, "True", "strcasecmp ( config_getoption ( \"DO_CHROOT\" ) , \"no\" )", "Condition"]], ["True", [16167, "True", "( ! file_auth [ 0 ] ) &amp;&amp; ( ! anon_ok )", "Condition"]], ["False", [16224, "True", "checkpass ( password )", "Condition"]], ["False", [16231, "True", "( ! file_auth [ 0 ] ) &amp;&amp; ( ! anon_ok )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chdir", "\"/\""]], [["strcasecmp", "config_getoption", "\"DO_CHROOT\"", "\"no\""]], [["!", "char *", "0"]], [["!", "int"]], [["checkpass", "char *"]], [["!", "char *", "0"]], [["!", "int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421 Unable to change working directory.\\r\\n%s.\""]</text:p>
          </table:table-cell>
          <table:table-cell office:value-type="float" office:value="56" calcext:value-type="float">
            <text:p>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FAILURE , "230 Couldn't change cwd to '%s': %s.\r\n" , str , strerror ( errno ) )</text:p>
          </table:table-cell>
          <table:table-cell office:value-type="string" calcext:value-type="string">
            <text:p>358:3:9578:9676</text:p>
          </table:table-cell>
          <table:table-cell office:value-type="string" calcext:value-type="string">
            <text:p>/data/download/bftpd/bftpd/login.c</text:p>
          </table:table-cell>
          <table:table-cell office:value-type="string" calcext:value-type="string">
            <text:p>[["True", [15905, "True", "chdir ( str )", "Condition"]], ["False", [16031, "True", "strcasecmp ( config_getoption ( \"DO_CHROOT\" ) , \"no\" )", "Condition"]], ["True", [16167, "True", "( ! file_auth [ 0 ] ) &amp;&amp; ( ! anon_ok )", "Condition"]], ["False", [16224, "True", "checkpass ( password )", "Condition"]], ["False", [16231, "True", "( ! file_auth [ 0 ] ) &amp;&amp; ( ! anon_ok )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chdir", "char [ MAX_STRING_LENGTH + 1 ]"]], [["strcasecmp", "config_getoption", "\"DO_CHROOT\"", "\"no\""]], [["!", "char *", "0"]], [["!", "int"]], [["checkpass", "char *"]], [["!", "char *", "0"]], [["!", "int"]]]</text:p>
          </table:table-cell>
          <table:table-cell office:value-type="string" calcext:value-type="string">
            <text:p>[[["char [ MAX_STRING_LENGTH + 1 ]", "MAX_STRING_LENGTH", "1", "+"], "char [ MAX_STRING_LENGTH + 1 ]"]]</text:p>
          </table:table-cell>
          <table:table-cell office:value-type="string" calcext:value-type="string">
            <text:p>["\"230 Couldn't change cwd to '%s': %s.\\r\\n\""]</text:p>
          </table:table-cell>
          <table:table-cell office:value-type="float" office:value="55" calcext:value-type="float">
            <text:p>5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ontrol_printf ( SL_FAILURE , "421 Unable to change root directory.\r\n" )</text:p>
          </table:table-cell>
          <table:table-cell table:style-name="ce2" office:value-type="string" calcext:value-type="string">
            <text:p>379:17:10306:10376</text:p>
          </table:table-cell>
          <table:table-cell table:style-name="ce2" office:value-type="string" calcext:value-type="string">
            <text:p>/data/download/bftpd/bftpd/login.c</text:p>
          </table:table-cell>
          <table:table-cell table:style-name="ce2" office:value-type="string" calcext:value-type="string">
            <text:p>[["True", [15790, "True", "chroot ( str )", "Condition"]], ["True", [15797, "True", "! strcasecmp ( config_getoption ( \"DO_CHROOT\" ) , \"yes\" )", "Condition"]], ["True", [15866, "True", "( ! file_auth [ 0 ] ) &amp;&amp; ( anon_ok )", "Condition"]], ["False", [16167, "True", "( ! file_auth [ 0 ] ) &amp;&amp; ( ! anon_ok )", "Condition"]]]</text:p>
          </table:table-cell>
          <table:table-cell table:style-name="ce2" office:value-type="string" calcext:value-type="string">
            <text:p>[]</text:p>
          </table:table-cell>
          <table:table-cell table:style-name="ce2" office:value-type="string" calcext:value-type="string">
            <text:p>[[["chroot", "char [ MAX_STRING_LENGTH + 1 ]"]], [["!", "strcasecmp", "config_getoption", "\"DO_CHROOT\"", "\"yes\""]], [["!", "char *", "0"]], [["int"]], [["!", "char *", "0"]], [["!", "int"]]]</text:p>
          </table:table-cell>
          <table:table-cell table:style-name="ce2" office:value-type="string" calcext:value-type="string">
            <text:p>[]</text:p>
          </table:table-cell>
          <table:table-cell table:style-name="ce2" office:value-type="string" calcext:value-type="string">
            <text:p>["\"421 Unable to change root directory.\\r\\n\""]</text:p>
          </table:table-cell>
          <table:table-cell table:style-name="ce2" office:value-type="float" office:value="54" calcext:value-type="float">
            <text:p>54</text:p>
          </table:table-cell>
          <table:table-cell table:style-name="ce2" table:number-columns-repeated="1015"/>
        </table:table-row>
        <table:table-row table:style-name="ro1">
          <table:table-cell table:style-name="ce2" office:value-type="string" calcext:value-type="string">
            <text:p>control_printf ( SL_FAILURE , "421 Unable to change root directory.\r\n" )</text:p>
          </table:table-cell>
          <table:table-cell table:style-name="ce2" office:value-type="string" calcext:value-type="string">
            <text:p>404:20:11214:11284</text:p>
          </table:table-cell>
          <table:table-cell table:style-name="ce2" office:value-type="string" calcext:value-type="string">
            <text:p>/data/download/bftpd/bftpd/login.c</text:p>
          </table:table-cell>
          <table:table-cell table:style-name="ce2" office:value-type="string" calcext:value-type="string">
            <text:p>[["True", [15665, "True", "chroot ( home_directory )", "Condition"]], ["True", [15672, "True", "! strcasecmp ( config_getoption ( \"DO_CHROOT\" ) , \"yes\" )", "Condition"]], ["True", [15866, "True", "( ! file_auth [ 0 ] ) &amp;&amp; ( anon_ok )", "Condition"]], ["False", [16167, "True", "( ! file_auth [ 0 ] ) &amp;&amp; ( ! anon_ok )", "Condition"]]]</text:p>
          </table:table-cell>
          <table:table-cell table:style-name="ce2" office:value-type="string" calcext:value-type="string">
            <text:p>[]</text:p>
          </table:table-cell>
          <table:table-cell table:style-name="ce2" office:value-type="string" calcext:value-type="string">
            <text:p>[[["chroot", "char *"]], [["!", "strcasecmp", "config_getoption", "\"DO_CHROOT\"", "\"yes\""]], [["!", "char *", "0"]], [["int"]], [["!", "char *", "0"]], [["!", "int"]]]</text:p>
          </table:table-cell>
          <table:table-cell table:style-name="ce2" office:value-type="string" calcext:value-type="string">
            <text:p>[]</text:p>
          </table:table-cell>
          <table:table-cell table:style-name="ce2" office:value-type="string" calcext:value-type="string">
            <text:p>["\"421 Unable to change root directory.\\r\\n\""]</text:p>
          </table:table-cell>
          <table:table-cell table:style-name="ce2" office:value-type="float" office:value="53" calcext:value-type="float">
            <text:p>53</text:p>
          </table:table-cell>
          <table:table-cell table:style-name="ce2" table:number-columns-repeated="1015"/>
        </table:table-row>
        <table:table-row table:style-name="ro1">
          <table:table-cell office:value-type="string" calcext:value-type="string">
            <text:p>control_printf ( SL_FAILURE , "421 Initial chroot failed.\r\n." )</text:p>
          </table:table-cell>
          <table:table-cell office:value-type="string" calcext:value-type="string">
            <text:p>170:12:3495:3556</text:p>
          </table:table-cell>
          <table:table-cell office:value-type="string" calcext:value-type="string">
            <text:p>/data/download/bftpd/bftpd/login.c</text:p>
          </table:table-cell>
          <table:table-cell office:value-type="string" calcext:value-type="string">
            <text:p>[["True", [15383, "True", "chroot ( foo ) == - 1", "Condition"]], ["True", [15394, "True", "foo [ 0 ]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chroot", "char *", "-", "1", "=="]], [["char *", "0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421 Initial chroot failed.\\r\\n.\""]</text:p>
          </table:table-cell>
          <table:table-cell office:value-type="float" office:value="52" calcext:value-type="float">
            <text:p>5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FAILURE , "500 Unknown command: \"%s\"" , str )</text:p>
          </table:table-cell>
          <table:table-cell office:value-type="string" calcext:value-type="string">
            <text:p>171:1:4599:4661</text:p>
          </table:table-cell>
          <table:table-cell office:value-type="string" calcext:value-type="string">
            <text:p>/data/download/bftpd/bftpd/commands_admin.c</text:p>
          </table:table-cell>
          <table:table-cell office:value-type="string" calcext:value-type="string">
            <text:p>[["False", [11589, "True", "admin_commands [ i ] . name", "Condition"]], ["False", [11560, "True", "! strncasecmp ( str , admin_commands [ i ] . name , strlen ( admin_commands [ i ] . name ) )", "Condition"]], ["True", [11589, "True", "admin_commands [ i ] . name", "Condition"]], ["False", [11560, "True", "! strncasecmp ( str , admin_commands [ i ] . name , strlen ( admin_commands [ i ] . name ) )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admin_commands", "int", "name"]], [["!", "strncasecmp", "char *", "admin_commands", "int", "name", "strlen", "admin_commands", "int", "name"]], [["admin_commands", "int", "name"]], [["!", "strncasecmp", "char *", "admin_commands", "int", "name", "strlen", "admin_commands", "int", "name"]]]</text:p>
          </table:table-cell>
          <table:table-cell office:value-type="string" calcext:value-type="string">
            <text:p>[[["char *"], "char *"]]</text:p>
          </table:table-cell>
          <table:table-cell office:value-type="string" calcext:value-type="string">
            <text:p>["\"500 Unknown command: \\\"%s\\\"\""]</text:p>
          </table:table-cell>
          <table:table-cell office:value-type="float" office:value="51" calcext:value-type="float">
            <text:p>5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FAILURE , "500 Error: Given PID is not valid." )</text:p>
          </table:table-cell>
          <table:table-cell office:value-type="string" calcext:value-type="string">
            <text:p>122:8:3187:3251</text:p>
          </table:table-cell>
          <table:table-cell office:value-type="string" calcext:value-type="string">
            <text:p>/data/download/bftpd/bftpd/commands_admin.c</text:p>
          </table:table-cell>
          <table:table-cell office:value-type="string" calcext:value-type="string">
            <text:p>[["True", [11375, "True", "! pid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!", "int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500 Error: Given PID is not valid.\""]</text:p>
          </table:table-cell>
          <table:table-cell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FAILURE , "500 Error: The given PID does not belong to bftpd." )</text:p>
          </table:table-cell>
          <table:table-cell office:value-type="string" calcext:value-type="string">
            <text:p>129:8:3483:3563</text:p>
          </table:table-cell>
          <table:table-cell office:value-type="string" calcext:value-type="string">
            <text:p>/data/download/bftpd/bftpd/commands_admin.c</text:p>
          </table:table-cell>
          <table:table-cell office:value-type="string" calcext:value-type="string">
            <text:p>[["False", [11359, "True", "bftpdutmp_pidexists ( pid )", "Condition"]], ["False", [11375, "True", "! pid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bftpdutmp_pidexists", "int"]], [["!", "int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500 Error: The given PID does not belong to bftpd.\""]</text:p>
          </table:table-cell>
          <table:table-cell office:value-type="float" office:value="49" calcext:value-type="float">
            <text:p>4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SUCCESS , "201 Stopping logfile transmission." )</text:p>
          </table:table-cell>
          <table:table-cell office:value-type="string" calcext:value-type="string">
            <text:p>93:4:2379:2443</text:p>
          </table:table-cell>
          <table:table-cell office:value-type="string" calcext:value-type="string">
            <text:p>/data/download/bftpd/bftpd/commands_admin.c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"", [11170, "True", "mystatuslog = NULL", "ExpressionStatement"]], ["", [11156, "True", "char * params", "Parameter"]], ["", [11174, "True", "ENTRY", "CFGEntryNode"]]]</text:p>
          </table:table-cell>
          <table:table-cell office:value-type="string" calcext:value-type="string">
            <text:p>[[["mystatuslog", "NULL", "="]], [["char *"]], [["ENTRY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201 Stopping logfile transmission.\""]</text:p>
          </table:table-cell>
          <table:table-cell office:value-type="float" office:value="48" calcext:value-type="float">
            <text:p>4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SUCCESS , "200 Starting logfile transmission." )</text:p>
          </table:table-cell>
          <table:table-cell office:value-type="string" calcext:value-type="string">
            <text:p>70:4:1598:1662</text:p>
          </table:table-cell>
          <table:table-cell office:value-type="string" calcext:value-type="string">
            <text:p>/data/download/bftpd/bftpd/commands_admin.c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"", [11121, "True", "char buffer [ 256 ] ;", "IdentifierDeclStatement"]], ["", [11126, "True", "struct timeval tv ;", "IdentifierDeclStatement"]], ["", [11130, "True", "fd_set rfds ;", "IdentifierDeclStatement"]], ["", [10969, "True", "char * params", "Parameter"]]]</text:p>
          </table:table-cell>
          <table:table-cell office:value-type="string" calcext:value-type="string">
            <text:p>[[["char [ 256 ]", "256"]], [["struct timeval"]], [["fd_set"]], [["char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200 Starting logfile transmission.\""]</text:p>
          </table:table-cell>
          <table:table-cell office:value-type="float" office:value="47" calcext:value-type="float">
            <text:p>4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SUCCESS , "202 Logfile transmission stopped." )</text:p>
          </table:table-cell>
          <table:table-cell office:value-type="string" calcext:value-type="string">
            <text:p>87:4:2241:2304</text:p>
          </table:table-cell>
          <table:table-cell office:value-type="string" calcext:value-type="string">
            <text:p>/data/download/bftpd/bftpd/commands_admin.c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"", [10987, "True", "admin_parsecmd ( buffer )", "ExpressionStatement"]], ["", [11097, "True", "fseek ( mystatuslog , 0 , SEEK_END )", "ExpressionStatement"]], ["", [10995, "True", "exit ( 0 )", "ExpressionStatement"]], ["", [11038, "True", "tv . tv_usec = 0", "ExpressionStatement"]], ["", [11108, "True", "mystatuslog = statuslogforreading", "ExpressionStatement"]], ["", [11044, "True", "tv . tv_sec = 1", "ExpressionStatement"]], ["", [11112, "True", "control_printf ( SL_SUCCESS , \"200 Starting logfile transmission.\" )", "ExpressionStatement"]]]</text:p>
          </table:table-cell>
          <table:table-cell office:value-type="string" calcext:value-type="string">
            <text:p>[[["admin_parsecmd", "char [ 256 ]"]], [["fseek", "mystatuslog", "0", "SEEK_END"]], [["exit", "0"]], [["struct timeval", "tv_usec", "0", "="]], [["mystatuslog", "statuslogforreading", "="]], [["struct timeval", "tv_sec", "1", "="]], [["control_printf", "SL_SUCCESS", "\"200 Starting logfile transmission.\"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202 Logfile transmission stopped.\""]</text:p>
          </table:table-cell>
          <table:table-cell office:value-type="float" office:value="46" calcext:value-type="float">
            <text:p>4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SUCCESS , "230 Administrative login successful." )</text:p>
          </table:table-cell>
          <table:table-cell office:value-type="string" calcext:value-type="string">
            <text:p>52:4:1164:1230</text:p>
          </table:table-cell>
          <table:table-cell office:value-type="string" calcext:value-type="string">
            <text:p>/data/download/bftpd/bftpd/commands_admin.c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"", [10808, "True", "signal ( SIGALRM , SIG_IGN )", "ExpressionStatement"]], ["", [10818, "True", "loginfailed ( )", "ExpressionStatement"]], ["", [10830, "True", "init_userinfo ( )", "ExpressionStatement"]], ["", [10830, "True", "init_userinfo ( )", "ExpressionStatement"]], ["", [10835, "True", "strcpy ( user , \"root\" )", "ExpressionStatement"]]]</text:p>
          </table:table-cell>
          <table:table-cell office:value-type="string" calcext:value-type="string">
            <text:p>[[["signal", "SIGALRM", "SIG_IGN"]], [["loginfailed"]], [["init_userinfo"]], [["init_userinfo"]], [["strcpy", "user", "\"root\"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230 Administrative login successful.\""]</text:p>
          </table:table-cell>
          <table:table-cell office:value-type="float" office:value="45" calcext:value-type="float">
            <text:p>4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FAILURE , "421 Login incorrect." )</text:p>
          </table:table-cell>
          <table:table-cell office:value-type="string" calcext:value-type="string">
            <text:p>28:4:451:501</text:p>
          </table:table-cell>
          <table:table-cell office:value-type="string" calcext:value-type="string">
            <text:p>/data/download/bftpd/bftpd/commands_admin.c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"", [10752, "True", "ENTRY", "CFGEntryNode"]]]</text:p>
          </table:table-cell>
          <table:table-cell office:value-type="string" calcext:value-type="string">
            <text:p>[[["ENTRY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421 Login incorrect.\""]</text:p>
          </table:table-cell>
          <table:table-cell office:value-type="float" office:value="44" calcext:value-type="float">
            <text:p>4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FAILURE , "550 The command '%s' is disabled." , commands [ i ] . name )</text:p>
          </table:table-cell>
          <table:table-cell office:value-type="string" calcext:value-type="string">
            <text:p>1817:16:55074:55179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True", [10155, "True", "! strcasecmp ( config_getoption ( confstr ) , \"no\" )", "Condition"]], ["True", [10186, "True", "! strncasecmp ( str , commands [ i ] . name , strlen ( commands [ i ] . name ) )", "Condition"]], ["True", [10215, "True", "commands [ i ] . name", "Condition"]], ["False", [10047, "True", "state", "Condition"]], ["False", [10186, "True", "! strncasecmp ( str , commands [ i ] . name , strlen ( commands [ i ] . name ) )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!", "strcasecmp", "config_getoption", "char [ 64 ]", "\"no\""]], [["!", "strncasecmp", "char *", "commands", "int", "name", "strlen", "commands", "int", "name"]], [["commands", "int", "name"]], [["state"]], [["!", "strncasecmp", "char *", "commands", "int", "name", "strlen", "commands", "int", "name"]]]</text:p>
          </table:table-cell>
          <table:table-cell office:value-type="string" calcext:value-type="string">
            <text:p>[[["int", "0", "="], "int"], [["int"], "int"]]</text:p>
          </table:table-cell>
          <table:table-cell office:value-type="string" calcext:value-type="string">
            <text:p>["\"550 The command '%s' is disabled.\""]</text:p>
          </table:table-cell>
          <table:table-cell office:value-type="float" office:value="43" calcext:value-type="float">
            <text:p>4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FAILURE , "500 Unknown command: \"%s\"" , str )</text:p>
          </table:table-cell>
          <table:table-cell office:value-type="string" calcext:value-type="string">
            <text:p>1847:1:55857:55919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False", [10215, "True", "commands [ i ] . name", "Condition"]], ["False", [10047, "True", "state", "Condition"]], ["False", [10186, "True", "! strncasecmp ( str , commands [ i ] . name , strlen ( commands [ i ] . name ) )", "Condition"]], ["False", [10063, "True", "state &gt;= commands [ i ] . state_needed", "Condition"]], ["True", [10215, "True", "commands [ i ] . name", "Condition"]], ["False", [10155, "True", "! strcasecmp ( config_getoption ( confstr ) , \"no\" )", "Condition"]], ["False", [10047, "True", "state", "Condition"]], ["False", [10186, "True", "! strncasecmp ( str , commands [ i ] . name , strlen ( commands [ i ] . name ) )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commands", "int", "name"]], [["state"]], [["!", "strncasecmp", "char *", "commands", "int", "name", "strlen", "commands", "int", "name"]], [["state", "commands", "int", "state_needed", "&gt;="]], [["commands", "int", "name"]], [["!", "strcasecmp", "config_getoption", "char [ 64 ]", "\"no\""]], [["state"]], [["!", "strncasecmp", "char *", "commands", "int", "name", "strlen", "commands", "int", "name"]]]</text:p>
          </table:table-cell>
          <table:table-cell office:value-type="string" calcext:value-type="string">
            <text:p>[[["char *"], "char *"]]</text:p>
          </table:table-cell>
          <table:table-cell office:value-type="string" calcext:value-type="string">
            <text:p>["\"500 Unknown command: \\\"%s\\\"\""]</text:p>
          </table:table-cell>
          <table:table-cell office:value-type="float" office:value="42" calcext:value-type="float">
            <text:p>4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SUCCESS , "214-%s" , commands [ i ] . name )</text:p>
          </table:table-cell>
          <table:table-cell office:value-type="string" calcext:value-type="string">
            <text:p>1793:3:54273:54327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True", [9934, "True", "commands [ i ] . name", "Condition"]], ["True", [9953, "True", "params [ 0 ] == '\\0'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commands", "int", "name"]], [["char *", "0", "'\\0'", "=="]]]</text:p>
          </table:table-cell>
          <table:table-cell office:value-type="string" calcext:value-type="string">
            <text:p>[[["int"], "int"], [["int", "0", "="], "int"]]</text:p>
          </table:table-cell>
          <table:table-cell office:value-type="string" calcext:value-type="string">
            <text:p>["\"214-%s\""]</text:p>
          </table:table-cell>
          <table:table-cell office:value-type="float" office:value="41" calcext:value-type="float">
            <text:p>4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SUCCESS , "214 Syntax: %s" , commands [ i ] . syntax )</text:p>
          </table:table-cell>
          <table:table-cell office:value-type="string" calcext:value-type="string">
            <text:p>1798:4:54481:54545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True", [9877, "True", "! strcasecmp ( params , commands [ i ] . name )", "Condition"]], ["True", [9895, "True", "commands [ i ] . name", "Condition"]], ["False", [9953, "True", "params [ 0 ] == '\\0'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!", "strcasecmp", "char *", "commands", "int", "name"]], [["commands", "int", "name"]], [["char *", "0", "'\\0'", "=="]]]</text:p>
          </table:table-cell>
          <table:table-cell office:value-type="string" calcext:value-type="string">
            <text:p>[[["int", "0", "="], "int"], [["int"], "int"]]</text:p>
          </table:table-cell>
          <table:table-cell office:value-type="string" calcext:value-type="string">
            <text:p>["\"214 Syntax: %s\""]</text:p>
          </table:table-cell>
          <table:table-cell office:value-type="float" office:value="40" calcext:value-type="float">
            <text:p>4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SUCCESS , "211-Extensions supported:" )</text:p>
          </table:table-cell>
          <table:table-cell office:value-type="string" calcext:value-type="string">
            <text:p>1770:4:53597:53652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"", [9789, "True", "int i ;", "IdentifierDeclStatement"]], ["", [9721, "True", "char * params", "Parameter"]], ["", [9793, "True", "ENTRY", "CFGEntryNode"]]]</text:p>
          </table:table-cell>
          <table:table-cell office:value-type="string" calcext:value-type="string">
            <text:p>[[["int"]], [["char *"]], [["ENTRY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211-Extensions supported:\""]</text:p>
          </table:table-cell>
          <table:table-cell office:value-type="float" office:value="39" calcext:value-type="float">
            <text:p>3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SUCCESS , " %s" , commands [ i ] . name )</text:p>
          </table:table-cell>
          <table:table-cell office:value-type="string" calcext:value-type="string">
            <text:p>1773:12:53741:53792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True", [9761, "True", "commands [ i ] . showinfeat", "Condition"]], ["True", [9770, "True", "commands [ i ] . name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commands", "int", "showinfeat"]], [["commands", "int", "name"]]]</text:p>
          </table:table-cell>
          <table:table-cell office:value-type="string" calcext:value-type="string">
            <text:p>[[["int", "0", "="], "int"], [["int"], "int"]]</text:p>
          </table:table-cell>
          <table:table-cell office:value-type="string" calcext:value-type="string">
            <text:p>["\" %s\""]</text:p>
          </table:table-cell>
          <table:table-cell office:value-type="float" office:value="38" calcext:value-type="float">
            <text:p>3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SUCCESS , " UTF8" )</text:p>
          </table:table-cell>
          <table:table-cell office:value-type="string" calcext:value-type="string">
            <text:p>1774:4:53798:53833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"", [9767, "True", "i ++", "IncDecOp"]], ["", [9776, "True", "i = 0 ;", "ForInit"]], ["", [9746, "True", "control_printf ( SL_SUCCESS , \" %s\" , commands [ i ] . name )", "ExpressionStatement"]], ["", [9780, "True", "control_printf ( SL_SUCCESS , \"211-Extensions supported:\" )", "ExpressionStatement"]], ["", [9789, "True", "int i ;", "IdentifierDeclStatement"]]]</text:p>
          </table:table-cell>
          <table:table-cell office:value-type="string" calcext:value-type="string">
            <text:p>[[["int"]], [["int", "0", "="]], [["control_printf", "SL_SUCCESS", "\" %s\"", "commands", "int", "name"]], [["control_printf", "SL_SUCCESS", "\"211-Extensions supported:\""]], [["int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 UTF8\""]</text:p>
          </table:table-cell>
          <table:table-cell office:value-type="float" office:value="37" calcext:value-type="float">
            <text:p>3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SUCCESS , "211 End" )</text:p>
          </table:table-cell>
          <table:table-cell office:value-type="string" calcext:value-type="string">
            <text:p>1775:4:53839:53876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"", [9735, "True", "control_printf ( SL_SUCCESS , \" UTF8\" )", "ExpressionStatement"]], ["", [9767, "True", "i ++", "IncDecOp"]], ["", [9776, "True", "i = 0 ;", "ForInit"]], ["", [9746, "True", "control_printf ( SL_SUCCESS , \" %s\" , commands [ i ] . name )", "ExpressionStatement"]], ["", [9780, "True", "control_printf ( SL_SUCCESS , \"211-Extensions supported:\" )", "ExpressionStatement"]]]</text:p>
          </table:table-cell>
          <table:table-cell office:value-type="string" calcext:value-type="string">
            <text:p>[[["control_printf", "SL_SUCCESS", "\" UTF8\""]], [["int"]], [["int", "0", "="]], [["control_printf", "SL_SUCCESS", "\" %s\"", "commands", "int", "name"]], [["control_printf", "SL_SUCCESS", "\"211-Extensions supported:\"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211 End\""]</text:p>
          </table:table-cell>
          <table:table-cell office:value-type="float" office:value="36" calcext:value-type="float">
            <text:p>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FAILURE , "550 SITE commands are disabled." )</text:p>
          </table:table-cell>
          <table:table-cell office:value-type="string" calcext:value-type="string">
            <text:p>1692:2:49755:49816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True", [9630, "True", "! strcasecmp ( config_getoption ( \"ENABLE_SITE\" ) , \"no\" )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!", "strcasecmp", "config_getoption", "\"ENABLE_SITE\"", "\"no\"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550 SITE commands are disabled.\""]</text:p>
          </table:table-cell>
          <table:table-cell office:value-type="float" office:value="35" calcext:value-type="float">
            <text:p>3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FAILURE , "550 User '%s' not found." , owner )</text:p>
          </table:table-cell>
          <table:table-cell office:value-type="string" calcext:value-type="string">
            <text:p>1612:3:47727:47788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True", [9106, "True", "( ( uid = mygetpwnam ( owner , passwdfile ) ) ) &lt; 0", "Condition"]], ["True", [9119, "True", "! sscanf ( owner , \"%i\" , &amp; uid )", "Condition"]], ["True", [9199, "True", "! strchr ( params , ' ' )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uid", "mygetpwnam", "char *", "passwdfile", "=", "0", "&lt;"]], [["!", "sscanf", "char *", "\"%i\"", "&amp;", "uid"]], [["!", "strchr", "char *", "' '"]]]</text:p>
          </table:table-cell>
          <table:table-cell office:value-type="string" calcext:value-type="string">
            <text:p>[[["char *", "MAXCMD", "1", "+", "owner", "MAXCMD", "1", "+", "group", "MAXCMD", "1", "+", "filename", "MAXCMD", "1", "+", "mapped"], "owner"]]</text:p>
          </table:table-cell>
          <table:table-cell office:value-type="string" calcext:value-type="string">
            <text:p>["\"550 User '%s' not found.\""]</text:p>
          </table:table-cell>
          <table:table-cell office:value-type="float" office:value="34" calcext:value-type="float">
            <text:p>3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FAILURE , "550 Group '%s' not found." , group )</text:p>
          </table:table-cell>
          <table:table-cell office:value-type="string" calcext:value-type="string">
            <text:p>1617:3:47893:47955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True", [9063, "True", "( ( gid = mygetpwnam ( group , groupfile ) ) ) &lt; 0", "Condition"]], ["True", [9076, "True", "! sscanf ( group , \"%i\" , &amp; gid )", "Condition"]], ["False", [9119, "True", "! sscanf ( owner , \"%i\" , &amp; uid )", "Condition"]], ["False", [9106, "True", "( ( uid = mygetpwnam ( owner , passwdfile ) ) ) &lt; 0", "Condition"]], ["True", [9199, "True", "! strchr ( params , ' ' )", "Condition"]], ["True", [9119, "True", "! sscanf ( owner , \"%i\" , &amp; uid )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gid", "mygetpwnam", "char *", "groupfile", "=", "0", "&lt;"]], [["!", "sscanf", "char *", "\"%i\"", "&amp;", "gid"]], [["!", "sscanf", "char *", "\"%i\"", "&amp;", "uid"]], [["uid", "mygetpwnam", "char *", "passwdfile", "=", "0", "&lt;"]], [["!", "strchr", "char *", "' '"]], [["!", "sscanf", "char *", "\"%i\"", "&amp;", "uid"]]]</text:p>
          </table:table-cell>
          <table:table-cell office:value-type="string" calcext:value-type="string">
            <text:p>[[["char *", "MAXCMD", "1", "+", "owner", "MAXCMD", "1", "+", "group", "MAXCMD", "1", "+", "filename", "MAXCMD", "1", "+", "mapped"], "group"]]</text:p>
          </table:table-cell>
          <table:table-cell office:value-type="string" calcext:value-type="string">
            <text:p>["\"550 Group '%s' not found.\""]</text:p>
          </table:table-cell>
          <table:table-cell office:value-type="float" office:value="33" calcext:value-type="float">
            <text:p>3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FAILURE , "550: An error occured on the server trying to CHMOD." )</text:p>
          </table:table-cell>
          <table:table-cell office:value-type="string" calcext:value-type="string">
            <text:p>1569:12:46435:46517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True", [8872, "True", "! my_string", "Condition"]], ["False", [8906, "True", "! strchr ( params , ' ' )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!", "char *"]], [["!", "strchr", "char *", "' '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550: An error occured on the server trying to CHMOD.\""]</text:p>
          </table:table-cell>
          <table:table-cell office:value-type="float" office:value="32" calcext:value-type="float">
            <text:p>3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SUCCESS , "213-Status of %s:" , filename )</text:p>
          </table:table-cell>
          <table:table-cell office:value-type="string" calcext:value-type="string">
            <text:p>1548:4:45935:45992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"", [8712, "True", "char * mapped = bftpd_cwd_mappath ( filename ) ;", "IdentifierDeclStatement"]], ["", [8671, "True", "char * filename", "Parameter"]], ["", [8724, "True", "ENTRY", "CFGEntryNode"]]]</text:p>
          </table:table-cell>
          <table:table-cell office:value-type="string" calcext:value-type="string">
            <text:p>[[["char *", "char *", "bftpd_cwd_mappath", "char *", "="]], [["char *"]], [["ENTRY"]]]</text:p>
          </table:table-cell>
          <table:table-cell office:value-type="string" calcext:value-type="string">
            <text:p>[[["char *"], "char *"]]</text:p>
          </table:table-cell>
          <table:table-cell office:value-type="string" calcext:value-type="string">
            <text:p>["\"213-Status of %s:\""]</text:p>
          </table:table-cell>
          <table:table-cell office:value-type="float" office:value="31" calcext:value-type="float">
            <text:p>3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SUCCESS , "213 End of Status." )</text:p>
          </table:table-cell>
          <table:table-cell office:value-type="string" calcext:value-type="string">
            <text:p>1550:4:46030:46078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"", [8692, "True", "bftpd_stat ( mapped , stderr )", "ExpressionStatement"]], ["", [8701, "True", "control_printf ( SL_SUCCESS , \"213-Status of %s:\" , filename )", "ExpressionStatement"]], ["", [8712, "True", "char * mapped = bftpd_cwd_mappath ( filename ) ;", "IdentifierDeclStatement"]], ["", [8671, "True", "char * filename", "Parameter"]]]</text:p>
          </table:table-cell>
          <table:table-cell office:value-type="string" calcext:value-type="string">
            <text:p>[[["bftpd_stat", "char *", "stderr"]], [["control_printf", "SL_SUCCESS", "\"213-Status of %s:\"", "char *"]], [["char *", "char *", "bftpd_cwd_mappath", "char *", "="]], [["char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213 End of Status.\""]</text:p>
          </table:table-cell>
          <table:table-cell office:value-type="float" office:value="30" calcext:value-type="float">
            <text:p>3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SUCCESS , "350 Restarting at offset %i." , offset )</text:p>
          </table:table-cell>
          <table:table-cell office:value-type="string" calcext:value-type="string">
            <text:p>1521:4:45211:45277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"", [8515, "True", "offset = strtoul ( params , NULL , 10 )", "ExpressionStatement"]], ["", [8499, "True", "char * params", "Parameter"]], ["", [8528, "True", "ENTRY", "CFGEntryNode"]]]</text:p>
          </table:table-cell>
          <table:table-cell office:value-type="string" calcext:value-type="string">
            <text:p>[[["offset", "strtoul", "char *", "NULL", "10", "="]], [["char *"]], [["ENTRY"]]]</text:p>
          </table:table-cell>
          <table:table-cell office:value-type="string" calcext:value-type="string">
            <text:p>[[["offset", "strtoul", "char *", "NULL", "10", "="], "offset"]]</text:p>
          </table:table-cell>
          <table:table-cell office:value-type="string" calcext:value-type="string">
            <text:p>["\"350 Restarting at offset %i.\""]</text:p>
          </table:table-cell>
          <table:table-cell office:value-type="float" office:value="29" calcext:value-type="float">
            <text:p>2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SUCCESS , "250 OK" )</text:p>
          </table:table-cell>
          <table:table-cell office:value-type="string" calcext:value-type="string">
            <text:p>1369:1:40703:40739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"", [7692, "True", "bftpd_cwd_chdir ( \"..\" )", "ExpressionStatement"]], ["", [7699, "True", "bftpd_log ( \"Changed directory to '..'.\\n\" )", "ExpressionStatement"]], ["", [7678, "True", "char * params", "Parameter"]], ["", [7706, "True", "ENTRY", "CFGEntryNode"]]]</text:p>
          </table:table-cell>
          <table:table-cell office:value-type="string" calcext:value-type="string">
            <text:p>[[["bftpd_cwd_chdir", "\"..\""]], [["bftpd_log", "\"Changed directory to '..'.\\n\""]], [["char *"]], [["ENTRY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250 OK\""]</text:p>
          </table:table-cell>
          <table:table-cell office:value-type="float" office:value="28" calcext:value-type="float">
            <text:p>2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SUCCESS , "226 Directory list has been submitted." )</text:p>
          </table:table-cell>
          <table:table-cell office:value-type="string" calcext:value-type="string">
            <text:p>1317:1:39411:39479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False", [7270, "True", "dataconn ( )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datacon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226 Directory list has been submitted.\""]</text:p>
          </table:table-cell>
          <table:table-cell office:value-type="float" office:value="27" calcext:value-type="float">
            <text:p>2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FAILURE , "550 Error: Is a directory." )</text:p>
          </table:table-cell>
          <table:table-cell office:value-type="string" calcext:value-type="string">
            <text:p>954:2:26895:26951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True", [6642, "True", "S_ISDIR ( statbuf . st_mode )", "Condition"]], ["True", [6873, "True", "phile == - 1", "Condition"]], ["True", [6770, "True", "whattodo == DO_NORMAL", "Condition"]], ["True", [6934, "True", "! mapped", "Condition"]], ["False", [6873, "True", "phile == - 1", "Condition"]], ["True", [6934, "True", "! mapped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S_ISDIR", "struct stat", "st_mode"]], [["int", "-", "1", "=="]], [["int", "DO_NORMAL", "=="]], [["!", "char *"]], [["int", "-", "1", "=="]], [["!", "char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550 Error: Is a directory.\""]</text:p>
          </table:table-cell>
          <table:table-cell office:value-type="float" office:value="26" calcext:value-type="float">
            <text:p>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FAILURE , "553 Error: %s." , strerror ( errno ) )</text:p>
          </table:table-cell>
          <table:table-cell office:value-type="string" calcext:value-type="string">
            <text:p>1074:4:30961:31022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True", [6045, "True", "( phile = open ( mapped , O_RDONLY ) ) &lt; 0", "Condition"]], ["False", [6535, "True", "whattodo", "Condition"]], ["False", [6590, "True", "( ( ( statbuf . st_size - offset ) * ratio_send ) / ratio_recv &gt; bytes_recvd - bytes_sent ) &amp;&amp; ( strcmp ( ( char * ) config_getoption ( \"RATIO\" ) , \"none\" ) )", "Condition"]], ["False", [6642, "True", "S_ISDIR ( statbuf . st_mode )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phile", "open", "char *", "O_RDONLY", "=", "0", "&lt;"]], [["int"]], [["struct stat", "st_size", "offset", "-", "ratio_send", "*", "ratio_recv", "/", "bytes_recvd", "bytes_sent", "-", "&gt;"]], [["strcmp", "config_getoption", "\"RATIO\"", "\"none\""]], [["S_ISDIR", "struct stat", "st_mode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553 Error: %s.\""]</text:p>
          </table:table-cell>
          <table:table-cell office:value-type="float" office:value="25" calcext:value-type="float">
            <text:p>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FAILURE , "553 Error: An error occured creating compressed file." )</text:p>
          </table:table-cell>
          <table:table-cell office:value-type="string" calcext:value-type="string">
            <text:p>629:14:17787:17870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True", [4457, "True", "! my_zip_file", "Condition"]], ["False", [4487, "True", "attempt_gzip", "Condition"]], ["False", [4571, "True", "! attempt_gzip", "Condition"]], ["False", [4552, "True", "fd == - 1", "Condition"]], ["False", [4635, "True", "fd &gt;= 0", "Condition"]], ["False", [4612, "True", "! strcasecmp ( config_getoption ( \"ALLOWCOMMAND_DELE\" ) , \"no\" )", "Condition"]], ["True", [4571, "True", "! attempt_gzip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!", "gzFile"]], [["int"]], [["!", "int"]], [["int", "-", "1", "=="]], [["int", "0", "&gt;="]], [["!", "strcasecmp", "config_getoption", "\"ALLOWCOMMAND_DELE\"", "\"no\""]], [["!", "int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553 Error: An error occured creating compressed file.\""]</text:p>
          </table:table-cell>
          <table:table-cell office:value-type="float" office:value="24" calcext:value-type="float">
            <text:p>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FAILURE , "500 Syntax error." )</text:p>
          </table:table-cell>
          <table:table-cell office:value-type="string" calcext:value-type="string">
            <text:p>411:16:10965:11012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True", [3303, "True", "sscanf ( params , \"%i\" , &amp; af ) &lt; 1", "Condition"]], ["False", [3322, "True", "! strncasecmp ( params , \"ALL\" , 3 )", "Condition"]], ["True", [3335, "True", "params [ 0 ]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sscanf", "char *", "\"%i\"", "&amp;", "af", "1", "&lt;"]], [["!", "strncasecmp", "char *", "\"ALL\"", "3"]], [["char *", "0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500 Syntax error.\""]</text:p>
          </table:table-cell>
          <table:table-cell office:value-type="float" office:value="23" calcext:value-type="float">
            <text:p>2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FAILURE , "522 Protocol unsupported, use (1)" )</text:p>
          </table:table-cell>
          <table:table-cell office:value-type="string" calcext:value-type="string">
            <text:p>415:20:11110:11173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True", [3288, "True", "af != 1", "Condition"]], ["False", [3303, "True", "sscanf ( params , \"%i\" , &amp; af ) &lt; 1", "Condition"]], ["False", [3322, "True", "! strncasecmp ( params , \"ALL\" , 3 )", "Condition"]], ["True", [3335, "True", "params [ 0 ]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int", "1", "!="]], [["sscanf", "char *", "\"%i\"", "&amp;", "af", "1", "&lt;"]], [["!", "strncasecmp", "char *", "\"ALL\"", "3"]], [["char *", "0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522 Protocol unsupported, use (1)\""]</text:p>
          </table:table-cell>
          <table:table-cell office:value-type="float" office:value="22" calcext:value-type="float">
            <text:p>2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FAILURE , "500-Error: Unable to bind data socket.\r\n425 %s" , strerror ( errno ) )</text:p>
          </table:table-cell>
          <table:table-cell office:value-type="string" calcext:value-type="string">
            <text:p>426:2:11457:11557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True", [3214, "True", "bind ( pasvsock , ( struct sockaddr * ) &amp; sa , sizeof ( sa ) ) == - 1", "Condition"]], ["True", [3322, "True", "! strncasecmp ( params , \"ALL\" , 3 )", "Condition"]], ["True", [3335, "True", "params [ 0 ]", "Condition"]], ["True", [3288, "True", "af != 1", "Condition"]], ["True", [3335, "True", "params [ 0 ]", "Condition"]], ["False", [3303, "True", "sscanf ( params , \"%i\" , &amp; af ) &lt; 1", "Condition"]], ["False", [3322, "True", "! strncasecmp ( params , \"ALL\" , 3 )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bind", "pasvsock", "&amp;", "sa", "-", "1", "=="]], [["!", "strncasecmp", "char *", "\"ALL\"", "3"]], [["char *", "0"]], [["int", "1", "!="]], [["char *", "0"]], [["sscanf", "char *", "\"%i\"", "&amp;", "af", "1", "&lt;"]], [["!", "strncasecmp", "char *", "\"ALL\"", "3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500-Error: Unable to bind data socket.\\r\\n425 %s\""]</text:p>
          </table:table-cell>
          <table:table-cell office:value-type="float" office:value="21" calcext:value-type="float">
            <text:p>2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FAILURE , "425-Error: Unable to bind data socket.\r\n425 %s" , strerror ( errno ) )</text:p>
          </table:table-cell>
          <table:table-cell office:value-type="string" calcext:value-type="string">
            <text:p>348:12:8964:9059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True", [2947, "True", "bind ( pasvsock , ( struct sockaddr * ) &amp; sa , sizeof ( sa ) ) == - 1", "Condition"]], ["True", [2974, "True", "! config_getoption ( \"PASSIVE_PORTS\" ) || ! strlen ( config_getoption ( \"PASSIVE_PORTS\" ) )", "Condition"]], ["False", [3036, "True", "epsvall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bind", "pasvsock", "&amp;", "sa", "-", "1", "=="]], [["!", "config_getoption", "\"PASSIVE_PORTS\"", "!", "strlen", "config_getoption", "\"PASSIVE_PORTS\"", "||"]], [["epsvall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425-Error: Unable to bind data socket.\\r\\n425 %s\""]</text:p>
          </table:table-cell>
          <table:table-cell office:value-type="float" office:value="20" calcext:value-type="float">
            <text:p>2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FAILURE , "425 Error: Unable to bind data socket." )</text:p>
          </table:table-cell>
          <table:table-cell office:value-type="string" calcext:value-type="string">
            <text:p>369:12:9641:9709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True", [2835, "True", "! success", "Condition"]], ["False", [2974, "True", "! config_getoption ( \"PASSIVE_PORTS\" ) || ! strlen ( config_getoption ( \"PASSIVE_PORTS\" ) )", "Condition"]], ["False", [3036, "True", "epsvall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!", "int"]], [["!", "config_getoption", "\"PASSIVE_PORTS\"", "!", "strlen", "config_getoption", "\"PASSIVE_PORTS\"", "||"]], [["epsvall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425 Error: Unable to bind data socket.\""]</text:p>
          </table:table-cell>
          <table:table-cell office:value-type="float" office:value="19" calcext:value-type="float">
            <text:p>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FAILURE , "500 Syntax error." )</text:p>
          </table:table-cell>
          <table:table-cell office:value-type="string" calcext:value-type="string">
            <text:p>308:8:7761:7808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True", [2502, "True", "sscanf ( params , foo , &amp; af , addr , &amp; port ) &lt; 3", "Condition"]], ["False", [2560, "True", "strlen ( params ) &lt; 5", "Condition"]], ["False", [2581, "True", "epsvall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sscanf", "char *", "char [ 20 ]", "&amp;", "af", "char [ 51 ]", "&amp;", "port", "3", "&lt;"]], [["strlen", "char *", "5", "&lt;"]], [["epsvall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500 Syntax error.\""]</text:p>
          </table:table-cell>
          <table:table-cell office:value-type="float" office:value="18" calcext:value-type="float">
            <text:p>1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FAILURE , "522 Protocol unsupported, use (1)" )</text:p>
          </table:table-cell>
          <table:table-cell office:value-type="string" calcext:value-type="string">
            <text:p>312:8:7859:7922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True", [2486, "True", "af != 1", "Condition"]], ["False", [2502, "True", "sscanf ( params , foo , &amp; af , addr , &amp; port ) &lt; 3", "Condition"]], ["False", [2560, "True", "strlen ( params ) &lt; 5", "Condition"]], ["False", [2581, "True", "epsvall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int", "1", "!="]], [["sscanf", "char *", "char [ 20 ]", "&amp;", "af", "char [ 51 ]", "&amp;", "port", "3", "&lt;"]], [["strlen", "char *", "5", "&lt;"]], [["epsvall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522 Protocol unsupported, use (1)\""]</text:p>
          </table:table-cell>
          <table:table-cell office:value-type="float" office:value="17" calcext:value-type="float">
            <text:p>1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SUCCESS , "200 Transfer type changed to ASCII" )</text:p>
          </table:table-cell>
          <table:table-cell office:value-type="string" calcext:value-type="string">
            <text:p>260:8:6179:6243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True", [2126, "True", "( * params == 'A' ) || ( * params == 'a' )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*", "char *", "'A'", "==", "*", "char *", "'a'", "==", "||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200 Transfer type changed to ASCII\""]</text:p>
          </table:table-cell>
          <table:table-cell office:value-type="float" office:value="16" calcext:value-type="float">
            <text:p>1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FAILURE , "425-Unable to accept data connection.\r\n425 %s." , strerror ( errno ) )</text:p>
          </table:table-cell>
          <table:table-cell office:value-type="string" calcext:value-type="string">
            <text:p>147:12:3024:3140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True", [1528, "True", "sock == - 1", "Condition"]], ["True", [1555, "True", "pasv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sock", "-", "1", "=="]], [["pasv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425-Unable to accept data connection.\\r\\n425 %s.\""]</text:p>
          </table:table-cell>
          <table:table-cell office:value-type="float" office:value="15" calcext:value-type="float">
            <text:p>1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FAILURE , "425-Unable to bind data socket.\r\n425 %s." , strerror ( errno ) )</text:p>
          </table:table-cell>
          <table:table-cell office:value-type="string" calcext:value-type="string">
            <text:p>163:3:3580:3674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True", [1400, "True", "bind ( sock , ( struct sockaddr * ) &amp; local , sizeof ( local ) ) &lt; 0", "Condition"]], ["False", [1555, "True", "pasv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bind", "sock", "&amp;", "local", "0", "&lt;"]], [["pasv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425-Unable to bind data socket.\\r\\n425 %s.\""]</text:p>
          </table:table-cell>
          <table:table-cell office:value-type="float" office:value="14" calcext:value-type="float">
            <text:p>1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SUCCESS , "150 %s data connection established." , xfertype == TYPE_BINARY ? "BINARY" : "ASCII" )</text:p>
          </table:table-cell>
          <table:table-cell office:value-type="string" calcext:value-type="string">
            <text:p>176:1:4026:4153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False", [1528, "True", "sock == - 1", "Condition"]], ["False", [1329, "True", "connect ( sock , ( struct sockaddr * ) &amp; sa , sizeof ( sa ) ) == - 1", "Condition"]], ["True", [1555, "True", "pasv", "Condition"]], ["True", [1400, "True", "bind ( sock , ( struct sockaddr * ) &amp; local , sizeof ( local ) ) &lt; 0", "Condition"]], ["False", [1555, "True", "pasv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sock", "-", "1", "=="]], [["connect", "sock", "&amp;", "sa", "-", "1", "=="]], [["pasv"]], [["bind", "sock", "&amp;", "local", "0", "&lt;"]], [["pasv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150 %s data connection established.\"", "\"BINARY\"", "\"ASCII\""]</text:p>
          </table:table-cell>
          <table:table-cell office:value-type="float" office:value="13" calcext:value-type="float">
            <text:p>1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ftpd_log ( "Exiting, becasue we have no way to authorize clients.\n" )</text:p>
          </table:table-cell>
          <table:table-cell office:value-type="string" calcext:value-type="string">
            <text:p>324:11:8084:8152</text:p>
          </table:table-cell>
          <table:table-cell office:value-type="string" calcext:value-type="string">
            <text:p>/data/download/bftpd/bftpd/main.c</text:p>
          </table:table-cell>
          <table:table-cell office:value-type="string" calcext:value-type="string">
            <text:p>[["True", [19048, "True", "! file_auth_option [ 0 ]", "Condition"]], ["False", [19571, "True", "fork ( )", "Condition"]], ["False", [19594, "True", "daemonmode == 1", "Condition"]], ["False", [19604, "True", "daemonmode", "Condition"]], ["True", [19594, "True", "daemonmode == 1", "Condition"]], ["True", [19604, "True", "daemonmode", "Condition"]], ["False", [19668, "True", "( ( retval = getopt ( argc , argv , \"c:hdDin\" ) ) ) &gt; - 1", "Condition"]], ["True", [19604, "True", "daemonmode", "Condition"]], ["False", [19668, "True", "( ( retval = getopt ( argc , argv , \"c:hdDin\" ) ) ) &gt; - 1", "Condition"]], ["True", [19666, "True", "retval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!", "char *", "0"]], [["fork"]], [["daemonmode", "1", "=="]], [["daemonmode"]], [["daemonmode", "1", "=="]], [["daemonmode"]], [["retval", "getopt", "int", "char * *", "\"c:hdDin\"", "=", "-", "1", "&gt;"]], [["daemonmode"]], [["retval", "getopt", "int", "char * *", "\"c:hdDin\"", "=", "-", "1", "&gt;"]], [["int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Exiting, becasue we have no way to authorize clients.\\n\""]</text:p>
          </table:table-cell>
          <table:table-cell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ftpd_log ( "Caught HUP signal. Re-reading config file.\n" )</text:p>
          </table:table-cell>
          <table:table-cell office:value-type="string" calcext:value-type="string">
            <text:p>126:3:2496:2553</text:p>
          </table:table-cell>
          <table:table-cell office:value-type="string" calcext:value-type="string">
            <text:p>/data/download/bftpd/bftpd/main.c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"", [18028, "True", "int sig", "Parameter"]], ["", [18054, "True", "ENTRY", "CFGEntryNode"]]]</text:p>
          </table:table-cell>
          <table:table-cell office:value-type="string" calcext:value-type="string">
            <text:p>[[["int"]], [["ENTRY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Caught HUP signal. Re-reading config file.\\n\""]</text:p>
          </table:table-cell>
          <table:table-cell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ftpd_log ( "Quitting.\n" )</text:p>
          </table:table-cell>
          <table:table-cell office:value-type="string" calcext:value-type="string">
            <text:p>102:1:2171:2195</text:p>
          </table:table-cell>
          <table:table-cell office:value-type="string" calcext:value-type="string">
            <text:p>/data/download/bftpd/bftpd/main.c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"", [17989, "True", "config_end ( )", "ExpressionStatement"]], ["", [17995, "True", "fclose ( groupfile )", "ExpressionStatement"]], ["", [18005, "True", "fclose ( passwdfile )", "ExpressionStatement"]], ["", [18005, "True", "fclose ( passwdfile )", "ExpressionStatement"]], ["", [18014, "True", "Force_Update_Sent_Recv_Log ( )", "ExpressionStatement"]]]</text:p>
          </table:table-cell>
          <table:table-cell office:value-type="string" calcext:value-type="string">
            <text:p>[[["config_end"]], [["fclose", "groupfile"]], [["fclose", "passwdfile"]], [["fclose", "passwdfile"]], [["Force_Update_Sent_Recv_Log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Quitting.\\n\""]</text:p>
          </table:table-cell>
          <table:table-cell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ftpd_log ( "Login as user '%s' failed: Server disabled.\n" , user )</text:p>
          </table:table-cell>
          <table:table-cell office:value-type="string" calcext:value-type="string">
            <text:p>245:3:5745:5809</text:p>
          </table:table-cell>
          <table:table-cell office:value-type="string" calcext:value-type="string">
            <text:p>/data/download/bftpd/bftpd/login.c</text:p>
          </table:table-cell>
          <table:table-cell office:value-type="string" calcext:value-type="string">
            <text:p>[["True", [16581, "True", "foo [ 0 ] != '\\0'", "Condition"]], ["True", [16587, "True", "strncasecmp ( foo = config_getoption ( \"DENY_LOGIN\" ) , \"no\" , 2 )", "Condition"]], ["True", [16641, "True", "! home_directory", "Condition"]], ["True", [16630, "True", "! strcasecmp ( anonymous , \"yes\" )", "Condition"]], ["True", [16703, "True", "! strcasecmp ( anonymous , \"yes\" )", "Condition"]], ["True", [16685, "True", "! getpwnam ( user )", "Condition"]], ["False", [16723, "True", "! file_auth [ 0 ]", "Condition"]], ["True", [16641, "True", "! home_directory", "Condition"]], ["True", [16723, "True", "! file_auth [ 0 ]", "Condition"]], ["False", [16703, "True", "! strcasecmp ( anonymous , \"yes\" )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char *", "0", "'\\0'", "!="]], [["strncasecmp", "foo", "config_getoption", "\"DENY_LOGIN\"", "=", "\"no\"", "2"]], [["!", "char *"]], [["!", "strcasecmp", "char *", "\"yes\""]], [["!", "strcasecmp", "char *", "\"yes\""]], [["!", "getpwnam", "user"]], [["!", "char *", "0"]], [["!", "char *"]], [["!", "char *", "0"]], [["!", "strcasecmp", "char *", "\"yes\"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Login as user '%s' failed: Server disabled.\\n\""]</text:p>
          </table:table-cell>
          <table:table-cell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ftpd_logwtmp ( 0 )</text:p>
          </table:table-cell>
          <table:table-cell office:value-type="string" calcext:value-type="string">
            <text:p>156:3:3252:3268</text:p>
          </table:table-cell>
          <table:table-cell office:value-type="string" calcext:value-type="string">
            <text:p>/data/download/bftpd/bftpd/login.c</text:p>
          </table:table-cell>
          <table:table-cell office:value-type="string" calcext:value-type="string">
            <text:p>[["True", [15347, "True", "state &gt;= STATE_AUTHENTICATED", "Condition"]], ["True", [15351, "True", "wtmp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state", "STATE_AUTHENTICATED", "&gt;="]], [["wtmp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0"]</text:p>
          </table:table-cell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ftpd_log ( "Warning: Unable to open %s.\n" , _PATH_WTMP )</text:p>
          </table:table-cell>
          <table:table-cell office:value-type="string" calcext:value-type="string">
            <text:p>119:3:2520:2574</text:p>
          </table:table-cell>
          <table:table-cell office:value-type="string" calcext:value-type="string">
            <text:p>/data/download/bftpd/bftpd/login.c</text:p>
          </table:table-cell>
          <table:table-cell office:value-type="string" calcext:value-type="string">
            <text:p>[["True", [15111, "True", "! ( ( wtmp = fopen ( _PATH_WTMP , \"a\" ) ) )", "Condition"]], ["True", [15124, "True", "strcasecmp ( config_getoption ( \"LOG_WTMP\" ) , \"no\" )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!", "wtmp", "fopen", "_PATH_WTMP", "\"a\"", "="]], [["strcasecmp", "config_getoption", "\"LOG_WTMP\"", "\"no\"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Warning: Unable to open %s.\\n\""]</text:p>
          </table:table-cell>
          <table:table-cell office:value-type="float" office:value="7" calcext:value-type="float">
            <text:p>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ftpd_log ( "Administrative login SUCCESSFUL\n" )</text:p>
          </table:table-cell>
          <table:table-cell office:value-type="string" calcext:value-type="string">
            <text:p>53:4:1236:1282</text:p>
          </table:table-cell>
          <table:table-cell office:value-type="string" calcext:value-type="string">
            <text:p>/data/download/bftpd/bftpd/commands_admin.c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"", [10799, "True", "control_printf ( SL_SUCCESS , \"230 Administrative login successful.\" )", "ExpressionStatement"]], ["", [10808, "True", "signal ( SIGALRM , SIG_IGN )", "ExpressionStatement"]], ["", [10818, "True", "loginfailed ( )", "ExpressionStatement"]], ["", [10830, "True", "init_userinfo ( )", "ExpressionStatement"]]]</text:p>
          </table:table-cell>
          <table:table-cell office:value-type="string" calcext:value-type="string">
            <text:p>[[["control_printf", "SL_SUCCESS", "\"230 Administrative login successful.\""]], [["signal", "SIGALRM", "SIG_IGN"]], [["loginfailed"]], [["init_userinfo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Administrative login SUCCESSFUL\\n\""]</text:p>
          </table:table-cell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ftpd_log ( "Administrative login FAILED\n" )</text:p>
          </table:table-cell>
          <table:table-cell office:value-type="string" calcext:value-type="string">
            <text:p>29:4:507:549</text:p>
          </table:table-cell>
          <table:table-cell office:value-type="string" calcext:value-type="string">
            <text:p>/data/download/bftpd/bftpd/commands_admin.c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"", [10743, "True", "control_printf ( SL_FAILURE , \"421 Login incorrect.\" )", "ExpressionStatement"]], ["", [10752, "True", "ENTRY", "CFGEntryNode"]]]</text:p>
          </table:table-cell>
          <table:table-cell office:value-type="string" calcext:value-type="string">
            <text:p>[[["control_printf", "SL_FAILURE", "\"421 Login incorrect.\""]], [["ENTRY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Administrative login FAILED\\n\""]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ftpd_log ( "Error trying to run script: %s\n" , script )</text:p>
          </table:table-cell>
          <table:table-cell office:value-type="string" calcext:value-type="string">
            <text:p>1902:6:57066:57119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True", [10471, "True", "process_id == 0", "Condition"]], ["False", [10506, "True", "process_id &lt; 0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pid_t", "0", "=="]], [["pid_t", "0", "&lt;"]]]</text:p>
          </table:table-cell>
          <table:table-cell office:value-type="string" calcext:value-type="string">
            <text:p>[[["char *"], "char *"]]</text:p>
          </table:table-cell>
          <table:table-cell office:value-type="string" calcext:value-type="string">
            <text:p>["\"Error trying to run script: %s\\n\""]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ftpd_log ( "Client is storing file '%s'.\n" , filename )</text:p>
          </table:table-cell>
          <table:table-cell office:value-type="string" calcext:value-type="string">
            <text:p>637:1:17986:18039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False", [4457, "True", "! my_zip_file", "Condition"]], ["False", [4487, "True", "attempt_gzip", "Condition"]], ["False", [4487, "True", "attempt_gzip", "Condition"]], ["False", [4571, "True", "! attempt_gzip", "Condition"]], ["False", [4552, "True", "fd == - 1", "Condition"]], ["False", [4571, "True", "! attempt_gzip", "Condition"]], ["False", [4552, "True", "fd == - 1", "Condition"]], ["False", [4635, "True", "fd &gt;= 0", "Condition"]], ["False", [4612, "True", "! strcasecmp ( config_getoption ( \"ALLOWCOMMAND_DELE\" ) , \"no\" )", "Condition"]], ["True", [4571, "True", "! attempt_gzip", "Condition"]], ["False", [4635, "True", "fd &gt;= 0", "Condition"]], ["False", [4612, "True", "! strcasecmp ( config_getoption ( \"ALLOWCOMMAND_DELE\" ) , \"no\" )", "Condition"]], ["True", [4571, "True", "! attempt_gzip", "Condition"]], ["True", [4635, "True", "fd &gt;= 0", "Condition"]], ["False", [4635, "True", "fd &gt;= 0", "Condition"]], ["False", [4612, "True", "! strcasecmp ( config_getoption ( \"ALLOWCOMMAND_DELE\" ) , \"no\" )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!", "gzFile"]], [["int"]], [["int"]], [["!", "int"]], [["int", "-", "1", "=="]], [["!", "int"]], [["int", "-", "1", "=="]], [["int", "0", "&gt;="]], [["!", "strcasecmp", "config_getoption", "\"ALLOWCOMMAND_DELE\"", "\"no\""]], [["!", "int"]], [["int", "0", "&gt;="]], [["!", "strcasecmp", "config_getoption", "\"ALLOWCOMMAND_DELE\"", "\"no\""]], [["!", "int"]], [["int", "0", "&gt;="]], [["int", "0", "&gt;="]], [["!", "strcasecmp", "config_getoption", "\"ALLOWCOMMAND_DELE\"", "\"no\""]]]</text:p>
          </table:table-cell>
          <table:table-cell office:value-type="string" calcext:value-type="string">
            <text:p>[[["char *"], "char *"]]</text:p>
          </table:table-cell>
          <table:table-cell office:value-type="string" calcext:value-type="string">
            <text:p>["\"Client is storing file '%s'.\\n\""]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ftpd_log ( "Passive mode: Successfully bound port %d\n" , port )</text:p>
          </table:table-cell>
          <table:table-cell office:value-type="string" calcext:value-type="string">
            <text:p>363:16:9464:9525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True", [2857, "True", "bind ( pasvsock , ( struct sockaddr * ) &amp; sa , sizeof ( sa ) ) == 0", "Condition"]], ["False", [2889, "True", "port &lt; 0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bind", "pasvsock", "&amp;", "sa", "0", "=="]], [["int", "0", "&lt;"]]]</text:p>
          </table:table-cell>
          <table:table-cell office:value-type="string" calcext:value-type="string">
            <text:p>[[["int", "int_from_list", "config_getoption", "\"PASSIVE_PORTS\"", "int", "="], "int"]]</text:p>
          </table:table-cell>
          <table:table-cell office:value-type="string" calcext:value-type="string">
            <text:p>["\"Passive mode: Successfully bound port %d\\n\""]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ftpd_log ( "Error with umask value. Setting to 022.\n" , 0 )</text:p>
          </table:table-cell>
          <table:table-cell office:value-type="string" calcext:value-type="string">
            <text:p>106:11:2047:2104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False", [1092, "True", "get_um &lt;= INT_MAX", "Condition"]], ["False", [1113, "True", "! foo [ 0 ]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unsigned long", "INT_MAX", "&lt;="]], [["!", "char *", "0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Error with umask value. Setting to 022.\\n\"", "0"]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ftpd_log ( "Could not open log file %s.\n" , filename )</text:p>
          </table:table-cell>
          <table:table-cell office:value-type="string" calcext:value-type="string">
            <text:p>57:8:1212:1264</text:p>
          </table:table-cell>
          <table:table-cell office:value-type="string" calcext:value-type="string">
            <text:p>/data/download/bftpd/bftpd/bftpdutmp.c</text:p>
          </table:table-cell>
          <table:table-cell office:value-type="string" calcext:value-type="string">
            <text:p>[["True", [135, "True", "! ( bftpdutmp = fopen ( filename , \"r+\" ) )", "Condition"]], ["False", [178, "True", "( ! strcasecmp ( filename , \"none\" ) ) || ( ! filename [ 0 ] )", "Condition"]], ["False", [197, "True", "! filename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!", "bftpdutmp", "fopen", "char *", "\"r+\"", "="]], [["!", "strcasecmp", "char *", "\"none\"", "!", "char *", "0", "||"]], [["!", "char *"]]]</text:p>
          </table:table-cell>
          <table:table-cell office:value-type="string" calcext:value-type="string">
            <text:p>[[["char *", "char *", "strdup", "config_getoption", "\"PATH_BFTPDUTMP\"", "="], "char *"]]</text:p>
          </table:table-cell>
          <table:table-cell office:value-type="string" calcext:value-type="string">
            <text:p>["\"Could not open log file %s.\\n\""]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</table:table>
      <table:named-expressions/>
      <table:database-ranges>
        <table:database-range table:name="__Anonymous_Sheet_DB__0" table:target-range-address="cluster_log_info_bftpd_bftpd.A1:cluster_log_info_bftpd_bftpd.I246">
          <table:sort>
            <table:sort-by table:field-number="8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8T10:26:37.585894119</dc:date>
    <meta:editing-duration>PT15H59M5S</meta:editing-duration>
    <meta:editing-cycles>3</meta:editing-cycles>
    <meta:generator>LibreOffice/5.0.3.2$Linux_X86_64 LibreOffice_project/00m0$Build-2</meta:generator>
    <meta:document-statistic meta:table-count="1" meta:cell-count="2214" meta:object-count="0"/>
  </office:meta>
</office:document-meta>
</file>